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86in" fo:margin-left="0in" fo:margin-right="-0.0035in" table:align="margins"/>
    </style:style>
    <style:style style:name="Table1.A" style:family="table-column">
      <style:table-column-properties style:column-width="0.9021in" style:rel-column-width="8828*"/>
    </style:style>
    <style:style style:name="Table1.B" style:family="table-column">
      <style:table-column-properties style:column-width="5.7965in" style:rel-column-width="5670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7" style:family="table">
      <style:table-properties style:width="6.6951in" table:align="margins"/>
    </style:style>
    <style:style style:name="Table27.A" style:family="table-column">
      <style:table-column-properties style:column-width="6.6951in" style:rel-column-width="65535*"/>
    </style:style>
    <style:style style:name="Table27.A1" style:family="table-cell">
      <style:table-cell-properties fo:padding="0.0382in" fo:border="0.0007in solid #000000"/>
    </style:style>
    <style:style style:name="Table28" style:family="table">
      <style:table-properties style:width="6.6951in" table:align="margins"/>
    </style:style>
    <style:style style:name="Table28.A" style:family="table-column">
      <style:table-column-properties style:column-width="6.6951in" style:rel-column-width="65535*"/>
    </style:style>
    <style:style style:name="Table28.A1" style:family="table-cell">
      <style:table-cell-properties fo:padding="0.0382in" fo:border="0.0007in solid #000000"/>
    </style:style>
    <style:style style:name="Table2" style:family="table">
      <style:table-properties style:width="6.6986in" fo:margin-left="0in" fo:margin-right="-0.0035in" table:align="margins"/>
    </style:style>
    <style:style style:name="Table2.A" style:family="table-column">
      <style:table-column-properties style:column-width="0.8646in" style:rel-column-width="8461*"/>
    </style:style>
    <style:style style:name="Table2.B" style:family="table-column">
      <style:table-column-properties style:column-width="5.834in" style:rel-column-width="57074*"/>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86in" fo:margin-left="0in" fo:margin-right="-0.0035in" table:align="margins"/>
    </style:style>
    <style:style style:name="Table3.A" style:family="table-column">
      <style:table-column-properties style:column-width="1.0507in" style:rel-column-width="10282*"/>
    </style:style>
    <style:style style:name="Table3.B" style:family="table-column">
      <style:table-column-properties style:column-width="5.6479in" style:rel-column-width="55253*"/>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86in" fo:margin-left="0in" fo:margin-right="-0.0035in" table:align="margins"/>
    </style:style>
    <style:style style:name="Table4.A" style:family="table-column">
      <style:table-column-properties style:column-width="0.7625in" style:rel-column-width="7462*"/>
    </style:style>
    <style:style style:name="Table4.B" style:family="table-column">
      <style:table-column-properties style:column-width="5.9361in" style:rel-column-width="58073*"/>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65in" fo:margin-left="0in" fo:margin-right="-0.0014in" table:align="margins"/>
    </style:style>
    <style:style style:name="Table5.A" style:family="table-column">
      <style:table-column-properties style:column-width="0.8556in" style:rel-column-width="8372*"/>
    </style:style>
    <style:style style:name="Table5.B" style:family="table-column">
      <style:table-column-properties style:column-width="5.841in" style:rel-column-width="57163*"/>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86in" fo:margin-left="0in" fo:margin-right="-0.0035in" table:align="margins"/>
    </style:style>
    <style:style style:name="Table6.A" style:family="table-column">
      <style:table-column-properties style:column-width="0.8653in" style:rel-column-width="8465*"/>
    </style:style>
    <style:style style:name="Table6.B" style:family="table-column">
      <style:table-column-properties style:column-width="5.8333in" style:rel-column-width="57070*"/>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6986in" fo:margin-left="0in" fo:margin-right="-0.0035in" table:align="margins"/>
    </style:style>
    <style:style style:name="Table7.A" style:family="table-column">
      <style:table-column-properties style:column-width="0.7625in" style:rel-column-width="7462*"/>
    </style:style>
    <style:style style:name="Table7.B" style:family="table-column">
      <style:table-column-properties style:column-width="5.9361in" style:rel-column-width="58073*"/>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86in" fo:margin-left="0in" fo:margin-right="-0.0035in" table:align="margins"/>
    </style:style>
    <style:style style:name="Table8.A" style:family="table-column">
      <style:table-column-properties style:column-width="1.0042in" style:rel-column-width="9827*"/>
    </style:style>
    <style:style style:name="Table8.B" style:family="table-column">
      <style:table-column-properties style:column-width="5.6944in" style:rel-column-width="55708*"/>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86in" fo:margin-left="0in" fo:margin-right="-0.0035in" table:align="margins"/>
    </style:style>
    <style:style style:name="Table9.A" style:family="table-column">
      <style:table-column-properties style:column-width="0.9764in" style:rel-column-width="9555*"/>
    </style:style>
    <style:style style:name="Table9.B" style:family="table-column">
      <style:table-column-properties style:column-width="5.7222in" style:rel-column-width="55980*"/>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86in" fo:margin-left="0in" fo:margin-right="-0.0035in" table:align="margins"/>
    </style:style>
    <style:style style:name="Table10.A" style:family="table-column">
      <style:table-column-properties style:column-width="1.1625in" style:rel-column-width="11376*"/>
    </style:style>
    <style:style style:name="Table10.B" style:family="table-column">
      <style:table-column-properties style:column-width="5.5361in" style:rel-column-width="54159*"/>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0.0007in solid #000000" fo:border-bottom="0.0007in solid #000000"/>
    </style:style>
    <style:style style:name="Table10.A3" style:family="table-cell">
      <style:table-cell-properties fo:padding="0.0382in" fo:border-left="0.0007in solid #000000" fo:border-right="none" fo:border-top="none" fo:border-bottom="0.0007in solid #000000"/>
    </style:style>
    <style:style style:name="Table10.B3" style:family="table-cell">
      <style:table-cell-properties fo:padding="0.0382in" fo:border-left="0.0007in solid #000000" fo:border-right="0.0007in solid #000000" fo:border-top="none" fo:border-bottom="0.0007in solid #000000"/>
    </style:style>
    <style:style style:name="Table11" style:family="table">
      <style:table-properties style:width="6.6986in" fo:margin-left="0in" fo:margin-right="-0.0035in" table:align="margins"/>
    </style:style>
    <style:style style:name="Table11.A" style:family="table-column">
      <style:table-column-properties style:column-width="1.1625in" style:rel-column-width="11376*"/>
    </style:style>
    <style:style style:name="Table11.B" style:family="table-column">
      <style:table-column-properties style:column-width="5.5361in" style:rel-column-width="54159*"/>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0.0007in solid #000000" fo:border-bottom="0.0007in solid #000000"/>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0.0007in solid #000000" fo:border-right="0.0007in solid #000000" fo:border-top="none" fo:border-bottom="0.0007in solid #000000"/>
    </style:style>
    <style:style style:name="Table12" style:family="table">
      <style:table-properties style:width="6.6986in" fo:margin-left="0in" fo:margin-right="-0.0035in" table:align="margins"/>
    </style:style>
    <style:style style:name="Table12.A" style:family="table-column">
      <style:table-column-properties style:column-width="0.6514in" style:rel-column-width="6374*"/>
    </style:style>
    <style:style style:name="Table12.B" style:family="table-column">
      <style:table-column-properties style:column-width="6.0472in" style:rel-column-width="59161*"/>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86in" fo:margin-left="0in" fo:margin-right="-0.0035in" table:align="margins"/>
    </style:style>
    <style:style style:name="Table13.A" style:family="table-column">
      <style:table-column-properties style:column-width="0.809in" style:rel-column-width="7917*"/>
    </style:style>
    <style:style style:name="Table13.B" style:family="table-column">
      <style:table-column-properties style:column-width="5.8896in" style:rel-column-width="57618*"/>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6986in" fo:margin-left="0in" fo:margin-right="-0.0035in" table:align="margins"/>
    </style:style>
    <style:style style:name="Table14.A" style:family="table-column">
      <style:table-column-properties style:column-width="0.8465in" style:rel-column-width="8284*"/>
    </style:style>
    <style:style style:name="Table14.B" style:family="table-column">
      <style:table-column-properties style:column-width="5.8521in" style:rel-column-width="57251*"/>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6986in" fo:margin-left="0in" fo:margin-right="-0.0035in" table:align="margins"/>
    </style:style>
    <style:style style:name="Table15.A" style:family="table-column">
      <style:table-column-properties style:column-width="1.2813in" style:rel-column-width="1845*"/>
    </style:style>
    <style:style style:name="Table15.B" style:family="table-column">
      <style:table-column-properties style:column-width="5.4174in" style:rel-column-width="7801*"/>
    </style:style>
    <style:style style:name="Table15.A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6986in" fo:margin-left="0in" fo:margin-right="-0.0035in" table:align="margins"/>
    </style:style>
    <style:style style:name="Table16.A" style:family="table-column">
      <style:table-column-properties style:column-width="1.2667in" style:rel-column-width="1824*"/>
    </style:style>
    <style:style style:name="Table16.B" style:family="table-column">
      <style:table-column-properties style:column-width="5.4319in" style:rel-column-width="7822*"/>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9" style:family="table">
      <style:table-properties style:width="6.6986in" fo:margin-left="0in" fo:margin-right="-0.0035in" table:align="margins"/>
    </style:style>
    <style:style style:name="Table19.A" style:family="table-column">
      <style:table-column-properties style:column-width="1.0792in" style:rel-column-width="10561*"/>
    </style:style>
    <style:style style:name="Table19.B" style:family="table-column">
      <style:table-column-properties style:column-width="5.6194in" style:rel-column-width="54974*"/>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6986in" fo:margin-left="0in" fo:margin-right="-0.0035in" table:align="margins"/>
    </style:style>
    <style:style style:name="Table20.A" style:family="table-column">
      <style:table-column-properties style:column-width="6.6986in" style:rel-column-width="65535*"/>
    </style:style>
    <style:style style:name="Table20.A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9" style:family="table">
      <style:table-properties style:width="6.6951in" table:align="margins"/>
    </style:style>
    <style:style style:name="Table29.A" style:family="table-column">
      <style:table-column-properties style:column-width="0.8188in" style:rel-column-width="8014*"/>
    </style:style>
    <style:style style:name="Table29.B" style:family="table-column">
      <style:table-column-properties style:column-width="5.8764in" style:rel-column-width="57521*"/>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7" style:family="table">
      <style:table-properties style:width="6.6986in" fo:margin-left="0in" fo:margin-right="-0.0035in" table:align="margins"/>
    </style:style>
    <style:style style:name="Table17.A" style:family="table-column">
      <style:table-column-properties style:column-width="1.1069in" style:rel-column-width="10833*"/>
    </style:style>
    <style:style style:name="Table17.B" style:family="table-column">
      <style:table-column-properties style:column-width="0.9674in" style:rel-column-width="9466*"/>
    </style:style>
    <style:style style:name="Table17.C" style:family="table-column">
      <style:table-column-properties style:column-width="4.6236in" style:rel-column-width="45236*"/>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8" style:family="table">
      <style:table-properties style:width="6.6986in" fo:margin-left="0in" fo:margin-right="-0.0035in" table:align="margins"/>
    </style:style>
    <style:style style:name="Table18.A" style:family="table-column">
      <style:table-column-properties style:column-width="1.1069in" style:rel-column-width="10833*"/>
    </style:style>
    <style:style style:name="Table18.B" style:family="table-column">
      <style:table-column-properties style:column-width="0.9674in" style:rel-column-width="9466*"/>
    </style:style>
    <style:style style:name="Table18.C" style:family="table-column">
      <style:table-column-properties style:column-width="4.6236in" style:rel-column-width="45236*"/>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B5" style:family="table-cell" style:data-style-name="N60">
      <style:table-cell-properties fo:padding="0.0382in" fo:border-left="0.0007in solid #000000" fo:border-right="none" fo:border-top="none" fo:border-bottom="0.0007in solid #000000"/>
    </style:style>
    <style:style style:name="Table30" style:family="table">
      <style:table-properties style:width="6.6986in" fo:margin-left="0in" fo:margin-right="-0.0035in" table:align="margins"/>
    </style:style>
    <style:style style:name="Table30.A" style:family="table-column">
      <style:table-column-properties style:column-width="0.5583in" style:rel-column-width="5464*"/>
    </style:style>
    <style:style style:name="Table30.B" style:family="table-column">
      <style:table-column-properties style:column-width="6.1403in" style:rel-column-width="60071*"/>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none" fo:border-top="0.0007in solid #000000" fo:border-bottom="0.0007in solid #000000"/>
    </style:style>
    <style:style style:name="Table30.A3" style:family="table-cell">
      <style:table-cell-properties fo:padding="0.0382in" fo:border-left="0.0007in solid #000000" fo:border-right="none" fo:border-top="none" fo:border-bottom="0.0007in solid #000000"/>
    </style:style>
    <style:style style:name="Table30.B3" style:family="table-cell">
      <style:table-cell-properties fo:padding="0.0382in" fo:border-left="0.0007in solid #000000" fo:border-right="0.0007in solid #000000" fo:border-top="none" fo:border-bottom="0.0007in solid #000000"/>
    </style:style>
    <style:style style:name="Table21" style:family="table">
      <style:table-properties style:width="6.6986in" fo:margin-left="0in" fo:margin-right="-0.0035in" table:align="margins"/>
    </style:style>
    <style:style style:name="Table21.A" style:family="table-column">
      <style:table-column-properties style:column-width="0.5583in" style:rel-column-width="5464*"/>
    </style:style>
    <style:style style:name="Table21.B" style:family="table-column">
      <style:table-column-properties style:column-width="6.1403in" style:rel-column-width="60071*"/>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86in" fo:margin-left="0in" fo:margin-right="-0.0035in" table:align="margins"/>
    </style:style>
    <style:style style:name="Table22.A" style:family="table-column">
      <style:table-column-properties style:column-width="0.716in" style:rel-column-width="7006*"/>
    </style:style>
    <style:style style:name="Table22.B" style:family="table-column">
      <style:table-column-properties style:column-width="5.9826in" style:rel-column-width="58529*"/>
    </style:style>
    <style:style style:name="Table22.A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6986in" fo:margin-left="0in" fo:margin-right="-0.0035in" table:align="margins"/>
    </style:style>
    <style:style style:name="Table23.A" style:family="table-column">
      <style:table-column-properties style:column-width="0.7813in" style:rel-column-width="7645*"/>
    </style:style>
    <style:style style:name="Table23.B" style:family="table-column">
      <style:table-column-properties style:column-width="5.9174in" style:rel-column-width="57890*"/>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6986in" fo:margin-left="0in" fo:margin-right="-0.0035in" table:align="margins"/>
    </style:style>
    <style:style style:name="Table24.A" style:family="table-column">
      <style:table-column-properties style:column-width="0.8368in" style:rel-column-width="8189*"/>
    </style:style>
    <style:style style:name="Table24.B" style:family="table-column">
      <style:table-column-properties style:column-width="5.8618in" style:rel-column-width="57346*"/>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86in" fo:margin-left="0in" fo:margin-right="-0.0035in" table:align="margins"/>
    </style:style>
    <style:style style:name="Table25.A" style:family="table-column">
      <style:table-column-properties style:column-width="0.6229in" style:rel-column-width="6096*"/>
    </style:style>
    <style:style style:name="Table25.B" style:family="table-column">
      <style:table-column-properties style:column-width="6.0757in" style:rel-column-width="59439*"/>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86in" fo:margin-left="0in" fo:margin-right="-0.0035in" table:align="margins"/>
    </style:style>
    <style:style style:name="Table26.A" style:family="table-column">
      <style:table-column-properties style:column-width="0.6229in" style:rel-column-width="6096*"/>
    </style:style>
    <style:style style:name="Table26.B" style:family="table-column">
      <style:table-column-properties style:column-width="6.0757in" style:rel-column-width="59439*"/>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style:font-name="LMMono10" fo:font-weight="normal" officeooo:rsid="0014003c" officeooo:paragraph-rsid="005bebc0" style:font-weight-asian="normal" style:font-weight-complex="normal"/>
    </style:style>
    <style:style style:name="P4" style:family="paragraph" style:parent-style-name="Standard">
      <style:text-properties style:font-name="LMMono10" fo:font-weight="normal" officeooo:rsid="0014003c" officeooo:paragraph-rsid="005d24ed" style:font-weight-asian="normal" style:font-weight-complex="normal"/>
    </style:style>
    <style:style style:name="P5" style:family="paragraph" style:parent-style-name="Standard">
      <style:text-properties style:font-name="LMMono10" fo:font-weight="normal" officeooo:paragraph-rsid="004a9ec9" style:font-weight-asian="normal" style:font-weight-complex="normal"/>
    </style:style>
    <style:style style:name="P6" style:family="paragraph" style:parent-style-name="Standard">
      <style:text-properties style:font-name="LMMono10" fo:font-weight="normal" officeooo:paragraph-rsid="005a32df" style:font-weight-asian="normal" style:font-weight-complex="normal"/>
    </style:style>
    <style:style style:name="P7" style:family="paragraph" style:parent-style-name="Standard">
      <style:text-properties style:font-name="LMMono10" fo:font-weight="normal" officeooo:paragraph-rsid="005bebc0" style:font-weight-asian="normal" style:font-weight-complex="normal"/>
    </style:style>
    <style:style style:name="P8" style:family="paragraph" style:parent-style-name="Standard">
      <style:text-properties style:font-name="LMMono10" fo:font-weight="normal" officeooo:rsid="0060728c" officeooo:paragraph-rsid="0060728c" style:font-weight-asian="normal" style:font-weight-complex="normal"/>
    </style:style>
    <style:style style:name="P9" style:family="paragraph" style:parent-style-name="Standard">
      <style:text-properties style:font-name="LMMono10" fo:font-weight="normal" officeooo:paragraph-rsid="0053f690" style:font-weight-asian="normal" style:font-weight-complex="normal"/>
    </style:style>
    <style:style style:name="P10" style:family="paragraph" style:parent-style-name="Standard">
      <style:text-properties style:font-name="LMMono10" fo:font-style="italic" fo:font-weight="normal" officeooo:rsid="005bebc0" officeooo:paragraph-rsid="005bebc0" style:font-style-asian="italic" style:font-weight-asian="normal" style:font-style-complex="italic" style:font-weight-complex="normal"/>
    </style:style>
    <style:style style:name="P11" style:family="paragraph" style:parent-style-name="Standard">
      <style:text-properties style:font-name="LMMono10" fo:font-style="italic" fo:font-weight="normal" officeooo:rsid="005d24ed" officeooo:paragraph-rsid="005d24ed" style:font-style-asian="italic" style:font-weight-asian="normal" style:font-style-complex="italic" style:font-weight-complex="normal"/>
    </style:style>
    <style:style style:name="P12" style:family="paragraph" style:parent-style-name="Standard">
      <style:text-properties style:font-name="LMMono10" fo:font-style="italic" fo:font-weight="normal" officeooo:rsid="0060aa29" officeooo:paragraph-rsid="0060aa29" style:font-style-asian="italic" style:font-weight-asian="normal" style:font-style-complex="italic" style:font-weight-complex="normal"/>
    </style:style>
    <style:style style:name="P13" style:family="paragraph" style:parent-style-name="Standard">
      <style:text-properties style:font-name="LMMono10" fo:font-size="10pt" fo:font-weight="normal" officeooo:paragraph-rsid="0014003c" style:font-size-asian="10pt" style:font-weight-asian="normal" style:font-size-complex="10pt" style:font-weight-complex="normal"/>
    </style:style>
    <style:style style:name="P14" style:family="paragraph" style:parent-style-name="Standard">
      <style:text-properties style:font-name="LMMono10" fo:font-size="10pt" fo:font-weight="normal" officeooo:paragraph-rsid="0018d1cb"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LMMono10" fo:font-size="10pt" fo:font-weight="normal" officeooo:paragraph-rsid="0018d1cb" style:font-size-asian="10pt" style:font-weight-asian="normal" style:font-size-complex="10pt" style:font-weight-complex="normal"/>
    </style:style>
    <style:style style:name="P16" style:family="paragraph" style:parent-style-name="Standard">
      <style:text-properties style:font-name="LMMono10" fo:font-size="10pt" fo:font-weight="normal" officeooo:paragraph-rsid="00e9539d" style:font-size-asian="10pt" style:font-weight-asian="normal" style:font-size-complex="10pt" style:font-weight-complex="normal"/>
    </style:style>
    <style:style style:name="P17" style:family="paragraph" style:parent-style-name="Standard">
      <style:text-properties style:font-name="LMMono10" fo:font-size="10pt" style:font-size-asian="10pt" style:font-size-complex="10pt"/>
    </style:style>
    <style:style style:name="P18" style:family="paragraph" style:parent-style-name="Standard">
      <style:text-properties style:font-name="LMMono10" fo:font-size="10pt" officeooo:paragraph-rsid="0080f439" style:font-size-asian="10pt" style:font-size-complex="10pt"/>
    </style:style>
    <style:style style:name="P19" style:family="paragraph" style:parent-style-name="Standard">
      <style:text-properties style:font-name="LMMono10" fo:font-size="10pt" officeooo:paragraph-rsid="00913db2" style:font-size-asian="10pt" style:font-size-complex="10pt"/>
    </style:style>
    <style:style style:name="P20" style:family="paragraph" style:parent-style-name="Standard">
      <style:text-properties style:font-name="LMMono10" fo:font-size="10pt" officeooo:rsid="0016f062" style:font-size-asian="10pt" style:font-size-complex="10pt"/>
    </style:style>
    <style:style style:name="P21" style:family="paragraph" style:parent-style-name="Standard">
      <style:text-properties style:font-name="LMMono10" fo:font-size="10pt" fo:font-style="italic" style:font-size-asian="10pt" style:font-style-asian="italic" style:font-size-complex="10pt" style:font-style-complex="italic"/>
    </style:style>
    <style:style style:name="P22" style:family="paragraph" style:parent-style-name="Standard">
      <style:text-properties style:font-name="LMMono10" fo:font-size="10pt" fo:font-style="italic" officeooo:paragraph-rsid="0080f439" style:font-size-asian="10pt" style:font-style-asian="italic" style:font-size-complex="10pt" style:font-style-complex="italic"/>
    </style:style>
    <style:style style:name="P23" style:family="paragraph" style:parent-style-name="Standard">
      <style:text-properties style:font-name="LMMono10" fo:font-size="10pt" fo:font-style="italic" officeooo:rsid="007624b0" officeooo:paragraph-rsid="007624b0" style:font-size-asian="10pt" style:font-style-asian="italic" style:font-size-complex="10pt" style:font-style-complex="italic"/>
    </style:style>
    <style:style style:name="P24" style:family="paragraph" style:parent-style-name="Standard">
      <style:text-properties officeooo:rsid="0016518c" officeooo:paragraph-rsid="00509c9e"/>
    </style:style>
    <style:style style:name="P25" style:family="paragraph" style:parent-style-name="Standard">
      <style:text-properties officeooo:rsid="00509c9e" officeooo:paragraph-rsid="00509c9e"/>
    </style:style>
    <style:style style:name="P26" style:family="paragraph" style:parent-style-name="Standard">
      <style:paragraph-properties fo:text-align="justify" style:justify-single-word="false"/>
      <style:text-properties officeooo:rsid="00558498" officeooo:paragraph-rsid="00558498"/>
    </style:style>
    <style:style style:name="P27" style:family="paragraph" style:parent-style-name="Standard">
      <style:text-properties fo:color="#800000" style:font-name="LMMono10" fo:font-size="10pt" officeooo:paragraph-rsid="0080f439" style:font-size-asian="10pt" style:font-size-complex="10pt"/>
    </style:style>
    <style:style style:name="P28" style:family="paragraph" style:parent-style-name="Standard">
      <style:text-properties fo:color="#800000" style:font-name="LMMono10" fo:font-size="10pt" officeooo:rsid="0080f439" officeooo:paragraph-rsid="0080f439" style:font-size-asian="10pt" style:font-size-complex="10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21b1ab"/>
    </style:style>
    <style:style style:name="P31" style:family="paragraph" style:parent-style-name="Text_20_body">
      <style:paragraph-properties fo:text-align="justify" style:justify-single-word="false"/>
      <style:text-properties officeooo:paragraph-rsid="002352b7"/>
    </style:style>
    <style:style style:name="P32" style:family="paragraph" style:parent-style-name="Text_20_body">
      <style:paragraph-properties fo:text-align="justify" style:justify-single-word="false"/>
      <style:text-properties officeooo:paragraph-rsid="00506649"/>
    </style:style>
    <style:style style:name="P33" style:family="paragraph" style:parent-style-name="Text_20_body">
      <style:paragraph-properties fo:text-align="justify" style:justify-single-word="false"/>
      <style:text-properties officeooo:paragraph-rsid="005a32df"/>
    </style:style>
    <style:style style:name="P34" style:family="paragraph" style:parent-style-name="Text_20_body">
      <style:paragraph-properties fo:text-align="justify" style:justify-single-word="false"/>
      <style:text-properties officeooo:paragraph-rsid="0062ae6e"/>
    </style:style>
    <style:style style:name="P35" style:family="paragraph" style:parent-style-name="Text_20_body">
      <style:paragraph-properties fo:text-align="justify" style:justify-single-word="false"/>
      <style:text-properties officeooo:paragraph-rsid="005fc32d"/>
    </style:style>
    <style:style style:name="P36" style:family="paragraph" style:parent-style-name="Text_20_body">
      <style:paragraph-properties fo:text-align="justify" style:justify-single-word="false"/>
      <style:text-properties officeooo:paragraph-rsid="005d24ed"/>
    </style:style>
    <style:style style:name="P37" style:family="paragraph" style:parent-style-name="Text_20_body">
      <style:paragraph-properties fo:text-align="justify" style:justify-single-word="false"/>
      <style:text-properties officeooo:paragraph-rsid="00644dd8"/>
    </style:style>
    <style:style style:name="P38" style:family="paragraph" style:parent-style-name="Text_20_body">
      <style:paragraph-properties fo:text-align="justify" style:justify-single-word="false"/>
      <style:text-properties officeooo:paragraph-rsid="007bdbd9"/>
    </style:style>
    <style:style style:name="P39" style:family="paragraph" style:parent-style-name="Text_20_body">
      <style:paragraph-properties fo:text-align="justify" style:justify-single-word="false"/>
      <style:text-properties officeooo:paragraph-rsid="007d53af"/>
    </style:style>
    <style:style style:name="P40" style:family="paragraph" style:parent-style-name="Text_20_body">
      <style:paragraph-properties fo:text-align="justify" style:justify-single-word="false"/>
      <style:text-properties officeooo:paragraph-rsid="0080f439"/>
    </style:style>
    <style:style style:name="P41" style:family="paragraph" style:parent-style-name="Text_20_body">
      <style:paragraph-properties fo:text-align="justify" style:justify-single-word="false"/>
      <style:text-properties officeooo:paragraph-rsid="00813a0c"/>
    </style:style>
    <style:style style:name="P42" style:family="paragraph" style:parent-style-name="Text_20_body">
      <style:paragraph-properties fo:text-align="justify" style:justify-single-word="false"/>
      <style:text-properties officeooo:paragraph-rsid="00844576"/>
    </style:style>
    <style:style style:name="P43" style:family="paragraph" style:parent-style-name="Text_20_body">
      <style:paragraph-properties fo:text-align="justify" style:justify-single-word="false"/>
      <style:text-properties officeooo:paragraph-rsid="00974ae1"/>
    </style:style>
    <style:style style:name="P44" style:family="paragraph" style:parent-style-name="Text_20_body">
      <style:paragraph-properties fo:text-align="justify" style:justify-single-word="false"/>
      <style:text-properties officeooo:paragraph-rsid="0097f956"/>
    </style:style>
    <style:style style:name="P45" style:family="paragraph" style:parent-style-name="Text_20_body">
      <style:paragraph-properties fo:text-align="justify" style:justify-single-word="false"/>
      <style:text-properties officeooo:paragraph-rsid="00a22ffb"/>
    </style:style>
    <style:style style:name="P46" style:family="paragraph" style:parent-style-name="Text_20_body">
      <style:paragraph-properties fo:text-align="justify" style:justify-single-word="false"/>
      <style:text-properties officeooo:paragraph-rsid="00a8f2f8"/>
    </style:style>
    <style:style style:name="P47" style:family="paragraph" style:parent-style-name="Text_20_body">
      <style:paragraph-properties fo:text-align="justify" style:justify-single-word="false"/>
      <style:text-properties officeooo:paragraph-rsid="00745840"/>
    </style:style>
    <style:style style:name="P48" style:family="paragraph" style:parent-style-name="Text_20_body">
      <style:paragraph-properties fo:text-align="justify" style:justify-single-word="false"/>
      <style:text-properties officeooo:paragraph-rsid="00e1152c"/>
    </style:style>
    <style:style style:name="P49" style:family="paragraph" style:parent-style-name="Text_20_body">
      <style:text-properties officeooo:rsid="0014003c" officeooo:paragraph-rsid="0014003c"/>
    </style:style>
    <style:style style:name="P50" style:family="paragraph" style:parent-style-name="Text_20_body">
      <style:text-properties officeooo:rsid="0021b1ab"/>
    </style:style>
    <style:style style:name="P51" style:family="paragraph" style:parent-style-name="Text_20_body">
      <style:paragraph-properties fo:text-align="justify" style:justify-single-word="false"/>
      <style:text-properties officeooo:rsid="002de91c" officeooo:paragraph-rsid="0043f390"/>
    </style:style>
    <style:style style:name="P52" style:family="paragraph" style:parent-style-name="Text_20_body">
      <style:text-properties officeooo:paragraph-rsid="0046d0cc"/>
    </style:style>
    <style:style style:name="P53" style:family="paragraph" style:parent-style-name="Text_20_body">
      <style:paragraph-properties fo:text-align="center" style:justify-single-word="false"/>
      <style:text-properties officeooo:rsid="004d06a2" officeooo:paragraph-rsid="004d06a2"/>
    </style:style>
    <style:style style:name="P54" style:family="paragraph" style:parent-style-name="Text_20_body">
      <style:paragraph-properties fo:text-align="justify" style:justify-single-word="false"/>
      <style:text-properties officeooo:rsid="00405b4b" officeooo:paragraph-rsid="0043f390"/>
    </style:style>
    <style:style style:name="P55" style:family="paragraph" style:parent-style-name="Text_20_body">
      <style:paragraph-properties fo:text-align="center" style:justify-single-word="false"/>
      <style:text-properties officeooo:rsid="00405b4b" officeooo:paragraph-rsid="0043f390"/>
    </style:style>
    <style:style style:name="P56" style:family="paragraph" style:parent-style-name="Text_20_body">
      <style:text-properties style:font-name="Liberation Serif" officeooo:rsid="0046d0cc" officeooo:paragraph-rsid="0046d0cc"/>
    </style:style>
    <style:style style:name="P57" style:family="paragraph" style:parent-style-name="Text_20_body">
      <style:paragraph-properties fo:text-align="justify" style:justify-single-word="false"/>
      <style:text-properties style:font-name="Liberation Serif" fo:font-size="12pt" style:font-size-asian="12pt" style:font-size-complex="12pt"/>
    </style:style>
    <style:style style:name="P58" style:family="paragraph" style:parent-style-name="Text_20_body">
      <style:paragraph-properties fo:text-align="justify" style:justify-single-word="false"/>
      <style:text-properties officeooo:rsid="00509c9e" officeooo:paragraph-rsid="00509c9e"/>
    </style:style>
    <style:style style:name="P59" style:family="paragraph" style:parent-style-name="Text_20_body">
      <style:text-properties officeooo:rsid="005bebc0" officeooo:paragraph-rsid="005bebc0"/>
    </style:style>
    <style:style style:name="P60" style:family="paragraph" style:parent-style-name="Text_20_body">
      <style:text-properties officeooo:rsid="00974ae1" officeooo:paragraph-rsid="00974ae1"/>
    </style:style>
    <style:style style:name="P61" style:family="paragraph" style:parent-style-name="Text_20_body">
      <style:paragraph-properties fo:text-align="justify" style:justify-single-word="false"/>
      <style:text-properties officeooo:rsid="00310089" officeooo:paragraph-rsid="00310089"/>
    </style:style>
    <style:style style:name="P62" style:family="paragraph" style:parent-style-name="Text_20_body">
      <style:paragraph-properties fo:text-align="justify" style:justify-single-word="false"/>
      <style:text-properties officeooo:rsid="009aad43" officeooo:paragraph-rsid="009aad43"/>
    </style:style>
    <style:style style:name="P63" style:family="paragraph" style:parent-style-name="Text_20_body">
      <style:paragraph-properties fo:text-align="justify" style:justify-single-word="false"/>
      <style:text-properties officeooo:rsid="007624b0" officeooo:paragraph-rsid="007624b0"/>
    </style:style>
    <style:style style:name="P64" style:family="paragraph" style:parent-style-name="Text_20_body">
      <style:text-properties officeooo:rsid="006e8c1c"/>
    </style:style>
    <style:style style:name="P65" style:family="paragraph" style:parent-style-name="Text_20_body">
      <style:paragraph-properties fo:text-align="justify" style:justify-single-word="false"/>
      <style:text-properties fo:font-style="normal" officeooo:rsid="00913db2" style:font-style-asian="normal" style:font-style-complex="normal"/>
    </style:style>
    <style:style style:name="P66" style:family="paragraph" style:parent-style-name="Text_20_body">
      <style:paragraph-properties fo:text-align="justify" style:justify-single-word="false"/>
      <style:text-properties fo:font-style="normal" officeooo:rsid="00913db2" officeooo:paragraph-rsid="00913db2" style:font-style-asian="normal" style:font-style-complex="normal"/>
    </style:style>
    <style:style style:name="P67" style:family="paragraph" style:parent-style-name="Text_20_body">
      <style:paragraph-properties fo:text-align="justify" style:justify-single-word="false"/>
      <style:text-properties officeooo:rsid="009d90a7" officeooo:paragraph-rsid="00e9539d"/>
    </style:style>
    <style:style style:name="P68" style:family="paragraph" style:parent-style-name="Text_20_body">
      <style:text-properties officeooo:rsid="009d90a7" officeooo:paragraph-rsid="009d90a7"/>
    </style:style>
    <style:style style:name="P69" style:family="paragraph" style:parent-style-name="Text_20_body">
      <style:text-properties officeooo:rsid="009ea806" officeooo:paragraph-rsid="009ea806"/>
    </style:style>
    <style:style style:name="P70" style:family="paragraph" style:parent-style-name="Text_20_body">
      <style:paragraph-properties fo:text-align="justify" style:justify-single-word="false"/>
      <style:text-properties officeooo:rsid="00a96e0a" officeooo:paragraph-rsid="00a96e0a"/>
    </style:style>
    <style:style style:name="P71" style:family="paragraph" style:parent-style-name="Text_20_body">
      <style:text-properties officeooo:rsid="001b1fb4"/>
    </style:style>
    <style:style style:name="P72" style:family="paragraph" style:parent-style-name="Table_20_Contents">
      <style:paragraph-properties fo:text-align="justify" style:justify-single-word="false"/>
      <style:text-properties officeooo:paragraph-rsid="00252010"/>
    </style:style>
    <style:style style:name="P73" style:family="paragraph" style:parent-style-name="Table_20_Contents">
      <style:paragraph-properties fo:text-align="justify" style:justify-single-word="false"/>
      <style:text-properties officeooo:paragraph-rsid="0025d66d"/>
    </style:style>
    <style:style style:name="P74" style:family="paragraph" style:parent-style-name="Table_20_Contents">
      <style:paragraph-properties fo:text-align="justify" style:justify-single-word="false"/>
      <style:text-properties officeooo:paragraph-rsid="0037b130"/>
    </style:style>
    <style:style style:name="P75" style:family="paragraph" style:parent-style-name="Table_20_Contents">
      <style:paragraph-properties fo:text-align="justify" style:justify-single-word="false"/>
      <style:text-properties officeooo:paragraph-rsid="00395296"/>
    </style:style>
    <style:style style:name="P76" style:family="paragraph" style:parent-style-name="Table_20_Contents">
      <style:paragraph-properties fo:text-align="justify" style:justify-single-word="false"/>
      <style:text-properties officeooo:paragraph-rsid="00486a98"/>
    </style:style>
    <style:style style:name="P77" style:family="paragraph" style:parent-style-name="Table_20_Contents">
      <style:paragraph-properties fo:text-align="justify" style:justify-single-word="false"/>
      <style:text-properties officeooo:paragraph-rsid="004bab5b"/>
    </style:style>
    <style:style style:name="P78" style:family="paragraph" style:parent-style-name="Table_20_Contents">
      <style:paragraph-properties fo:text-align="justify" style:justify-single-word="false"/>
      <style:text-properties officeooo:paragraph-rsid="00509c9e"/>
    </style:style>
    <style:style style:name="P79" style:family="paragraph" style:parent-style-name="Table_20_Contents">
      <style:paragraph-properties fo:text-align="justify" style:justify-single-word="false"/>
      <style:text-properties officeooo:paragraph-rsid="0053f690"/>
    </style:style>
    <style:style style:name="P80" style:family="paragraph" style:parent-style-name="Table_20_Contents">
      <style:paragraph-properties fo:text-align="justify" style:justify-single-word="false"/>
      <style:text-properties officeooo:paragraph-rsid="005b1153"/>
    </style:style>
    <style:style style:name="P81" style:family="paragraph" style:parent-style-name="Table_20_Contents">
      <style:paragraph-properties fo:text-align="justify" style:justify-single-word="false"/>
      <style:text-properties officeooo:paragraph-rsid="005bebc0"/>
    </style:style>
    <style:style style:name="P82" style:family="paragraph" style:parent-style-name="Table_20_Contents">
      <style:paragraph-properties fo:text-align="justify" style:justify-single-word="false"/>
      <style:text-properties officeooo:paragraph-rsid="005e918d"/>
    </style:style>
    <style:style style:name="P83" style:family="paragraph" style:parent-style-name="Table_20_Contents">
      <style:paragraph-properties fo:text-align="justify" style:justify-single-word="false"/>
      <style:text-properties officeooo:paragraph-rsid="005fc32d"/>
    </style:style>
    <style:style style:name="P84" style:family="paragraph" style:parent-style-name="Table_20_Contents">
      <style:paragraph-properties fo:text-align="justify" style:justify-single-word="false"/>
      <style:text-properties officeooo:paragraph-rsid="0060aa29"/>
    </style:style>
    <style:style style:name="P85" style:family="paragraph" style:parent-style-name="Table_20_Contents">
      <style:paragraph-properties fo:text-align="justify" style:justify-single-word="false"/>
      <style:text-properties officeooo:paragraph-rsid="0066be5c"/>
    </style:style>
    <style:style style:name="P86" style:family="paragraph" style:parent-style-name="Table_20_Contents">
      <style:paragraph-properties fo:text-align="justify" style:justify-single-word="false"/>
      <style:text-properties officeooo:paragraph-rsid="007624b0"/>
    </style:style>
    <style:style style:name="P87" style:family="paragraph" style:parent-style-name="Table_20_Contents">
      <style:paragraph-properties fo:text-align="justify" style:justify-single-word="false"/>
      <style:text-properties officeooo:paragraph-rsid="00770b63"/>
    </style:style>
    <style:style style:name="P88" style:family="paragraph" style:parent-style-name="Table_20_Contents">
      <style:paragraph-properties fo:text-align="justify" style:justify-single-word="false"/>
      <style:text-properties officeooo:paragraph-rsid="007ea488"/>
    </style:style>
    <style:style style:name="P89" style:family="paragraph" style:parent-style-name="Table_20_Contents">
      <style:paragraph-properties fo:text-align="justify" style:justify-single-word="false"/>
      <style:text-properties officeooo:paragraph-rsid="0089e496"/>
    </style:style>
    <style:style style:name="P90" style:family="paragraph" style:parent-style-name="Table_20_Contents">
      <style:paragraph-properties fo:text-align="justify" style:justify-single-word="false"/>
      <style:text-properties officeooo:paragraph-rsid="008bb077"/>
    </style:style>
    <style:style style:name="P91" style:family="paragraph" style:parent-style-name="Table_20_Contents">
      <style:paragraph-properties fo:text-align="justify" style:justify-single-word="false"/>
      <style:text-properties officeooo:paragraph-rsid="008d7eca"/>
    </style:style>
    <style:style style:name="P92" style:family="paragraph" style:parent-style-name="Table_20_Contents">
      <style:paragraph-properties fo:text-align="justify" style:justify-single-word="false"/>
      <style:text-properties officeooo:paragraph-rsid="008f1317"/>
    </style:style>
    <style:style style:name="P93" style:family="paragraph" style:parent-style-name="Table_20_Contents">
      <style:paragraph-properties fo:text-align="justify" style:justify-single-word="false"/>
      <style:text-properties officeooo:paragraph-rsid="009d90a7"/>
    </style:style>
    <style:style style:name="P94" style:family="paragraph" style:parent-style-name="Table_20_Contents">
      <style:paragraph-properties fo:text-align="justify" style:justify-single-word="false"/>
      <style:text-properties officeooo:paragraph-rsid="009ea806"/>
    </style:style>
    <style:style style:name="P95" style:family="paragraph" style:parent-style-name="Table_20_Contents">
      <style:paragraph-properties fo:text-align="justify" style:justify-single-word="false"/>
      <style:text-properties officeooo:paragraph-rsid="00a3bb06"/>
    </style:style>
    <style:style style:name="P96" style:family="paragraph" style:parent-style-name="Table_20_Contents">
      <style:paragraph-properties fo:text-align="justify" style:justify-single-word="false"/>
      <style:text-properties officeooo:paragraph-rsid="00a8f2f8"/>
    </style:style>
    <style:style style:name="P97" style:family="paragraph" style:parent-style-name="Table_20_Contents">
      <style:paragraph-properties fo:text-align="justify" style:justify-single-word="false"/>
      <style:text-properties officeooo:paragraph-rsid="00a96e0a"/>
    </style:style>
    <style:style style:name="P98" style:family="paragraph" style:parent-style-name="Table_20_Contents">
      <style:paragraph-properties fo:text-align="justify" style:justify-single-word="false"/>
      <style:text-properties officeooo:paragraph-rsid="00b145cd"/>
    </style:style>
    <style:style style:name="P99" style:family="paragraph" style:parent-style-name="Table_20_Contents">
      <style:paragraph-properties fo:text-align="justify" style:justify-single-word="false"/>
      <style:text-properties officeooo:paragraph-rsid="00d65d13"/>
    </style:style>
    <style:style style:name="P100" style:family="paragraph" style:parent-style-name="Table_20_Contents">
      <style:paragraph-properties fo:text-align="justify" style:justify-single-word="false"/>
      <style:text-properties officeooo:paragraph-rsid="00e02720"/>
    </style:style>
    <style:style style:name="P101" style:family="paragraph" style:parent-style-name="Table_20_Contents">
      <style:paragraph-properties fo:text-align="justify" style:justify-single-word="false"/>
      <style:text-properties officeooo:paragraph-rsid="00e2fa09"/>
    </style:style>
    <style:style style:name="P102" style:family="paragraph" style:parent-style-name="Table_20_Contents">
      <style:paragraph-properties fo:text-align="justify" style:justify-single-word="false"/>
      <style:text-properties officeooo:paragraph-rsid="00e91f70"/>
    </style:style>
    <style:style style:name="P103" style:family="paragraph" style:parent-style-name="Table_20_Contents">
      <style:paragraph-properties fo:text-align="justify" style:justify-single-word="false"/>
      <style:text-properties officeooo:paragraph-rsid="00e9539d"/>
    </style:style>
    <style:style style:name="P104" style:family="paragraph" style:parent-style-name="Table_20_Contents">
      <style:text-properties style:font-name="LMMono10"/>
    </style:style>
    <style:style style:name="P105" style:family="paragraph" style:parent-style-name="Table_20_Contents">
      <style:paragraph-properties fo:text-align="justify" style:justify-single-word="false"/>
      <style:text-properties style:font-name="LMMono10" fo:font-style="italic" officeooo:rsid="00249afa" officeooo:paragraph-rsid="00249afa" style:font-style-asian="italic" style:font-style-complex="italic"/>
    </style:style>
    <style:style style:name="P106" style:family="paragraph" style:parent-style-name="Table_20_Contents">
      <style:text-properties style:font-name="LMMono10" fo:font-style="italic" officeooo:rsid="0047262b" officeooo:paragraph-rsid="0047262b" style:font-style-asian="italic" style:font-style-complex="italic"/>
    </style:style>
    <style:style style:name="P107" style:family="paragraph" style:parent-style-name="Table_20_Contents">
      <style:text-properties style:font-name="LMMono10" fo:font-style="italic" officeooo:rsid="0047262b" officeooo:paragraph-rsid="00509c9e" style:font-style-asian="italic" style:font-style-complex="italic"/>
    </style:style>
    <style:style style:name="P108" style:family="paragraph" style:parent-style-name="Table_20_Contents">
      <style:text-properties style:font-name="LMMono10" fo:font-style="italic" officeooo:rsid="004bab5b" officeooo:paragraph-rsid="004bab5b" style:font-style-asian="italic" style:font-style-complex="italic"/>
    </style:style>
    <style:style style:name="P109" style:family="paragraph" style:parent-style-name="Table_20_Contents">
      <style:text-properties style:font-name="LMMono10" fo:font-style="italic" officeooo:rsid="004bab5b" officeooo:paragraph-rsid="0053f690" style:font-style-asian="italic" style:font-style-complex="italic"/>
    </style:style>
    <style:style style:name="P110" style:family="paragraph" style:parent-style-name="Table_20_Contents">
      <style:text-properties style:font-name="LMMono10" fo:font-style="italic" officeooo:rsid="00509c9e" officeooo:paragraph-rsid="00509c9e" style:font-style-asian="italic" style:font-style-complex="italic"/>
    </style:style>
    <style:style style:name="P111" style:family="paragraph" style:parent-style-name="Table_20_Contents">
      <style:text-properties style:font-name="LMMono10" fo:font-style="italic" officeooo:rsid="0053f690" officeooo:paragraph-rsid="0053f690" style:font-style-asian="italic" style:font-style-complex="italic"/>
    </style:style>
    <style:style style:name="P112" style:family="paragraph" style:parent-style-name="Table_20_Contents">
      <style:text-properties style:font-name="LMMono10" fo:font-style="italic" officeooo:rsid="005b1153" officeooo:paragraph-rsid="005b1153" style:font-style-asian="italic" style:font-style-complex="italic"/>
    </style:style>
    <style:style style:name="P113" style:family="paragraph" style:parent-style-name="Table_20_Contents">
      <style:text-properties style:font-name="LMMono10" fo:font-style="italic" officeooo:rsid="007624b0" officeooo:paragraph-rsid="007624b0" style:font-style-asian="italic" style:font-style-complex="italic"/>
    </style:style>
    <style:style style:name="P114" style:family="paragraph" style:parent-style-name="Table_20_Contents">
      <style:paragraph-properties fo:text-align="justify" style:justify-single-word="false"/>
      <style:text-properties style:font-name="LMMono10" fo:font-style="italic" officeooo:rsid="007624b0" officeooo:paragraph-rsid="007624b0" style:font-style-asian="italic" style:font-style-complex="italic"/>
    </style:style>
    <style:style style:name="P115" style:family="paragraph" style:parent-style-name="Table_20_Contents">
      <style:paragraph-properties fo:text-align="justify" style:justify-single-word="false"/>
      <style:text-properties style:font-name="LMMono10" fo:font-style="italic" officeooo:rsid="007d5bfe" officeooo:paragraph-rsid="0080f439" style:font-style-asian="italic" style:font-style-complex="italic"/>
    </style:style>
    <style:style style:name="P116" style:family="paragraph" style:parent-style-name="Table_20_Contents">
      <style:paragraph-properties fo:text-align="justify" style:justify-single-word="false"/>
      <style:text-properties style:font-name="LMMono10" fo:font-style="italic" officeooo:rsid="00913db2" officeooo:paragraph-rsid="00913db2" style:font-style-asian="italic" style:font-style-complex="italic"/>
    </style:style>
    <style:style style:name="P117" style:family="paragraph" style:parent-style-name="Table_20_Contents">
      <style:text-properties style:font-name="LMMono10" fo:font-style="italic" officeooo:rsid="009d90a7" officeooo:paragraph-rsid="009d90a7" style:font-style-asian="italic" style:font-style-complex="italic"/>
    </style:style>
    <style:style style:name="P118" style:family="paragraph" style:parent-style-name="Table_20_Contents">
      <style:text-properties style:font-name="LMMono10" fo:font-style="italic" officeooo:rsid="009ea806" officeooo:paragraph-rsid="009ea806" style:font-style-asian="italic" style:font-style-complex="italic"/>
    </style:style>
    <style:style style:name="P119" style:family="paragraph" style:parent-style-name="Table_20_Contents">
      <style:paragraph-properties fo:text-align="justify" style:justify-single-word="false"/>
      <style:text-properties style:font-name="LMMono10" fo:font-style="italic" officeooo:rsid="00a23593" officeooo:paragraph-rsid="00a23593" style:font-style-asian="italic" style:font-style-complex="italic"/>
    </style:style>
    <style:style style:name="P120" style:family="paragraph" style:parent-style-name="Table_20_Contents">
      <style:paragraph-properties fo:text-align="justify" style:justify-single-word="false"/>
      <style:text-properties style:font-name="LMMono10" fo:font-style="italic" officeooo:rsid="00a96e0a" officeooo:paragraph-rsid="00a96e0a" style:font-style-asian="italic" style:font-style-complex="italic"/>
    </style:style>
    <style:style style:name="P121" style:family="paragraph" style:parent-style-name="Table_20_Contents">
      <style:text-properties style:font-name="LMMono10" fo:font-style="italic" officeooo:paragraph-rsid="0047262b" style:font-style-asian="italic" style:font-style-complex="italic"/>
    </style:style>
    <style:style style:name="P122" style:family="paragraph" style:parent-style-name="Table_20_Contents">
      <style:text-properties style:font-name="LMMono10" fo:font-style="italic" fo:font-weight="bold" officeooo:rsid="007624b0" officeooo:paragraph-rsid="007624b0"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style:font-name="LMMono10" fo:font-style="italic" fo:font-weight="bold" officeooo:rsid="007ea488" officeooo:paragraph-rsid="007ea488" style:font-style-asian="italic" style:font-weight-asian="bold" style:font-style-complex="italic" style:font-weight-complex="bold"/>
    </style:style>
    <style:style style:name="P124" style:family="paragraph" style:parent-style-name="Table_20_Contents">
      <style:text-properties style:font-name="LMMono10" fo:font-size="12pt" officeooo:paragraph-rsid="00649cc9" style:font-size-asian="12pt" style:font-size-complex="12pt"/>
    </style:style>
    <style:style style:name="P125" style:family="paragraph" style:parent-style-name="Table_20_Contents">
      <style:text-properties style:font-name="LMMono10" fo:font-size="12pt" officeooo:rsid="0046d0cc" officeooo:paragraph-rsid="0046d0cc" style:font-size-asian="12pt" style:font-size-complex="12pt"/>
    </style:style>
    <style:style style:name="P126" style:family="paragraph" style:parent-style-name="Table_20_Contents">
      <style:text-properties style:font-name="LMMono10" fo:font-size="12pt" officeooo:rsid="0046d0cc" officeooo:paragraph-rsid="00509c9e" style:font-size-asian="12pt" style:font-size-complex="12pt"/>
    </style:style>
    <style:style style:name="P127" style:family="paragraph" style:parent-style-name="Table_20_Contents">
      <style:text-properties style:font-name="LMMono10" fo:font-size="12pt" fo:font-style="italic" officeooo:rsid="00649cc9" officeooo:paragraph-rsid="00649cc9" style:font-size-asian="12pt" style:font-style-asian="italic" style:font-size-complex="12pt" style:font-style-complex="italic"/>
    </style:style>
    <style:style style:name="P128" style:family="paragraph" style:parent-style-name="Table_20_Contents">
      <style:text-properties style:font-name="LMMono10" officeooo:paragraph-rsid="00509c9e"/>
    </style:style>
    <style:style style:name="P129" style:family="paragraph" style:parent-style-name="Table_20_Contents">
      <style:text-properties style:font-name="LMMono10" officeooo:paragraph-rsid="005b1153"/>
    </style:style>
    <style:style style:name="P130" style:family="paragraph" style:parent-style-name="Table_20_Contents">
      <style:text-properties style:font-name="LMMono10" officeooo:rsid="0047262b" officeooo:paragraph-rsid="0047262b"/>
    </style:style>
    <style:style style:name="P131" style:family="paragraph" style:parent-style-name="Table_20_Contents">
      <style:text-properties style:font-name="LMMono10" officeooo:rsid="0047262b" officeooo:paragraph-rsid="00509c9e"/>
    </style:style>
    <style:style style:name="P132" style:family="paragraph" style:parent-style-name="Table_20_Contents">
      <style:text-properties style:font-name="LMMono10" fo:font-style="normal" officeooo:rsid="0047262b" officeooo:paragraph-rsid="0047262b" style:font-style-asian="normal" style:font-style-complex="normal"/>
    </style:style>
    <style:style style:name="P133" style:family="paragraph" style:parent-style-name="Table_20_Contents">
      <style:text-properties style:font-name="LMMono10" fo:font-style="normal" officeooo:rsid="0047262b" officeooo:paragraph-rsid="00509c9e" style:font-style-asian="normal" style:font-style-complex="normal"/>
    </style:style>
    <style:style style:name="P134" style:family="paragraph" style:parent-style-name="Table_20_Contents">
      <style:text-properties style:font-name="LMMono10" officeooo:rsid="004a9ec9" officeooo:paragraph-rsid="004a9ec9"/>
    </style:style>
    <style:style style:name="P135" style:family="paragraph" style:parent-style-name="Table_20_Contents">
      <style:text-properties style:font-name="LMMono10" officeooo:rsid="004a9ec9" officeooo:paragraph-rsid="0053f690"/>
    </style:style>
    <style:style style:name="P136" style:family="paragraph" style:parent-style-name="Table_20_Contents">
      <style:text-properties style:font-name="LMMono10" officeooo:rsid="005b1153" officeooo:paragraph-rsid="005b1153"/>
    </style:style>
    <style:style style:name="P137" style:family="paragraph" style:parent-style-name="Table_20_Contents">
      <style:text-properties style:font-name="LMMono10" officeooo:rsid="005bebc0" officeooo:paragraph-rsid="005bebc0"/>
    </style:style>
    <style:style style:name="P138" style:family="paragraph" style:parent-style-name="Table_20_Contents">
      <style:text-properties style:font-name="LMMono10" officeooo:rsid="007624b0" officeooo:paragraph-rsid="007624b0"/>
    </style:style>
    <style:style style:name="P139" style:family="paragraph" style:parent-style-name="Table_20_Contents">
      <style:paragraph-properties fo:text-align="justify" style:justify-single-word="false"/>
      <style:text-properties style:font-name="LMMono10" officeooo:rsid="007624b0" officeooo:paragraph-rsid="007624b0"/>
    </style:style>
    <style:style style:name="P140" style:family="paragraph" style:parent-style-name="Table_20_Contents">
      <style:paragraph-properties fo:text-align="justify" style:justify-single-word="false"/>
      <style:text-properties style:font-name="LMMono10" officeooo:rsid="007d5bfe" officeooo:paragraph-rsid="0080f439"/>
    </style:style>
    <style:style style:name="P141" style:family="paragraph" style:parent-style-name="Table_20_Contents">
      <style:paragraph-properties fo:text-align="justify" style:justify-single-word="false"/>
      <style:text-properties style:font-name="LMMono10" officeooo:rsid="00913db2" officeooo:paragraph-rsid="00913db2"/>
    </style:style>
    <style:style style:name="P142" style:family="paragraph" style:parent-style-name="Table_20_Contents">
      <style:text-properties style:font-name="LMMono10" officeooo:rsid="0089e496" officeooo:paragraph-rsid="0089e496"/>
    </style:style>
    <style:style style:name="P143" style:family="paragraph" style:parent-style-name="Table_20_Contents">
      <style:text-properties style:font-name="LMMono10" officeooo:rsid="008bb077" officeooo:paragraph-rsid="008bb077"/>
    </style:style>
    <style:style style:name="P144" style:family="paragraph" style:parent-style-name="Table_20_Contents">
      <style:text-properties style:font-name="LMMono10" officeooo:rsid="008bb077" officeooo:paragraph-rsid="008d7eca"/>
    </style:style>
    <style:style style:name="P145" style:family="paragraph" style:parent-style-name="Table_20_Contents">
      <style:text-properties style:font-name="LMMono10" officeooo:rsid="008d7eca" officeooo:paragraph-rsid="008d7eca"/>
    </style:style>
    <style:style style:name="P146" style:family="paragraph" style:parent-style-name="Table_20_Contents">
      <style:text-properties style:font-name="LMMono10" officeooo:rsid="008f1317" officeooo:paragraph-rsid="008f1317"/>
    </style:style>
    <style:style style:name="P147" style:family="paragraph" style:parent-style-name="Table_20_Contents">
      <style:text-properties style:font-name="LMMono10" officeooo:rsid="009d90a7" officeooo:paragraph-rsid="009d90a7"/>
    </style:style>
    <style:style style:name="P148" style:family="paragraph" style:parent-style-name="Table_20_Contents">
      <style:text-properties style:font-name="LMMono10" officeooo:rsid="009d90a7" officeooo:paragraph-rsid="00e9539d"/>
    </style:style>
    <style:style style:name="P149" style:family="paragraph" style:parent-style-name="Table_20_Contents">
      <style:text-properties style:font-name="LMMono10" officeooo:rsid="009ea806" officeooo:paragraph-rsid="009ea806"/>
    </style:style>
    <style:style style:name="P150" style:family="paragraph" style:parent-style-name="Table_20_Contents">
      <style:paragraph-properties fo:text-align="justify" style:justify-single-word="false"/>
      <style:text-properties style:font-name="LMMono10" officeooo:rsid="00a23593" officeooo:paragraph-rsid="00a23593"/>
    </style:style>
    <style:style style:name="P151" style:family="paragraph" style:parent-style-name="Table_20_Contents">
      <style:paragraph-properties fo:text-align="justify" style:justify-single-word="false"/>
      <style:text-properties style:font-name="LMMono10" officeooo:rsid="00a8f2f8" officeooo:paragraph-rsid="00a8f2f8"/>
    </style:style>
    <style:style style:name="P152" style:family="paragraph" style:parent-style-name="Table_20_Contents">
      <style:paragraph-properties fo:text-align="justify" style:justify-single-word="false"/>
      <style:text-properties style:font-name="LMMono10" officeooo:rsid="00a96e0a" officeooo:paragraph-rsid="00a96e0a"/>
    </style:style>
    <style:style style:name="P153" style:family="paragraph" style:parent-style-name="Table_20_Contents">
      <style:paragraph-properties fo:text-align="justify" style:justify-single-word="false"/>
      <style:text-properties officeooo:rsid="00252010" officeooo:paragraph-rsid="00252010"/>
    </style:style>
    <style:style style:name="P154" style:family="paragraph" style:parent-style-name="Table_20_Contents">
      <style:paragraph-properties fo:text-align="justify" style:justify-single-word="false"/>
      <style:text-properties fo:color="#000080" style:font-name="LMMono10" fo:font-style="italic" officeooo:rsid="00249afa" officeooo:paragraph-rsid="00249afa" style:font-style-asian="italic" style:font-style-complex="italic"/>
    </style:style>
    <style:style style:name="P155" style:family="paragraph" style:parent-style-name="Table_20_Contents">
      <style:paragraph-properties fo:text-align="justify" style:justify-single-word="false"/>
      <style:text-properties fo:color="#800000" style:font-name="LMMono10" fo:font-style="italic" officeooo:rsid="00249afa" officeooo:paragraph-rsid="00249afa" style:font-style-asian="italic" style:font-style-complex="italic"/>
    </style:style>
    <style:style style:name="P156" style:family="paragraph" style:parent-style-name="Table_20_Contents">
      <style:paragraph-properties fo:text-align="justify" style:justify-single-word="false"/>
      <style:text-properties style:font-name="Liberation Serif" officeooo:paragraph-rsid="0046d0cc"/>
    </style:style>
    <style:style style:name="P157" style:family="paragraph" style:parent-style-name="Table_20_Contents">
      <style:paragraph-properties fo:text-align="justify" style:justify-single-word="false"/>
      <style:text-properties style:font-name="Liberation Serif" officeooo:paragraph-rsid="00509c9e"/>
    </style:style>
    <style:style style:name="P158" style:family="paragraph" style:parent-style-name="Table_20_Contents">
      <style:paragraph-properties fo:text-align="justify" style:justify-single-word="false"/>
      <style:text-properties style:font-name="Liberation Serif" officeooo:paragraph-rsid="00c57f51"/>
    </style:style>
    <style:style style:name="P159" style:family="paragraph" style:parent-style-name="Table_20_Contents">
      <style:paragraph-properties fo:text-align="justify" style:justify-single-word="false"/>
      <style:text-properties style:font-name="Liberation Serif" officeooo:rsid="0046d0cc" officeooo:paragraph-rsid="0046d0cc"/>
    </style:style>
    <style:style style:name="P160" style:family="paragraph" style:parent-style-name="Table_20_Contents">
      <style:paragraph-properties fo:text-align="justify" style:justify-single-word="false"/>
      <style:text-properties style:font-name="Liberation Serif" officeooo:rsid="0046d0cc" officeooo:paragraph-rsid="00509c9e"/>
    </style:style>
    <style:style style:name="P161" style:family="paragraph" style:parent-style-name="Table_20_Contents">
      <style:paragraph-properties fo:text-align="justify" style:justify-single-word="false"/>
      <style:text-properties style:font-name="Liberation Serif" officeooo:rsid="0046d0cc" officeooo:paragraph-rsid="00bd2187"/>
    </style:style>
    <style:style style:name="P162" style:family="paragraph" style:parent-style-name="Table_20_Contents">
      <style:paragraph-properties fo:text-align="center" style:justify-single-word="false"/>
      <style:text-properties style:font-name="Liberation Serif" fo:font-size="12pt" officeooo:paragraph-rsid="008934dd" style:font-size-asian="12pt" style:font-size-complex="12pt"/>
    </style:style>
    <style:style style:name="P163" style:family="paragraph" style:parent-style-name="Table_20_Contents">
      <style:paragraph-properties fo:text-align="center" style:justify-single-word="false"/>
      <style:text-properties style:font-name="Liberation Serif" fo:font-size="12pt" officeooo:paragraph-rsid="008d7eca" style:font-size-asian="12pt" style:font-size-complex="12pt"/>
    </style:style>
    <style:style style:name="P164" style:family="paragraph" style:parent-style-name="Table_20_Contents">
      <style:paragraph-properties fo:text-align="center" style:justify-single-word="false"/>
      <style:text-properties style:font-name="Liberation Serif" fo:font-size="12pt" officeooo:rsid="008934dd" officeooo:paragraph-rsid="008934dd" style:font-size-asian="12pt" style:font-size-complex="12pt"/>
    </style:style>
    <style:style style:name="P165" style:family="paragraph" style:parent-style-name="Table_20_Contents">
      <style:paragraph-properties fo:text-align="center" style:justify-single-word="false"/>
      <style:text-properties style:font-name="Liberation Serif" fo:font-size="12pt" officeooo:rsid="008934dd" officeooo:paragraph-rsid="008d7eca" style:font-size-asian="12pt" style:font-size-complex="12pt"/>
    </style:style>
    <style:style style:name="P166" style:family="paragraph" style:parent-style-name="Table_20_Contents">
      <style:text-properties officeooo:paragraph-rsid="0066be5c"/>
    </style:style>
    <style:style style:name="P167" style:family="paragraph" style:parent-style-name="Table_20_Contents">
      <style:paragraph-properties fo:text-align="justify" style:justify-single-word="false"/>
      <style:text-properties officeooo:rsid="00486a98" officeooo:paragraph-rsid="00486a98"/>
    </style:style>
    <style:style style:name="P168" style:family="paragraph" style:parent-style-name="Table_20_Contents">
      <style:paragraph-properties fo:text-align="justify" style:justify-single-word="false"/>
      <style:text-properties officeooo:rsid="00486a98" officeooo:paragraph-rsid="00509c9e"/>
    </style:style>
    <style:style style:name="P169" style:family="paragraph" style:parent-style-name="Table_20_Contents">
      <style:paragraph-properties fo:text-align="justify" style:justify-single-word="false"/>
      <style:text-properties officeooo:rsid="004bab5b" officeooo:paragraph-rsid="004bab5b"/>
    </style:style>
    <style:style style:name="P170" style:family="paragraph" style:parent-style-name="Table_20_Contents">
      <style:paragraph-properties fo:text-align="justify" style:justify-single-word="false"/>
      <style:text-properties officeooo:rsid="004bab5b" officeooo:paragraph-rsid="0053f690"/>
    </style:style>
    <style:style style:name="P171" style:family="paragraph" style:parent-style-name="Table_20_Contents">
      <style:paragraph-properties fo:text-align="justify" style:justify-single-word="false"/>
      <style:text-properties officeooo:rsid="0053f690" officeooo:paragraph-rsid="0053f690"/>
    </style:style>
    <style:style style:name="P172" style:family="paragraph" style:parent-style-name="Table_20_Contents">
      <style:paragraph-properties fo:text-align="justify" style:justify-single-word="false"/>
      <style:text-properties officeooo:rsid="005bebc0" officeooo:paragraph-rsid="005bebc0"/>
    </style:style>
    <style:style style:name="P173" style:family="paragraph" style:parent-style-name="Table_20_Contents">
      <style:paragraph-properties fo:text-align="justify" style:justify-single-word="false"/>
      <style:text-properties officeooo:rsid="005e918d" officeooo:paragraph-rsid="005e918d"/>
    </style:style>
    <style:style style:name="P174" style:family="paragraph" style:parent-style-name="Table_20_Contents">
      <style:text-properties officeooo:rsid="0066be5c" officeooo:paragraph-rsid="0066be5c"/>
    </style:style>
    <style:style style:name="P175" style:family="paragraph" style:parent-style-name="Table_20_Contents">
      <style:paragraph-properties fo:text-align="justify" style:justify-single-word="false"/>
      <style:text-properties officeooo:rsid="007624b0" officeooo:paragraph-rsid="007624b0"/>
    </style:style>
    <style:style style:name="P176" style:family="paragraph" style:parent-style-name="Table_20_Contents">
      <style:paragraph-properties fo:text-align="justify" style:justify-single-word="false"/>
      <style:text-properties officeooo:rsid="007ea488" officeooo:paragraph-rsid="007ea488"/>
    </style:style>
    <style:style style:name="P177" style:family="paragraph" style:parent-style-name="Table_20_Contents">
      <style:paragraph-properties fo:text-align="justify" style:justify-single-word="false"/>
      <style:text-properties officeooo:rsid="00770b63" officeooo:paragraph-rsid="00770b63"/>
    </style:style>
    <style:style style:name="P178" style:family="paragraph" style:parent-style-name="Table_20_Contents">
      <style:paragraph-properties fo:text-align="justify" style:justify-single-word="false"/>
      <style:text-properties officeooo:rsid="007d5bfe" officeooo:paragraph-rsid="0080f439"/>
    </style:style>
    <style:style style:name="P179" style:family="paragraph" style:parent-style-name="Table_20_Contents">
      <style:paragraph-properties fo:text-align="justify" style:justify-single-word="false"/>
      <style:text-properties officeooo:rsid="00913db2" officeooo:paragraph-rsid="00913db2"/>
    </style:style>
    <style:style style:name="P180" style:family="paragraph" style:parent-style-name="Table_20_Contents">
      <style:paragraph-properties fo:text-align="justify" style:justify-single-word="false"/>
      <style:text-properties officeooo:rsid="008f1317" officeooo:paragraph-rsid="008f1317"/>
    </style:style>
    <style:style style:name="P181" style:family="paragraph" style:parent-style-name="Table_20_Contents">
      <style:paragraph-properties fo:text-align="justify" style:justify-single-word="false"/>
      <style:text-properties officeooo:rsid="00a3bb06" officeooo:paragraph-rsid="00a3bb06"/>
    </style:style>
    <style:style style:name="P182" style:family="paragraph" style:parent-style-name="Table_20_Contents">
      <style:paragraph-properties fo:text-align="justify" style:justify-single-word="false"/>
      <style:text-properties officeooo:rsid="00a8f2f8" officeooo:paragraph-rsid="00a8f2f8"/>
    </style:style>
    <style:style style:name="P183" style:family="paragraph" style:parent-style-name="Table_20_Contents">
      <style:paragraph-properties fo:text-align="justify" style:justify-single-word="false"/>
      <style:text-properties officeooo:rsid="00a96e0a" officeooo:paragraph-rsid="00a96e0a"/>
    </style:style>
    <style:style style:name="P184" style:family="paragraph" style:parent-style-name="Standard">
      <style:paragraph-properties fo:margin-left="0.5661in" fo:margin-right="0.9661in" fo:text-indent="0in" style:auto-text-indent="false" fo:padding="0.0201in" fo:border="0.0008in solid #000000" style:shadow="none"/>
      <style:text-properties style:font-name="LMMono10" fo:font-size="10pt" officeooo:rsid="0028bff9" style:font-size-asian="10pt" style:font-size-complex="10pt"/>
    </style:style>
    <style:style style:name="P185" style:family="paragraph" style:parent-style-name="Standard">
      <style:paragraph-properties fo:margin-left="0.5563in" fo:margin-right="0.9661in" fo:text-indent="0in" style:auto-text-indent="false" fo:padding="0.0201in" fo:border="0.0008in solid #000000" style:shadow="none"/>
      <style:text-properties style:font-name="LMMono10" fo:font-size="10pt" officeooo:rsid="0028bff9" style:font-size-asian="10pt" style:font-size-complex="10pt"/>
    </style:style>
    <style:style style:name="P186" style:family="paragraph" style:parent-style-name="Standard">
      <style:paragraph-properties fo:margin-left="0.5472in" fo:margin-right="0.9374in" fo:text-indent="0in" style:auto-text-indent="false" fo:padding="0.0201in" fo:border="0.0008in solid #000000" style:shadow="none"/>
      <style:text-properties style:font-name="LMMono10" fo:font-size="10pt" officeooo:rsid="0028bff9" style:font-size-asian="10pt" style:font-size-complex="10pt"/>
    </style:style>
    <style:style style:name="P187" style:family="paragraph" style:parent-style-name="Standard">
      <style:paragraph-properties fo:margin-left="0.5472in" fo:margin-right="0.9374in" fo:text-indent="0in" style:auto-text-indent="false" fo:padding="0.0201in" fo:border="0.0008in solid #000000" style:shadow="none"/>
      <style:text-properties style:font-name="LMMono10" fo:font-size="10pt" officeooo:rsid="003492d6" officeooo:paragraph-rsid="003492d6" style:font-size-asian="8.75pt" style:font-size-complex="10pt"/>
    </style:style>
    <style:style style:name="P188" style:family="paragraph" style:parent-style-name="Standard">
      <style:paragraph-properties fo:margin-left="0.4272in" fo:margin-right="-0.0008in" fo:text-indent="0in" style:auto-text-indent="false"/>
      <style:text-properties style:font-name="LMMono10" fo:font-weight="normal" officeooo:paragraph-rsid="005d24ed" style:font-weight-asian="normal" style:font-weight-complex="normal"/>
    </style:style>
    <style:style style:name="P189" style:family="paragraph" style:parent-style-name="Standard">
      <style:paragraph-properties fo:margin-left="0.4272in" fo:margin-right="-0.0008in" fo:text-indent="0in" style:auto-text-indent="false"/>
      <style:text-properties style:font-name="LMMono10" fo:font-weight="normal" officeooo:rsid="0014003c" officeooo:paragraph-rsid="005d24ed" style:font-weight-asian="normal" style:font-weight-complex="normal"/>
    </style:style>
    <style:style style:name="P190" style:family="paragraph" style:parent-style-name="Standard">
      <style:paragraph-properties fo:margin-left="0.4272in" fo:margin-right="-0.0008in" fo:text-indent="0in" style:auto-text-indent="false"/>
      <style:text-properties style:font-name="LMMono10" fo:font-weight="normal" officeooo:rsid="0014003c" officeooo:paragraph-rsid="005fc32d" style:font-weight-asian="normal" style:font-weight-complex="normal"/>
    </style:style>
    <style:style style:name="P191" style:family="paragraph" style:parent-style-name="Standard">
      <style:paragraph-properties fo:margin-left="0.4272in" fo:margin-right="-0.0008in" fo:text-indent="0in" style:auto-text-indent="false"/>
      <style:text-properties style:font-name="LMMono10" fo:font-weight="normal" officeooo:paragraph-rsid="005fc32d" style:font-weight-asian="normal" style:font-weight-complex="normal"/>
    </style:style>
    <style:style style:name="P192" style:family="paragraph" style:parent-style-name="Standard">
      <style:paragraph-properties fo:margin-left="0.4272in" fo:margin-right="-0.0008in" fo:text-indent="0in" style:auto-text-indent="false"/>
      <style:text-properties style:font-name="LMMono10" fo:font-weight="normal" officeooo:rsid="0014d29d" officeooo:paragraph-rsid="005fc32d" style:font-weight-asian="normal" style:font-weight-complex="normal"/>
    </style:style>
    <style:style style:name="P193" style:family="paragraph" style:parent-style-name="Standard">
      <style:paragraph-properties fo:margin-left="0.1008in" fo:margin-right="0.1846in" fo:margin-top="0in" fo:margin-bottom="0in" fo:text-indent="0in" style:auto-text-indent="false" fo:padding="0.0201in" fo:border="0.0008in solid #000000" style:shadow="none"/>
      <style:text-properties style:font-name="LMMono10"/>
    </style:style>
    <style:style style:name="P194" style:family="paragraph" style:parent-style-name="Standard">
      <style:paragraph-properties fo:margin-left="0.1008in" fo:margin-right="0.1846in" fo:margin-top="0in" fo:margin-bottom="0.0799in" fo:text-indent="0in" style:auto-text-indent="false" fo:padding="0.0201in" fo:border="0.0008in solid #000000" style:shadow="none"/>
      <style:text-properties style:font-name="LMMono10"/>
    </style:style>
    <style:style style:name="P195" style:family="paragraph" style:parent-style-name="Standard">
      <style:paragraph-properties fo:margin-left="0.5008in" fo:margin-right="0.7055in" fo:text-indent="0in" style:auto-text-indent="false" fo:padding="0.0201in" fo:border="0.0008in solid #000000" style:shadow="none"/>
      <style:text-properties style:font-name="LMMono10" fo:font-size="10pt" style:font-size-asian="10pt" style:font-size-complex="10pt"/>
    </style:style>
    <style:style style:name="P196" style:family="paragraph" style:parent-style-name="Text_20_body">
      <style:paragraph-properties fo:margin-top="0in" fo:margin-bottom="0in" fo:line-height="100%" fo:text-align="center" style:justify-single-word="false" style:shadow="none"/>
      <style:text-properties fo:font-size="10pt" officeooo:rsid="004d06a2" officeooo:paragraph-rsid="004d06a2" style:font-size-asian="10pt" style:font-size-complex="10pt"/>
    </style:style>
    <style:style style:name="P197" style:family="paragraph" style:parent-style-name="Text_20_body">
      <style:paragraph-properties fo:line-height="100%" fo:text-align="center" style:justify-single-word="false" style:shadow="none"/>
      <style:text-properties fo:font-size="10pt" officeooo:rsid="00577190" officeooo:paragraph-rsid="00577190" style:font-size-asian="10pt" style:font-size-complex="10pt"/>
    </style:style>
    <style:style style:name="P198" style:family="paragraph" style:parent-style-name="Text_20_body">
      <style:paragraph-properties fo:margin-top="0in" fo:margin-bottom="0.0799in" fo:text-align="justify" style:justify-single-word="false"/>
      <style:text-properties officeooo:paragraph-rsid="00715e45"/>
    </style:style>
    <style:style style:name="P199" style:family="paragraph" style:parent-style-name="Text_20_body">
      <style:paragraph-properties fo:margin-top="0in" fo:margin-bottom="0.0799in" fo:text-align="justify" style:justify-single-word="false"/>
      <style:text-properties officeooo:paragraph-rsid="007d53af"/>
    </style:style>
    <style:style style:name="P200" style:family="paragraph" style:parent-style-name="Text_20_body">
      <style:paragraph-properties fo:margin-top="0in" fo:margin-bottom="0.0799in" fo:text-align="justify" style:justify-single-word="false"/>
      <style:text-properties officeooo:rsid="0070c666" officeooo:paragraph-rsid="00715642"/>
    </style:style>
    <style:style style:name="P201" style:family="paragraph" style:parent-style-name="Table_20_Contents">
      <style:paragraph-properties fo:margin-top="0in" fo:margin-bottom="0.0799in" fo:text-align="justify" style:justify-single-word="false"/>
      <style:text-properties officeooo:paragraph-rsid="00252010"/>
    </style:style>
    <style:style style:name="P202" style:family="paragraph" style:parent-style-name="Table_20_Contents">
      <style:paragraph-properties fo:margin-left="0.4453in" fo:margin-right="-0.0008in" fo:margin-top="0in" fo:margin-bottom="0.0799in" fo:text-align="justify" style:justify-single-word="false" fo:text-indent="0in" style:auto-text-indent="false" style:shadow="none"/>
      <style:text-properties style:font-name="Liberation Serif" officeooo:paragraph-rsid="00929312"/>
    </style:style>
    <style:style style:name="P203" style:family="paragraph" style:parent-style-name="Table_20_Contents">
      <style:paragraph-properties fo:margin-left="0.4453in" fo:margin-right="-0.0008in" fo:margin-top="0in" fo:margin-bottom="0in" fo:text-align="justify" style:justify-single-word="false" fo:text-indent="0in" style:auto-text-indent="false" style:shadow="none"/>
      <style:text-properties style:font-name="Liberation Serif" officeooo:paragraph-rsid="00929312"/>
    </style:style>
    <style:style style:name="P204" style:family="paragraph" style:parent-style-name="Table_20_Contents">
      <style:paragraph-properties fo:margin-left="0.8917in" fo:margin-right="-0.0008in" fo:margin-top="0in" fo:margin-bottom="0in" fo:text-align="justify" style:justify-single-word="false" fo:text-indent="0in" style:auto-text-indent="false" style:shadow="none"/>
      <style:text-properties style:font-name="Liberation Serif" officeooo:paragraph-rsid="00929312"/>
    </style:style>
    <style:style style:name="P205" style:family="paragraph" style:parent-style-name="Table_20_Contents">
      <style:paragraph-properties fo:margin-left="0.8917in" fo:margin-right="-0.0008in" fo:margin-top="0in" fo:margin-bottom="0.0799in" fo:text-align="justify" style:justify-single-word="false" fo:text-indent="0in" style:auto-text-indent="false" style:shadow="none"/>
      <style:text-properties style:font-name="LMMono10" officeooo:rsid="00929312" officeooo:paragraph-rsid="00929312"/>
    </style:style>
    <style:style style:name="P206" style:family="paragraph" style:parent-style-name="Standard">
      <style:paragraph-properties fo:margin-left="0.0083in" fo:margin-right="-0.0193in" fo:text-indent="0in" style:auto-text-indent="false" fo:padding="0in" fo:border="none" style:shadow="none"/>
      <style:text-properties style:font-name="LMMono10" fo:font-size="12pt" officeooo:paragraph-rsid="00bbc57b" style:font-size-asian="12pt" style:font-size-complex="12pt"/>
    </style:style>
    <style:style style:name="P207" style:family="paragraph" style:parent-style-name="Standard">
      <style:paragraph-properties fo:margin-left="0.2134in" fo:margin-right="-0.0008in" fo:text-indent="0in" style:auto-text-indent="false" fo:padding="0in" fo:border="none" style:shadow="none"/>
      <style:text-properties style:font-name="LMMono10" fo:font-size="12pt" officeooo:paragraph-rsid="0047262b" style:font-size-asian="12pt" style:font-size-complex="12pt"/>
    </style:style>
    <style:style style:name="P208" style:family="paragraph" style:parent-style-name="Standard">
      <style:paragraph-properties fo:margin-left="0.2134in" fo:margin-right="-0.0008in" fo:text-indent="0in" style:auto-text-indent="false" fo:padding="0in" fo:border="none" style:shadow="none"/>
      <style:text-properties style:font-name="LMMono10" fo:font-size="12pt" officeooo:paragraph-rsid="00bbc57b" style:font-size-asian="12pt" style:font-size-complex="12pt"/>
    </style:style>
    <style:style style:name="P209" style:family="paragraph" style:parent-style-name="Standard">
      <style:paragraph-properties fo:margin-left="0.2134in" fo:margin-right="-0.0008in" fo:text-align="justify" style:justify-single-word="false" fo:text-indent="0in" style:auto-text-indent="false" fo:padding="0in" fo:border="none" style:shadow="none"/>
      <style:text-properties style:font-name="LMMono10" fo:font-size="12pt" officeooo:paragraph-rsid="0047262b" style:font-size-asian="12pt" style:font-size-complex="12pt"/>
    </style:style>
    <style:style style:name="P210" style:family="paragraph" style:parent-style-name="Standard">
      <style:paragraph-properties fo:margin-left="0.2134in" fo:margin-right="-0.0008in" fo:text-indent="0in" style:auto-text-indent="false" fo:padding="0in" fo:border="none" style:shadow="none"/>
      <style:text-properties style:font-name="LMMono10" fo:font-size="12pt" officeooo:paragraph-rsid="00509c9e" style:font-size-asian="12pt" style:font-size-complex="12pt"/>
    </style:style>
    <style:style style:name="P211" style:family="paragraph" style:parent-style-name="Standard">
      <style:paragraph-properties fo:margin-left="0.9756in" fo:margin-right="-0.0193in" fo:text-indent="0in" style:auto-text-indent="false" fo:padding="0in" fo:border="none" style:shadow="none"/>
      <style:text-properties style:font-name="LMMono10" fo:font-size="12pt" officeooo:paragraph-rsid="00bbc57b" style:font-size-asian="12pt" style:font-size-complex="12pt"/>
    </style:style>
    <style:style style:name="P212" style:family="paragraph" style:parent-style-name="Standard">
      <style:paragraph-properties fo:margin-left="0in" fo:margin-right="-0.0193in" fo:text-indent="0in" style:auto-text-indent="false" fo:padding="0in" fo:border="none" style:shadow="none"/>
      <style:text-properties style:font-name="LMMono10" fo:font-size="12pt" officeooo:paragraph-rsid="00509c9e" style:font-size-asian="12pt" style:font-size-complex="12pt"/>
    </style:style>
    <style:style style:name="P213" style:family="paragraph" style:parent-style-name="Text_20_body">
      <style:paragraph-properties fo:margin-left="0in" fo:margin-right="0in" fo:text-indent="0in" style:auto-text-indent="false"/>
      <style:text-properties officeooo:paragraph-rsid="00443259"/>
    </style:style>
    <style:style style:name="P214" style:family="paragraph" style:parent-style-name="Text_20_body">
      <style:paragraph-properties fo:margin-left="0in" fo:margin-right="0in" fo:text-align="justify" style:justify-single-word="false" fo:text-indent="0in" style:auto-text-indent="false"/>
      <style:text-properties officeooo:paragraph-rsid="00bc749e"/>
    </style:style>
    <style:style style:name="P215" style:family="paragraph" style:parent-style-name="Table_20_Contents">
      <style:paragraph-properties fo:margin-left="0.0457in" fo:margin-right="-0.0008in" fo:margin-top="0in" fo:margin-bottom="0in" fo:text-align="justify" style:justify-single-word="false" fo:text-indent="0in" style:auto-text-indent="false" style:shadow="none"/>
      <style:text-properties style:font-name="Liberation Serif" officeooo:paragraph-rsid="00929312"/>
    </style:style>
    <style:style style:name="P216" style:family="paragraph" style:parent-style-name="Standard">
      <style:paragraph-properties fo:margin-left="0.5571in" fo:margin-right="0.8638in" fo:text-indent="0in" style:auto-text-indent="false" fo:padding="0.0201in" fo:border="0.0008in solid #000000" style:shadow="none"/>
      <style:text-properties style:font-name="LMMono10" fo:font-size="10pt" officeooo:rsid="0028bff9" style:font-size-asian="10pt" style:font-size-complex="10pt"/>
    </style:style>
    <style:style style:name="P217" style:family="paragraph" style:parent-style-name="Standard">
      <style:paragraph-properties fo:margin-left="0.5571in" fo:margin-right="0.8638in" fo:text-indent="0in" style:auto-text-indent="false" fo:padding="0.0201in" fo:border="0.0008in solid #000000" style:shadow="none">
        <style:tab-stops>
          <style:tab-stop style:position="5.0063in"/>
        </style:tab-stops>
      </style:paragraph-properties>
      <style:text-properties style:font-name="LMMono10" fo:font-size="10pt" officeooo:rsid="0028bff9" officeooo:paragraph-rsid="00eea3fa" style:font-size-asian="10pt" style:font-size-complex="10pt"/>
    </style:style>
    <style:style style:name="P218" style:family="paragraph" style:parent-style-name="Text_20_body">
      <style:paragraph-properties fo:margin-left="0in" fo:margin-right="0in" fo:text-indent="0in" style:auto-text-indent="false"/>
      <style:text-properties officeooo:rsid="00443259" officeooo:paragraph-rsid="00443259"/>
    </style:style>
    <style:style style:name="P219" style:family="paragraph" style:parent-style-name="Text_20_body">
      <style:paragraph-properties fo:margin-left="0in" fo:margin-right="0in" fo:text-align="justify" style:justify-single-word="false" fo:text-indent="0in" style:auto-text-indent="false"/>
      <style:text-properties officeooo:rsid="00bd2187" officeooo:paragraph-rsid="00bc749e"/>
    </style:style>
    <style:style style:name="P220" style:family="paragraph" style:parent-style-name="Text_20_body">
      <style:paragraph-properties fo:margin-left="0in" fo:margin-right="0in" fo:text-align="justify" style:justify-single-word="false" fo:text-indent="0in" style:auto-text-indent="false"/>
      <style:text-properties officeooo:rsid="00bd2187" officeooo:paragraph-rsid="00bd2187"/>
    </style:style>
    <style:style style:name="P221" style:family="paragraph" style:parent-style-name="Text_20_body" style:list-style-name="L3">
      <style:text-properties officeooo:rsid="007624b0" officeooo:paragraph-rsid="007624b0"/>
    </style:style>
    <style:style style:name="P222" style:family="paragraph" style:parent-style-name="Text_20_body">
      <style:text-properties fo:font-size="8pt" style:font-size-asian="7pt" style:font-size-complex="8pt"/>
    </style:style>
    <style:style style:name="P223" style:family="paragraph" style:parent-style-name="Text_20_body">
      <style:text-properties fo:font-size="8pt" officeooo:rsid="0028bff9" officeooo:paragraph-rsid="002ff8f8" style:font-size-asian="7pt" style:font-size-complex="8pt"/>
    </style:style>
    <style:style style:name="P224" style:family="paragraph" style:parent-style-name="Text_20_body">
      <style:text-properties fo:font-size="8pt" officeooo:paragraph-rsid="00310089" style:font-size-asian="7pt" style:font-size-complex="8pt"/>
    </style:style>
    <style:style style:name="P225" style:family="paragraph" style:parent-style-name="Text_20_body" style:list-style-name="L1">
      <style:paragraph-properties fo:margin-top="0in" fo:margin-bottom="0in" fo:text-align="justify" style:justify-single-word="false"/>
      <style:text-properties officeooo:paragraph-rsid="00715642"/>
    </style:style>
    <style:style style:name="P226" style:family="paragraph" style:parent-style-name="Text_20_body" style:list-style-name="L1">
      <style:paragraph-properties fo:margin-top="0in" fo:margin-bottom="0in" fo:text-align="justify" style:justify-single-word="false"/>
      <style:text-properties officeooo:rsid="0070c666" officeooo:paragraph-rsid="00715642"/>
    </style:style>
    <style:style style:name="P227" style:family="paragraph" style:parent-style-name="Text_20_body" style:list-style-name="L2">
      <style:paragraph-properties fo:margin-top="0in" fo:margin-bottom="0in" fo:text-align="justify" style:justify-single-word="false"/>
      <style:text-properties officeooo:rsid="00715e45" officeooo:paragraph-rsid="00715e45"/>
    </style:style>
    <style:style style:name="P228" style:family="paragraph" style:parent-style-name="Text_20_body" style:list-style-name="L3">
      <style:paragraph-properties fo:margin-top="0in" fo:margin-bottom="0in"/>
      <style:text-properties officeooo:rsid="007624b0" officeooo:paragraph-rsid="007624b0"/>
    </style:style>
    <style:style style:name="P229" style:family="paragraph" style:parent-style-name="Text_20_body" style:list-style-name="L1">
      <style:paragraph-properties fo:margin-top="0in" fo:margin-bottom="0.0799in" fo:text-align="justify" style:justify-single-word="false"/>
      <style:text-properties officeooo:rsid="00715e45" officeooo:paragraph-rsid="00715e45"/>
    </style:style>
    <style:style style:name="P230" style:family="paragraph" style:parent-style-name="Text_20_body" style:list-style-name="L2">
      <style:paragraph-properties fo:margin-top="0in" fo:margin-bottom="0.0799in" fo:text-align="justify" style:justify-single-word="false"/>
      <style:text-properties officeooo:rsid="00715e45" officeooo:paragraph-rsid="00715e45"/>
    </style:style>
    <style:style style:name="P231" style:family="paragraph" style:parent-style-name="Contents_20_4">
      <style:paragraph-properties>
        <style:tab-stops>
          <style:tab-stop style:position="6.1055in" style:type="right" style:leader-style="dotted" style:leader-text="."/>
        </style:tab-stops>
      </style:paragraph-properties>
    </style:style>
    <style:style style:name="P232" style:family="paragraph" style:parent-style-name="Contents_20_3">
      <style:paragraph-properties>
        <style:tab-stops>
          <style:tab-stop style:position="6.302in" style:type="right" style:leader-style="dotted" style:leader-text="."/>
        </style:tab-stops>
      </style:paragraph-properties>
    </style:style>
    <style:style style:name="P233" style:family="paragraph" style:parent-style-name="Heading_20_2">
      <style:text-properties officeooo:rsid="0014003c" officeooo:paragraph-rsid="0014003c"/>
    </style:style>
    <style:style style:name="P234" style:family="paragraph" style:parent-style-name="Heading_20_2">
      <style:text-properties officeooo:rsid="0014003c" officeooo:paragraph-rsid="003ec910"/>
    </style:style>
    <style:style style:name="P235" style:family="paragraph" style:parent-style-name="Heading_20_2">
      <style:text-properties officeooo:paragraph-rsid="0016518c"/>
    </style:style>
    <style:style style:name="P236" style:family="paragraph" style:parent-style-name="Heading_20_2">
      <style:text-properties officeooo:rsid="0016518c" officeooo:paragraph-rsid="0016518c"/>
    </style:style>
    <style:style style:name="P237" style:family="paragraph" style:parent-style-name="Heading_20_1">
      <style:paragraph-properties fo:text-align="center" style:justify-single-word="false"/>
      <style:text-properties style:text-underline-style="solid" style:text-underline-width="auto" style:text-underline-color="font-color" officeooo:paragraph-rsid="0014003c"/>
    </style:style>
    <style:style style:name="P238" style:family="paragraph" style:parent-style-name="Heading_20_3">
      <style:text-properties officeooo:rsid="0028bff9" officeooo:paragraph-rsid="0028bff9"/>
    </style:style>
    <style:style style:name="P239" style:family="paragraph" style:parent-style-name="Heading_20_3">
      <style:text-properties officeooo:rsid="0016518c" officeooo:paragraph-rsid="003dcaad"/>
    </style:style>
    <style:style style:name="P240" style:family="paragraph" style:parent-style-name="Heading_20_3">
      <style:text-properties officeooo:rsid="0016518c" officeooo:paragraph-rsid="0016518c"/>
    </style:style>
    <style:style style:name="P241" style:family="paragraph" style:parent-style-name="Heading_20_3">
      <style:text-properties officeooo:rsid="0016852e" officeooo:paragraph-rsid="0016852e"/>
    </style:style>
    <style:style style:name="P242" style:family="paragraph" style:parent-style-name="Heading_20_3">
      <style:text-properties officeooo:rsid="00a7dd49" officeooo:paragraph-rsid="00a7dd49"/>
    </style:style>
    <style:style style:name="P243" style:family="paragraph" style:parent-style-name="Heading_20_4">
      <style:text-properties officeooo:rsid="005cbf48" officeooo:paragraph-rsid="005cbf48"/>
    </style:style>
    <style:style style:name="P244" style:family="paragraph" style:parent-style-name="Heading_20_4">
      <style:text-properties officeooo:paragraph-rsid="005cbf48"/>
    </style:style>
    <style:style style:name="P245" style:family="paragraph" style:parent-style-name="Heading_20_4">
      <style:text-properties officeooo:rsid="001c5338" officeooo:paragraph-rsid="001c5338"/>
    </style:style>
    <style:style style:name="P246" style:family="paragraph" style:parent-style-name="Heading_20_4">
      <style:text-properties officeooo:paragraph-rsid="001c5338"/>
    </style:style>
    <style:style style:name="P247" style:family="paragraph" style:parent-style-name="Heading_20_4">
      <style:text-properties officeooo:rsid="009446de" officeooo:paragraph-rsid="009446de"/>
    </style:style>
    <style:style style:name="P248" style:family="paragraph" style:parent-style-name="Contents_20_2">
      <style:paragraph-properties>
        <style:tab-stops>
          <style:tab-stop style:position="6.4984in" style:type="right" style:leader-style="dotted" style:leader-text="."/>
        </style:tab-stops>
      </style:paragraph-properties>
    </style:style>
    <style:style style:name="P249" style:family="paragraph" style:parent-style-name="Contents_20_1">
      <style:paragraph-properties>
        <style:tab-stops>
          <style:tab-stop style:position="6.6953in" style:type="right" style:leader-style="dotted" style:leader-text="."/>
        </style:tab-stops>
      </style:paragraph-properties>
    </style:style>
    <style:style style:name="P250" style:family="paragraph" style:parent-style-name="Table_20_Contents">
      <style:text-properties style:font-name="LMMono10" fo:font-size="12pt" officeooo:rsid="00bd2187" officeooo:paragraph-rsid="00bd2187" style:font-size-asian="12pt" style:font-size-complex="12pt"/>
    </style:style>
    <style:style style:name="P251" style:family="paragraph" style:parent-style-name="Table_20_Contents">
      <style:text-properties style:font-name="LMMono10" fo:font-style="italic" officeooo:rsid="00bc749e" officeooo:paragraph-rsid="00bc749e" style:font-style-asian="italic" style:font-style-complex="italic"/>
    </style:style>
    <style:style style:name="P252" style:family="paragraph" style:parent-style-name="Table_20_Contents">
      <style:text-properties style:font-name="LMMono10" fo:font-style="italic" officeooo:rsid="00d65d13" officeooo:paragraph-rsid="00d65d13" style:font-style-asian="italic" style:font-style-complex="italic"/>
    </style:style>
    <style:style style:name="P253" style:family="paragraph" style:parent-style-name="Table_20_Contents">
      <style:text-properties style:font-name="LMMono10" fo:font-style="italic" officeooo:rsid="00e1152c" officeooo:paragraph-rsid="00e1152c" style:font-style-asian="italic" style:font-style-complex="italic"/>
    </style:style>
    <style:style style:name="P254" style:family="paragraph" style:parent-style-name="Table_20_Contents">
      <style:text-properties style:font-name="LMMono10" fo:font-style="italic" officeooo:rsid="00ea8366" officeooo:paragraph-rsid="00ea8366" style:font-style-asian="italic" style:font-style-complex="italic"/>
    </style:style>
    <style:style style:name="P255" style:family="paragraph" style:parent-style-name="Table_20_Contents">
      <style:text-properties style:font-name="LMMono10" officeooo:rsid="00e1152c" officeooo:paragraph-rsid="00e1152c"/>
    </style:style>
    <style:style style:name="P256" style:family="paragraph" style:parent-style-name="Table_20_Contents">
      <style:paragraph-properties fo:text-align="justify" style:justify-single-word="false"/>
      <style:text-properties officeooo:rsid="00bc749e" officeooo:paragraph-rsid="00bc749e"/>
    </style:style>
    <style:style style:name="P257" style:family="paragraph" style:parent-style-name="Table_20_Contents">
      <style:paragraph-properties fo:text-align="justify" style:justify-single-word="false"/>
      <style:text-properties officeooo:rsid="00e2fa09" officeooo:paragraph-rsid="00e2fa09"/>
    </style:style>
    <style:style style:name="P258" style:family="paragraph" style:parent-style-name="Table_20_Contents">
      <style:paragraph-properties fo:text-align="justify" style:justify-single-word="false"/>
      <style:text-properties officeooo:rsid="00ea8366" officeooo:paragraph-rsid="00ea8366"/>
    </style:style>
    <style:style style:name="P259"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officeooo:rsid="007d5bfe" officeooo:paragraph-rsid="007d5bfe"/>
    </style:style>
    <style:style style:name="P260"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tyle="italic" officeooo:rsid="007d5bfe" officeooo:paragraph-rsid="007d5bfe" style:font-style-asian="italic" style:font-style-complex="italic"/>
    </style:style>
    <style:style style:name="P261"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officeooo:rsid="007d5bfe" officeooo:paragraph-rsid="007d5bfe"/>
    </style:style>
    <style:style style:name="P262"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officeooo:paragraph-rsid="007d5bfe"/>
    </style:style>
    <style:style style:name="T1" style:family="text">
      <style:text-properties officeooo:rsid="0014003c"/>
    </style:style>
    <style:style style:name="T2" style:family="text">
      <style:text-properties style:font-name="LMMono10" fo:font-weight="normal" officeooo:rsid="0014003c" style:font-weight-asian="normal" style:font-weight-complex="normal"/>
    </style:style>
    <style:style style:name="T3" style:family="text">
      <style:text-properties style:font-name="LMMono10" fo:font-weight="normal" officeooo:rsid="0016f062" style:font-weight-asian="normal" style:font-weight-complex="normal"/>
    </style:style>
    <style:style style:name="T4" style:family="text">
      <style:text-properties style:font-name="LMMono10" fo:font-weight="normal" officeooo:rsid="006e8c1c" style:font-weight-asian="normal" style:font-weight-complex="normal"/>
    </style:style>
    <style:style style:name="T5" style:family="text">
      <style:text-properties style:font-name="LMMono10" fo:font-weight="normal" officeooo:rsid="00813a0c" style:font-weight-asian="normal" style:font-weight-complex="normal"/>
    </style:style>
    <style:style style:name="T6" style:family="text">
      <style:text-properties style:font-name="LMMono10" fo:font-weight="normal" officeooo:rsid="0081b990" style:font-weight-asian="normal" style:font-weight-complex="normal"/>
    </style:style>
    <style:style style:name="T7" style:family="text">
      <style:text-properties style:font-name="LMMono10" fo:font-weight="normal" officeooo:rsid="00844576" style:font-weight-asian="normal" style:font-weight-complex="normal"/>
    </style:style>
    <style:style style:name="T8" style:family="text">
      <style:text-properties style:font-name="LMMono10" fo:font-weight="normal" officeooo:rsid="00872fc1" style:font-weight-asian="normal" style:font-weight-complex="normal"/>
    </style:style>
    <style:style style:name="T9" style:family="text">
      <style:text-properties style:font-name="LMMono10" fo:font-weight="normal" officeooo:rsid="00252010" style:font-weight-asian="normal" style:font-weight-complex="normal"/>
    </style:style>
    <style:style style:name="T10" style:family="text">
      <style:text-properties style:font-name="LMMono10" fo:font-weight="normal" officeooo:rsid="0021b1ab" style:font-weight-asian="normal" style:font-weight-complex="normal"/>
    </style:style>
    <style:style style:name="T11" style:family="text">
      <style:text-properties style:font-name="LMMono10" fo:font-weight="bold" officeooo:rsid="0014003c" style:font-weight-asian="bold" style:font-weight-complex="bold"/>
    </style:style>
    <style:style style:name="T12" style:family="text">
      <style:text-properties style:font-name="LMMono10" fo:font-weight="bold" officeooo:rsid="0016f062" style:font-weight-asian="bold" style:font-weight-complex="bold"/>
    </style:style>
    <style:style style:name="T13" style:family="text">
      <style:text-properties style:font-name="LMMono10" fo:font-weight="bold" officeooo:rsid="00929312" style:font-weight-asian="bold" style:font-weight-complex="bold"/>
    </style:style>
    <style:style style:name="T14" style:family="text">
      <style:text-properties style:font-name="LMMono10" fo:font-style="italic" fo:font-weight="normal" officeooo:rsid="0014003c" style:font-style-asian="italic" style:font-weight-asian="normal" style:font-style-complex="italic" style:font-weight-complex="normal"/>
    </style:style>
    <style:style style:name="T15" style:family="text">
      <style:text-properties style:font-name="LMMono10" fo:font-style="italic" fo:font-weight="normal" officeooo:rsid="0021b1ab" style:font-style-asian="italic" style:font-weight-asian="normal" style:font-style-complex="italic" style:font-weight-complex="normal"/>
    </style:style>
    <style:style style:name="T16" style:family="text">
      <style:text-properties style:font-name="LMMono10" fo:font-style="italic" fo:font-weight="normal" officeooo:rsid="0016f062" style:font-style-asian="italic" style:font-weight-asian="normal" style:font-style-complex="italic" style:font-weight-complex="normal"/>
    </style:style>
    <style:style style:name="T17" style:family="text">
      <style:text-properties style:font-name="LMMono10" fo:font-style="italic" officeooo:rsid="00252010" style:font-style-asian="italic" style:font-style-complex="italic"/>
    </style:style>
    <style:style style:name="T18" style:family="text">
      <style:text-properties style:font-name="LMMono10" fo:font-style="italic" officeooo:rsid="0025d66d" style:font-style-asian="italic" style:font-style-complex="italic"/>
    </style:style>
    <style:style style:name="T19" style:family="text">
      <style:text-properties style:font-name="LMMono10" fo:font-style="italic" officeooo:rsid="004bab5b" style:font-style-asian="italic" style:font-style-complex="italic"/>
    </style:style>
    <style:style style:name="T20" style:family="text">
      <style:text-properties style:font-name="LMMono10" fo:font-style="italic" officeooo:rsid="00509c9e" style:font-style-asian="italic" style:font-style-complex="italic"/>
    </style:style>
    <style:style style:name="T21" style:family="text">
      <style:text-properties style:font-name="LMMono10" fo:font-style="italic" officeooo:rsid="0053f690" style:font-style-asian="italic" style:font-style-complex="italic"/>
    </style:style>
    <style:style style:name="T22" style:family="text">
      <style:text-properties style:font-name="LMMono10" fo:font-style="italic" officeooo:rsid="0066be5c" style:font-style-asian="italic" style:font-style-complex="italic"/>
    </style:style>
    <style:style style:name="T23" style:family="text">
      <style:text-properties style:font-name="LMMono10" fo:font-style="italic" officeooo:rsid="00929312" style:font-style-asian="italic" style:font-style-complex="italic"/>
    </style:style>
    <style:style style:name="T24" style:family="text">
      <style:text-properties style:font-name="LMMono10" fo:font-style="italic" officeooo:rsid="009f5f20" style:font-style-asian="italic" style:font-style-complex="italic"/>
    </style:style>
    <style:style style:name="T25" style:family="text">
      <style:text-properties style:font-name="LMMono10" fo:font-style="italic" officeooo:rsid="009ea806" style:font-style-asian="italic" style:font-style-complex="italic"/>
    </style:style>
    <style:style style:name="T26" style:family="text">
      <style:text-properties style:font-name="LMMono10" fo:font-style="italic" officeooo:rsid="00a0826b" style:font-style-asian="italic" style:font-style-complex="italic"/>
    </style:style>
    <style:style style:name="T27" style:family="text">
      <style:text-properties style:font-name="LMMono10" fo:font-style="italic" officeooo:rsid="00a3bb06" style:font-style-asian="italic" style:font-style-complex="italic"/>
    </style:style>
    <style:style style:name="T28" style:family="text">
      <style:text-properties style:font-name="LMMono10" fo:font-style="italic" officeooo:rsid="00a96e0a" style:font-style-asian="italic" style:font-style-complex="italic"/>
    </style:style>
    <style:style style:name="T29" style:family="text">
      <style:text-properties style:font-name="LMMono10" fo:font-style="italic" officeooo:rsid="00d81d2c" style:font-style-asian="italic" style:font-style-complex="italic"/>
    </style:style>
    <style:style style:name="T30" style:family="text">
      <style:text-properties style:font-name="LMMono10" fo:font-style="italic" officeooo:rsid="00e9539d" style:font-style-asian="italic" style:font-style-complex="italic"/>
    </style:style>
    <style:style style:name="T31" style:family="text">
      <style:text-properties style:font-name="LMMono10" officeooo:rsid="00252010"/>
    </style:style>
    <style:style style:name="T32" style:family="text">
      <style:text-properties style:font-name="LMMono10" officeooo:rsid="0046d0cc"/>
    </style:style>
    <style:style style:name="T33" style:family="text">
      <style:text-properties style:font-name="LMMono10" officeooo:rsid="004bab5b"/>
    </style:style>
    <style:style style:name="T34" style:family="text">
      <style:text-properties style:font-name="LMMono10" officeooo:rsid="004a9ec9"/>
    </style:style>
    <style:style style:name="T35" style:family="text">
      <style:text-properties style:font-name="LMMono10" officeooo:rsid="00509c9e"/>
    </style:style>
    <style:style style:name="T36" style:family="text">
      <style:text-properties style:font-name="LMMono10" officeooo:rsid="0053f690"/>
    </style:style>
    <style:style style:name="T37" style:family="text">
      <style:text-properties style:font-name="LMMono10" officeooo:rsid="0056e40c"/>
    </style:style>
    <style:style style:name="T38" style:family="text">
      <style:text-properties style:font-name="LMMono10" officeooo:rsid="005a32df"/>
    </style:style>
    <style:style style:name="T39" style:family="text">
      <style:text-properties style:font-name="LMMono10" officeooo:rsid="005b1153"/>
    </style:style>
    <style:style style:name="T40" style:family="text">
      <style:text-properties style:font-name="LMMono10" officeooo:rsid="005b3194"/>
    </style:style>
    <style:style style:name="T41" style:family="text">
      <style:text-properties style:font-name="LMMono10" officeooo:rsid="005bebc0"/>
    </style:style>
    <style:style style:name="T42" style:family="text">
      <style:text-properties style:font-name="LMMono10" officeooo:rsid="005d24ed"/>
    </style:style>
    <style:style style:name="T43" style:family="text">
      <style:text-properties style:font-name="LMMono10" officeooo:rsid="005e918d"/>
    </style:style>
    <style:style style:name="T44" style:family="text">
      <style:text-properties style:font-name="LMMono10" officeooo:rsid="0060aa29"/>
    </style:style>
    <style:style style:name="T45" style:family="text">
      <style:text-properties style:font-name="LMMono10" officeooo:rsid="0062ae6e"/>
    </style:style>
    <style:style style:name="T46" style:family="text">
      <style:text-properties style:font-name="LMMono10" fo:font-size="12pt" fo:font-weight="normal" officeooo:rsid="00644dd8" style:font-size-asian="10.5pt" style:font-weight-asian="normal" style:font-size-complex="12pt" style:font-weight-complex="normal"/>
    </style:style>
    <style:style style:name="T47" style:family="text">
      <style:text-properties style:font-name="LMMono10" fo:font-size="12pt" fo:font-weight="normal" officeooo:rsid="00649cc9" style:font-size-asian="10.5pt" style:font-weight-asian="normal" style:font-size-complex="12pt" style:font-weight-complex="normal"/>
    </style:style>
    <style:style style:name="T48" style:family="text">
      <style:text-properties style:font-name="LMMono10" fo:font-size="12pt" fo:font-style="italic" fo:font-weight="normal" officeooo:rsid="0081b990" style:font-size-asian="12pt" style:font-style-asian="italic" style:font-weight-asian="normal" style:font-size-complex="12pt" style:font-style-complex="italic" style:font-weight-complex="normal"/>
    </style:style>
    <style:style style:name="T49" style:family="text">
      <style:text-properties style:font-name="LMMono10" officeooo:rsid="0070c666"/>
    </style:style>
    <style:style style:name="T50" style:family="text">
      <style:text-properties style:font-name="LMMono10" officeooo:rsid="00715e45"/>
    </style:style>
    <style:style style:name="T51" style:family="text">
      <style:text-properties style:font-name="LMMono10" officeooo:rsid="007624b0"/>
    </style:style>
    <style:style style:name="T52" style:family="text">
      <style:text-properties style:font-name="LMMono10" officeooo:rsid="00770b63"/>
    </style:style>
    <style:style style:name="T53" style:family="text">
      <style:text-properties style:font-name="LMMono10" officeooo:rsid="007d53af"/>
    </style:style>
    <style:style style:name="T54" style:family="text">
      <style:text-properties style:font-name="LMMono10" officeooo:rsid="007bdbd9"/>
    </style:style>
    <style:style style:name="T55" style:family="text">
      <style:text-properties style:font-name="LMMono10" officeooo:rsid="007d5bfe"/>
    </style:style>
    <style:style style:name="T56" style:family="text">
      <style:text-properties style:font-name="LMMono10" officeooo:rsid="008934dd"/>
    </style:style>
    <style:style style:name="T57" style:family="text">
      <style:text-properties style:font-name="LMMono10" officeooo:rsid="008bb077"/>
    </style:style>
    <style:style style:name="T58" style:family="text">
      <style:text-properties style:font-name="LMMono10" officeooo:rsid="008d7eca"/>
    </style:style>
    <style:style style:name="T59" style:family="text">
      <style:text-properties style:font-name="LMMono10" officeooo:rsid="008f1317"/>
    </style:style>
    <style:style style:name="T60" style:family="text">
      <style:text-properties style:font-name="LMMono10" officeooo:rsid="00913db2"/>
    </style:style>
    <style:style style:name="T61" style:family="text">
      <style:text-properties style:font-name="LMMono10" officeooo:rsid="00929312"/>
    </style:style>
    <style:style style:name="T62" style:family="text">
      <style:text-properties style:font-name="LMMono10" officeooo:rsid="0097f956"/>
    </style:style>
    <style:style style:name="T63" style:family="text">
      <style:text-properties style:font-name="LMMono10" officeooo:rsid="00974ae1"/>
    </style:style>
    <style:style style:name="T64" style:family="text">
      <style:text-properties style:font-name="LMMono10" officeooo:rsid="009896b3"/>
    </style:style>
    <style:style style:name="T65" style:family="text">
      <style:text-properties style:font-name="LMMono10" officeooo:rsid="009d90a7"/>
    </style:style>
    <style:style style:name="T66" style:family="text">
      <style:text-properties style:font-name="LMMono10" fo:font-style="normal" officeooo:rsid="00a0826b" style:font-style-asian="normal" style:font-style-complex="normal"/>
    </style:style>
    <style:style style:name="T67" style:family="text">
      <style:text-properties style:font-name="LMMono10" fo:font-style="normal" officeooo:rsid="009ea806" style:font-style-asian="normal" style:font-style-complex="normal"/>
    </style:style>
    <style:style style:name="T68" style:family="text">
      <style:text-properties style:font-name="LMMono10" officeooo:rsid="00a22ffb"/>
    </style:style>
    <style:style style:name="T69" style:family="text">
      <style:text-properties style:font-name="LMMono10" officeooo:rsid="00a23593"/>
    </style:style>
    <style:style style:name="T70" style:family="text">
      <style:text-properties style:font-name="LMMono10" officeooo:rsid="00a8f2f8"/>
    </style:style>
    <style:style style:name="T71" style:family="text">
      <style:text-properties style:font-name="LMMono10" officeooo:rsid="00a96e0a"/>
    </style:style>
    <style:style style:name="T72" style:family="text">
      <style:text-properties style:font-name="LMMono10" officeooo:rsid="00e6d13e"/>
    </style:style>
    <style:style style:name="T73" style:family="text">
      <style:text-properties style:font-name="LMMono10" officeooo:rsid="00c57f51"/>
    </style:style>
    <style:style style:name="T74" style:family="text">
      <style:text-properties style:font-name="LMMono10" officeooo:rsid="00c86bd8"/>
    </style:style>
    <style:style style:name="T75" style:family="text">
      <style:text-properties style:font-name="LMMono10" officeooo:rsid="00c88e1e"/>
    </style:style>
    <style:style style:name="T76" style:family="text">
      <style:text-properties style:font-name="LMMono10" officeooo:rsid="00cafdb9"/>
    </style:style>
    <style:style style:name="T77" style:family="text">
      <style:text-properties style:font-name="LMMono10" officeooo:rsid="00d25ac3"/>
    </style:style>
    <style:style style:name="T78" style:family="text">
      <style:text-properties style:font-name="LMMono10" officeooo:rsid="00d65d13"/>
    </style:style>
    <style:style style:name="T79" style:family="text">
      <style:text-properties style:font-name="LMMono10" officeooo:rsid="00d81d2c"/>
    </style:style>
    <style:style style:name="T80" style:family="text">
      <style:text-properties style:font-name="LMMono10" officeooo:rsid="00e1152c"/>
    </style:style>
    <style:style style:name="T81" style:family="text">
      <style:text-properties style:font-name="LMMono10" officeooo:rsid="00e29322"/>
    </style:style>
    <style:style style:name="T82" style:family="text">
      <style:text-properties style:font-name="LMMono10" officeooo:rsid="00e2fa09"/>
    </style:style>
    <style:style style:name="T83" style:family="text">
      <style:text-properties style:font-name="LMMono10" officeooo:rsid="00e91f70"/>
    </style:style>
    <style:style style:name="T84" style:family="text">
      <style:text-properties style:font-name="LMMono10" officeooo:rsid="00eea3fa"/>
    </style:style>
    <style:style style:name="T85" style:family="text">
      <style:text-properties fo:font-weight="bold" officeooo:rsid="0014003c" style:font-weight-asian="bold" style:font-weight-complex="bold"/>
    </style:style>
    <style:style style:name="T86" style:family="text">
      <style:text-properties fo:font-weight="bold" officeooo:rsid="0014d29d" style:font-weight-asian="bold" style:font-weight-complex="bold"/>
    </style:style>
    <style:style style:name="T87" style:family="text">
      <style:text-properties fo:font-weight="bold" officeooo:rsid="0016518c" style:font-weight-asian="bold" style:font-weight-complex="bold"/>
    </style:style>
    <style:style style:name="T88" style:family="text">
      <style:text-properties fo:font-weight="bold" officeooo:rsid="0016f062" style:font-weight-asian="bold" style:font-weight-complex="bold"/>
    </style:style>
    <style:style style:name="T89" style:family="text">
      <style:text-properties fo:font-weight="bold" officeooo:rsid="0018d1cb" style:font-weight-asian="bold" style:font-weight-complex="bold"/>
    </style:style>
    <style:style style:name="T90" style:family="text">
      <style:text-properties fo:font-weight="bold" officeooo:rsid="0016852e" style:font-weight-asian="bold" style:font-weight-complex="bold"/>
    </style:style>
    <style:style style:name="T91" style:family="text">
      <style:text-properties fo:font-weight="bold" officeooo:rsid="001b1fb4" style:font-weight-asian="bold" style:font-weight-complex="bold"/>
    </style:style>
    <style:style style:name="T92" style:family="text">
      <style:text-properties fo:font-weight="bold" officeooo:rsid="0037b130" style:font-weight-asian="bold" style:font-weight-complex="bold"/>
    </style:style>
    <style:style style:name="T93" style:family="text">
      <style:text-properties fo:font-weight="bold" officeooo:rsid="0053f690" style:font-weight-asian="bold" style:font-weight-complex="bold"/>
    </style:style>
    <style:style style:name="T94" style:family="text">
      <style:text-properties fo:font-weight="bold" officeooo:rsid="005bebc0" style:font-weight-asian="bold" style:font-weight-complex="bold"/>
    </style:style>
    <style:style style:name="T95" style:family="text">
      <style:text-properties fo:font-weight="bold" officeooo:rsid="005e980e" style:font-weight-asian="bold" style:font-weight-complex="bold"/>
    </style:style>
    <style:style style:name="T96" style:family="text">
      <style:text-properties fo:font-weight="bold" officeooo:rsid="005fc32d" style:font-weight-asian="bold" style:font-weight-complex="bold"/>
    </style:style>
    <style:style style:name="T97" style:family="text">
      <style:text-properties fo:font-weight="bold" officeooo:rsid="00649cc9" style:font-weight-asian="bold" style:font-weight-complex="bold"/>
    </style:style>
    <style:style style:name="T98" style:family="text">
      <style:text-properties fo:font-weight="bold" officeooo:rsid="007ea488" style:font-weight-asian="bold" style:font-weight-complex="bold"/>
    </style:style>
    <style:style style:name="T99" style:family="text">
      <style:text-properties fo:font-weight="bold" officeooo:rsid="00e9539d" style:font-weight-asian="bold" style:font-weight-complex="bold"/>
    </style:style>
    <style:style style:name="T100" style:family="text">
      <style:text-properties fo:font-weight="bold" officeooo:rsid="00eea3fa" style:font-weight-asian="bold" style:font-weight-complex="bold"/>
    </style:style>
    <style:style style:name="T101" style:family="text">
      <style:text-properties officeooo:rsid="0014d29d"/>
    </style:style>
    <style:style style:name="T102" style:family="text">
      <style:text-properties officeooo:rsid="0016518c"/>
    </style:style>
    <style:style style:name="T103" style:family="text">
      <style:text-properties officeooo:rsid="0016852e"/>
    </style:style>
    <style:style style:name="T104" style:family="text">
      <style:text-properties officeooo:rsid="0016f062"/>
    </style:style>
    <style:style style:name="T105" style:family="text">
      <style:text-properties officeooo:rsid="0018d1cb"/>
    </style:style>
    <style:style style:name="T106" style:family="text">
      <style:text-properties officeooo:rsid="001b1fb4"/>
    </style:style>
    <style:style style:name="T107" style:family="text">
      <style:text-properties officeooo:rsid="001c5338"/>
    </style:style>
    <style:style style:name="T108" style:family="text">
      <style:text-properties officeooo:rsid="001f1b24"/>
    </style:style>
    <style:style style:name="T109" style:family="text">
      <style:text-properties officeooo:rsid="0021b1ab"/>
    </style:style>
    <style:style style:name="T110" style:family="text">
      <style:text-properties fo:font-style="italic" style:font-style-asian="italic" style:font-style-complex="italic"/>
    </style:style>
    <style:style style:name="T111" style:family="text">
      <style:text-properties fo:font-style="italic" officeooo:rsid="0025d66d" style:font-style-asian="italic" style:font-style-complex="italic"/>
    </style:style>
    <style:style style:name="T112" style:family="text">
      <style:text-properties fo:font-style="italic" officeooo:rsid="0037b130" style:font-style-asian="italic" style:font-style-complex="italic"/>
    </style:style>
    <style:style style:name="T113" style:family="text">
      <style:text-properties fo:font-style="italic" officeooo:rsid="00395296" style:font-style-asian="italic" style:font-style-complex="italic"/>
    </style:style>
    <style:style style:name="T114" style:family="text">
      <style:text-properties fo:font-style="italic" officeooo:rsid="00443259" style:font-style-asian="italic" style:font-style-complex="italic"/>
    </style:style>
    <style:style style:name="T115" style:family="text">
      <style:text-properties fo:font-style="italic" officeooo:rsid="0046d0cc" style:font-style-asian="italic" style:font-style-complex="italic"/>
    </style:style>
    <style:style style:name="T116" style:family="text">
      <style:text-properties fo:font-style="italic" officeooo:rsid="0047262b" style:font-style-asian="italic" style:font-style-complex="italic"/>
    </style:style>
    <style:style style:name="T117" style:family="text">
      <style:text-properties fo:font-style="italic" officeooo:rsid="004bab5b" style:font-style-asian="italic" style:font-style-complex="italic"/>
    </style:style>
    <style:style style:name="T118" style:family="text">
      <style:text-properties fo:font-style="italic" officeooo:rsid="00509c9e" style:font-style-asian="italic" style:font-style-complex="italic"/>
    </style:style>
    <style:style style:name="T119" style:family="text">
      <style:text-properties fo:font-style="italic" officeooo:rsid="0053f690" style:font-style-asian="italic" style:font-style-complex="italic"/>
    </style:style>
    <style:style style:name="T120" style:family="text">
      <style:text-properties fo:font-style="italic" officeooo:rsid="005b1153" style:font-style-asian="italic" style:font-style-complex="italic"/>
    </style:style>
    <style:style style:name="T121" style:family="text">
      <style:text-properties fo:font-style="italic" officeooo:rsid="005d24ed" style:font-style-asian="italic" style:font-style-complex="italic"/>
    </style:style>
    <style:style style:name="T122" style:family="text">
      <style:text-properties fo:font-style="italic" officeooo:rsid="0060aa29" style:font-style-asian="italic" style:font-style-complex="italic"/>
    </style:style>
    <style:style style:name="T123" style:family="text">
      <style:text-properties fo:font-style="italic" officeooo:rsid="00649cc9" style:font-style-asian="italic" style:font-style-complex="italic"/>
    </style:style>
    <style:style style:name="T124" style:family="text">
      <style:text-properties fo:font-style="italic" officeooo:rsid="006aeb3e" style:font-style-asian="italic" style:font-style-complex="italic"/>
    </style:style>
    <style:style style:name="T125" style:family="text">
      <style:text-properties fo:font-style="italic" officeooo:rsid="00745840" style:font-style-asian="italic" style:font-style-complex="italic"/>
    </style:style>
    <style:style style:name="T126" style:family="text">
      <style:text-properties fo:font-style="italic" officeooo:rsid="007624b0" style:font-style-asian="italic" style:font-style-complex="italic"/>
    </style:style>
    <style:style style:name="T127" style:family="text">
      <style:text-properties fo:font-style="italic" officeooo:rsid="00770b63" style:font-style-asian="italic" style:font-style-complex="italic"/>
    </style:style>
    <style:style style:name="T128" style:family="text">
      <style:text-properties fo:font-style="italic" officeooo:rsid="0016f062" style:font-style-asian="italic" style:font-style-complex="italic"/>
    </style:style>
    <style:style style:name="T129" style:family="text">
      <style:text-properties fo:font-style="italic" officeooo:rsid="007bdbd9" style:font-style-asian="italic" style:font-style-complex="italic"/>
    </style:style>
    <style:style style:name="T130" style:family="text">
      <style:text-properties fo:font-style="italic" officeooo:rsid="007d5bfe" style:font-style-asian="italic" style:font-style-complex="italic"/>
    </style:style>
    <style:style style:name="T131" style:family="text">
      <style:text-properties fo:font-style="italic" officeooo:rsid="0080f439" style:font-style-asian="italic" style:font-style-complex="italic"/>
    </style:style>
    <style:style style:name="T132" style:family="text">
      <style:text-properties fo:font-style="italic" officeooo:rsid="00913db2" style:font-style-asian="italic" style:font-style-complex="italic"/>
    </style:style>
    <style:style style:name="T133" style:family="text">
      <style:text-properties fo:font-style="italic" officeooo:rsid="009d90a7" style:font-style-asian="italic" style:font-style-complex="italic"/>
    </style:style>
    <style:style style:name="T134" style:family="text">
      <style:text-properties fo:font-style="italic" officeooo:rsid="009ea806" style:font-style-asian="italic" style:font-style-complex="italic"/>
    </style:style>
    <style:style style:name="T135" style:family="text">
      <style:text-properties fo:font-style="italic" officeooo:rsid="0018d1cb" style:font-style-asian="italic" style:font-style-complex="italic"/>
    </style:style>
    <style:style style:name="T136" style:family="text">
      <style:text-properties fo:font-style="italic" officeooo:rsid="00a22ffb" style:font-style-asian="italic" style:font-style-complex="italic"/>
    </style:style>
    <style:style style:name="T137" style:family="text">
      <style:text-properties fo:font-style="italic" officeooo:rsid="00a96e0a" style:font-style-asian="italic" style:font-style-complex="italic"/>
    </style:style>
    <style:style style:name="T138" style:family="text">
      <style:text-properties fo:font-style="italic" officeooo:rsid="0016518c" style:font-style-asian="italic" style:font-style-complex="italic"/>
    </style:style>
    <style:style style:name="T139" style:family="text">
      <style:text-properties fo:font-style="italic" officeooo:rsid="00b7547b" style:font-style-asian="italic" style:font-style-complex="italic"/>
    </style:style>
    <style:style style:name="T140" style:family="text">
      <style:text-properties fo:font-style="italic" officeooo:rsid="00badad3" style:font-style-asian="italic" style:font-style-complex="italic"/>
    </style:style>
    <style:style style:name="T141" style:family="text">
      <style:text-properties fo:font-style="italic" officeooo:rsid="0014003c" style:font-style-asian="italic" style:font-style-complex="italic"/>
    </style:style>
    <style:style style:name="T142" style:family="text">
      <style:text-properties fo:font-style="italic" officeooo:rsid="00bd2187" style:font-style-asian="italic" style:font-style-complex="italic"/>
    </style:style>
    <style:style style:name="T143" style:family="text">
      <style:text-properties fo:font-style="italic" officeooo:rsid="00cafdb9" style:font-style-asian="italic" style:font-style-complex="italic"/>
    </style:style>
    <style:style style:name="T144" style:family="text">
      <style:text-properties fo:font-style="italic" officeooo:rsid="00cc67aa" style:font-style-asian="italic" style:font-style-complex="italic"/>
    </style:style>
    <style:style style:name="T145" style:family="text">
      <style:text-properties fo:font-style="italic" officeooo:rsid="00d65d13" style:font-style-asian="italic" style:font-style-complex="italic"/>
    </style:style>
    <style:style style:name="T146" style:family="text">
      <style:text-properties fo:font-style="italic" officeooo:rsid="00e29322" style:font-style-asian="italic" style:font-style-complex="italic"/>
    </style:style>
    <style:style style:name="T147" style:family="text">
      <style:text-properties fo:font-style="italic" officeooo:rsid="00e9539d" style:font-style-asian="italic" style:font-style-complex="italic"/>
    </style:style>
    <style:style style:name="T148" style:family="text">
      <style:text-properties fo:font-style="italic" officeooo:rsid="00eea3fa" style:font-style-asian="italic" style:font-style-complex="italic"/>
    </style:style>
    <style:style style:name="T149" style:family="text">
      <style:text-properties fo:font-style="italic" officeooo:rsid="00ef30a8" style:font-style-asian="italic" style:font-style-complex="italic"/>
    </style:style>
    <style:style style:name="T150" style:family="text">
      <style:text-properties fo:font-style="italic" fo:font-weight="bold" officeooo:rsid="00745840" style:font-style-asian="italic" style:font-weight-asian="bold" style:font-style-complex="italic" style:font-weight-complex="bold"/>
    </style:style>
    <style:style style:name="T151" style:family="text">
      <style:text-properties fo:font-style="italic" fo:font-weight="bold" officeooo:rsid="007624b0" style:font-style-asian="italic" style:font-weight-asian="bold" style:font-style-complex="italic" style:font-weight-complex="bold"/>
    </style:style>
    <style:style style:name="T152" style:family="text">
      <style:text-properties fo:font-style="italic" fo:font-weight="bold" officeooo:rsid="007bdbd9" style:font-style-asian="italic" style:font-weight-asian="bold" style:font-style-complex="italic" style:font-weight-complex="bold"/>
    </style:style>
    <style:style style:name="T153" style:family="text">
      <style:text-properties fo:font-style="italic" fo:font-weight="bold" officeooo:rsid="007d5bfe" style:font-style-asian="italic" style:font-weight-asian="bold" style:font-style-complex="italic" style:font-weight-complex="bold"/>
    </style:style>
    <style:style style:name="T154" style:family="text">
      <style:text-properties fo:font-style="italic" fo:font-weight="bold" officeooo:rsid="00443259" style:font-style-asian="italic" style:font-weight-asian="bold" style:font-style-complex="italic" style:font-weight-complex="bold"/>
    </style:style>
    <style:style style:name="T155" style:family="text">
      <style:text-properties fo:font-style="italic" fo:font-weight="bold" officeooo:rsid="00ef30a8" style:font-style-asian="italic" style:font-weight-asian="bold" style:font-style-complex="italic" style:font-weight-complex="bold"/>
    </style:style>
    <style:style style:name="T156" style:family="text">
      <style:text-properties fo:color="#000080" style:font-name="LMMono10" fo:font-style="italic" fo:font-weight="normal" officeooo:rsid="0021b1ab" style:font-size-asian="10.5pt" style:font-style-asian="italic" style:font-weight-asian="normal" style:font-style-complex="italic" style:font-weight-complex="normal"/>
    </style:style>
    <style:style style:name="T157" style:family="text">
      <style:text-properties fo:color="#000080" style:font-name="LMMono10" fo:font-style="italic" fo:font-weight="normal" officeooo:rsid="0021b1ab" style:font-style-asian="italic" style:font-weight-asian="normal" style:font-style-complex="italic" style:font-weight-complex="normal"/>
    </style:style>
    <style:style style:name="T158" style:family="text">
      <style:text-properties fo:color="#000080" style:font-name="LMMono10" fo:font-weight="normal" officeooo:rsid="0014003c" style:font-size-asian="10.5pt" style:font-weight-asian="normal" style:font-weight-complex="normal"/>
    </style:style>
    <style:style style:name="T159" style:family="text">
      <style:text-properties fo:color="#000080" style:font-name="LMMono10" fo:font-weight="normal" officeooo:rsid="0014003c" style:font-weight-asian="normal" style:font-weight-complex="normal"/>
    </style:style>
    <style:style style:name="T160" style:family="text">
      <style:text-properties fo:color="#800000" style:font-name="LMMono10" fo:font-style="italic" fo:font-weight="normal" officeooo:rsid="0021b1ab" style:font-style-asian="italic" style:font-weight-asian="normal" style:font-style-complex="italic" style:font-weight-complex="normal"/>
    </style:style>
    <style:style style:name="T161" style:family="text">
      <style:text-properties fo:color="#800000" style:font-name="LMMono10" fo:font-weight="normal" officeooo:rsid="0014003c" style:font-weight-asian="normal" style:font-weight-complex="normal"/>
    </style:style>
    <style:style style:name="T162" style:family="text">
      <style:text-properties fo:color="#800000" style:font-name="LMMono10" fo:font-weight="normal" officeooo:rsid="0016f062" style:font-weight-asian="normal" style:font-weight-complex="normal"/>
    </style:style>
    <style:style style:name="T163" style:family="text">
      <style:text-properties fo:color="#800000" fo:font-style="normal" officeooo:rsid="0080f439" style:font-style-asian="normal" style:font-style-complex="normal"/>
    </style:style>
    <style:style style:name="T164" style:family="text">
      <style:text-properties officeooo:rsid="002352b7"/>
    </style:style>
    <style:style style:name="T165" style:family="text">
      <style:text-properties officeooo:rsid="00249afa"/>
    </style:style>
    <style:style style:name="T166" style:family="text">
      <style:text-properties officeooo:rsid="00252010"/>
    </style:style>
    <style:style style:name="T167" style:family="text">
      <style:text-properties officeooo:rsid="0025d66d"/>
    </style:style>
    <style:style style:name="T168" style:family="text">
      <style:text-properties officeooo:rsid="0026fd40"/>
    </style:style>
    <style:style style:name="T169" style:family="text">
      <style:text-properties officeooo:rsid="003578b0"/>
    </style:style>
    <style:style style:name="T170" style:family="text">
      <style:text-properties officeooo:rsid="00376cde"/>
    </style:style>
    <style:style style:name="T171" style:family="text">
      <style:text-properties officeooo:rsid="0037b130"/>
    </style:style>
    <style:style style:name="T172" style:family="text">
      <style:text-properties fo:font-weight="normal" officeooo:rsid="0037b130" style:font-weight-asian="normal" style:font-weight-complex="normal"/>
    </style:style>
    <style:style style:name="T173" style:family="text">
      <style:text-properties fo:font-weight="normal" officeooo:rsid="00252010" style:font-weight-asian="normal" style:font-weight-complex="normal"/>
    </style:style>
    <style:style style:name="T174" style:family="text">
      <style:text-properties officeooo:rsid="00395296"/>
    </style:style>
    <style:style style:name="T175" style:family="text">
      <style:text-properties officeooo:rsid="003ababf"/>
    </style:style>
    <style:style style:name="T176" style:family="text">
      <style:text-properties officeooo:rsid="003c3a67"/>
    </style:style>
    <style:style style:name="T177" style:family="text">
      <style:text-properties officeooo:rsid="003ec910"/>
    </style:style>
    <style:style style:name="T178" style:family="text">
      <style:text-properties officeooo:rsid="003fde95"/>
    </style:style>
    <style:style style:name="T179" style:family="text">
      <style:text-properties officeooo:rsid="00405b4b"/>
    </style:style>
    <style:style style:name="T180" style:family="text">
      <style:text-properties officeooo:rsid="004231e4"/>
    </style:style>
    <style:style style:name="T181" style:family="text">
      <style:text-properties officeooo:rsid="0043f390"/>
    </style:style>
    <style:style style:name="T182" style:family="text">
      <style:text-properties officeooo:rsid="00443259"/>
    </style:style>
    <style:style style:name="T183" style:family="text">
      <style:text-properties officeooo:rsid="0046d0cc"/>
    </style:style>
    <style:style style:name="T184" style:family="text">
      <style:text-properties officeooo:rsid="0047262b"/>
    </style:style>
    <style:style style:name="T185" style:family="text">
      <style:text-properties officeooo:rsid="00486a98"/>
    </style:style>
    <style:style style:name="T186" style:family="text">
      <style:text-properties officeooo:rsid="004a9ec9"/>
    </style:style>
    <style:style style:name="T187" style:family="text">
      <style:text-properties officeooo:rsid="004bab5b"/>
    </style:style>
    <style:style style:name="T188" style:family="text">
      <style:text-properties fo:font-style="normal" officeooo:rsid="004bab5b" style:font-style-asian="normal" style:font-style-complex="normal"/>
    </style:style>
    <style:style style:name="T189" style:family="text">
      <style:text-properties fo:font-style="normal" officeooo:rsid="0016f062" style:font-style-asian="normal" style:font-style-complex="normal"/>
    </style:style>
    <style:style style:name="T190" style:family="text">
      <style:text-properties fo:font-style="normal" officeooo:rsid="007d5bfe" style:font-style-asian="normal" style:font-style-complex="normal"/>
    </style:style>
    <style:style style:name="T191" style:family="text">
      <style:text-properties fo:font-style="normal" officeooo:rsid="00913db2" style:font-style-asian="normal" style:font-style-complex="normal"/>
    </style:style>
    <style:style style:name="T192" style:family="text">
      <style:text-properties fo:font-style="normal" officeooo:rsid="009ea806" style:font-style-asian="normal" style:font-style-complex="normal"/>
    </style:style>
    <style:style style:name="T193" style:family="text">
      <style:text-properties fo:font-style="normal" officeooo:rsid="00b7547b" style:font-style-asian="normal" style:font-style-complex="normal"/>
    </style:style>
    <style:style style:name="T194" style:family="text">
      <style:text-properties fo:font-style="normal" officeooo:rsid="00c69307" style:font-style-asian="normal" style:font-style-complex="normal"/>
    </style:style>
    <style:style style:name="T195" style:family="text">
      <style:text-properties fo:font-style="normal" officeooo:rsid="00cafdb9" style:font-style-asian="normal" style:font-style-complex="normal"/>
    </style:style>
    <style:style style:name="T196" style:family="text">
      <style:text-properties fo:font-style="normal" fo:font-weight="bold" officeooo:rsid="00badad3" style:font-style-asian="normal" style:font-weight-asian="bold" style:font-style-complex="normal" style:font-weight-complex="bold"/>
    </style:style>
    <style:style style:name="T197" style:family="text">
      <style:text-properties officeooo:rsid="00509c9e"/>
    </style:style>
    <style:style style:name="T198" style:family="text">
      <style:text-properties officeooo:rsid="0053f690"/>
    </style:style>
    <style:style style:name="T199" style:family="text">
      <style:text-properties officeooo:rsid="0056e40c"/>
    </style:style>
    <style:style style:name="T200" style:family="text">
      <style:text-properties officeooo:rsid="005a32df"/>
    </style:style>
    <style:style style:name="T201" style:family="text">
      <style:text-properties officeooo:rsid="005b1153"/>
    </style:style>
    <style:style style:name="T202" style:family="text">
      <style:text-properties officeooo:rsid="005b3194"/>
    </style:style>
    <style:style style:name="T203" style:family="text">
      <style:text-properties officeooo:rsid="005bebc0"/>
    </style:style>
    <style:style style:name="T204" style:family="text">
      <style:text-properties officeooo:rsid="005cbf48"/>
    </style:style>
    <style:style style:name="T205" style:family="text">
      <style:text-properties style:font-name="Liberation Sans" officeooo:rsid="005cbf48"/>
    </style:style>
    <style:style style:name="T206" style:family="text">
      <style:text-properties style:font-name="Liberation Sans" officeooo:rsid="005b1153"/>
    </style:style>
    <style:style style:name="T207" style:family="text">
      <style:text-properties style:font-name="Liberation Sans" fo:font-style="italic" officeooo:rsid="00a96e0a" style:font-style-asian="italic" style:font-style-complex="italic"/>
    </style:style>
    <style:style style:name="T208" style:family="text">
      <style:text-properties officeooo:rsid="005d24ed"/>
    </style:style>
    <style:style style:name="T209" style:family="text">
      <style:text-properties officeooo:rsid="005e918d"/>
    </style:style>
    <style:style style:name="T210" style:family="text">
      <style:text-properties officeooo:rsid="0060728c"/>
    </style:style>
    <style:style style:name="T211" style:family="text">
      <style:text-properties officeooo:rsid="0060aa29"/>
    </style:style>
    <style:style style:name="T212" style:family="text">
      <style:text-properties officeooo:rsid="0062ae6e"/>
    </style:style>
    <style:style style:name="T213" style:family="text">
      <style:text-properties fo:font-size="10pt" fo:font-weight="normal" officeooo:rsid="0016f062" style:font-size-asian="10pt" style:font-weight-asian="normal" style:font-size-complex="10pt" style:font-weight-complex="normal"/>
    </style:style>
    <style:style style:name="T214" style:family="text">
      <style:text-properties fo:font-size="10pt" fo:font-weight="bold" officeooo:rsid="0016f062" style:font-size-asian="10pt" style:font-weight-asian="bold" style:font-size-complex="10pt" style:font-weight-complex="bold"/>
    </style:style>
    <style:style style:name="T215" style:family="text">
      <style:text-properties fo:font-size="10pt" fo:font-weight="bold" officeooo:rsid="00eea3fa" style:font-size-asian="10pt" style:font-weight-asian="bold" style:font-size-complex="10pt" style:font-weight-complex="bold"/>
    </style:style>
    <style:style style:name="T216" style:family="text">
      <style:text-properties fo:font-size="10pt" fo:font-style="italic" fo:font-weight="normal" officeooo:rsid="0062ae6e" style:font-size-asian="10pt" style:font-style-asian="italic" style:font-weight-asian="normal" style:font-size-complex="10pt" style:font-style-complex="italic" style:font-weight-complex="normal"/>
    </style:style>
    <style:style style:name="T217" style:family="text">
      <style:text-properties fo:font-size="12pt" fo:font-weight="normal" officeooo:rsid="00644dd8" style:font-size-asian="10.5pt" style:font-weight-asian="normal" style:font-size-complex="12pt" style:font-weight-complex="normal"/>
    </style:style>
    <style:style style:name="T218" style:family="text">
      <style:text-properties fo:font-size="12pt" fo:font-weight="normal" officeooo:rsid="00649cc9" style:font-size-asian="10.5pt" style:font-weight-asian="normal" style:font-size-complex="12pt" style:font-weight-complex="normal"/>
    </style:style>
    <style:style style:name="T219" style:family="text">
      <style:text-properties fo:font-size="12pt" fo:font-weight="normal" officeooo:rsid="00eea3fa" style:font-size-asian="10.5pt" style:font-weight-asian="normal" style:font-size-complex="12pt" style:font-weight-complex="normal"/>
    </style:style>
    <style:style style:name="T220" style:family="text">
      <style:text-properties officeooo:rsid="00649cc9"/>
    </style:style>
    <style:style style:name="T221" style:family="text">
      <style:text-properties officeooo:rsid="0066be5c"/>
    </style:style>
    <style:style style:name="T222" style:family="text">
      <style:text-properties officeooo:rsid="0069f5b4"/>
    </style:style>
    <style:style style:name="T223" style:family="text">
      <style:text-properties officeooo:rsid="006a5120"/>
    </style:style>
    <style:style style:name="T224" style:family="text">
      <style:text-properties officeooo:rsid="006aeb3e"/>
    </style:style>
    <style:style style:name="T225" style:family="text">
      <style:text-properties officeooo:rsid="0070c666"/>
    </style:style>
    <style:style style:name="T226" style:family="text">
      <style:text-properties officeooo:rsid="00715642"/>
    </style:style>
    <style:style style:name="T227" style:family="text">
      <style:text-properties officeooo:rsid="00715e45"/>
    </style:style>
    <style:style style:name="T228" style:family="text">
      <style:text-properties style:font-name="Liberation Serif" fo:font-weight="normal" officeooo:rsid="00813a0c" style:font-weight-asian="normal" style:font-weight-complex="normal"/>
    </style:style>
    <style:style style:name="T229" style:family="text">
      <style:text-properties style:font-name="Liberation Serif" fo:font-weight="normal" officeooo:rsid="0081b990" style:font-weight-asian="normal" style:font-weight-complex="normal"/>
    </style:style>
    <style:style style:name="T230" style:family="text">
      <style:text-properties style:font-name="Liberation Serif" fo:font-weight="normal" officeooo:rsid="00844576" style:font-weight-asian="normal" style:font-weight-complex="normal"/>
    </style:style>
    <style:style style:name="T231" style:family="text">
      <style:text-properties style:font-name="Liberation Serif" fo:font-weight="normal" officeooo:rsid="008601a0" style:font-weight-asian="normal" style:font-weight-complex="normal"/>
    </style:style>
    <style:style style:name="T232" style:family="text">
      <style:text-properties style:font-name="Liberation Serif" fo:font-weight="normal" officeooo:rsid="00872fc1" style:font-weight-asian="normal" style:font-weight-complex="normal"/>
    </style:style>
    <style:style style:name="T233" style:family="text">
      <style:text-properties style:font-name="Liberation Serif" fo:font-weight="normal" officeooo:rsid="0088460d" style:font-weight-asian="normal" style:font-weight-complex="normal"/>
    </style:style>
    <style:style style:name="T234" style:family="text">
      <style:text-properties style:font-name="Liberation Serif" fo:font-style="normal" officeooo:rsid="00a0826b" style:font-style-asian="normal" style:font-style-complex="normal"/>
    </style:style>
    <style:style style:name="T235" style:family="text">
      <style:text-properties style:font-name="Liberation Serif" fo:font-style="normal" officeooo:rsid="00b52603" style:font-style-asian="normal" style:font-style-complex="normal"/>
    </style:style>
    <style:style style:name="T236" style:family="text">
      <style:text-properties style:font-name="Liberation Serif" officeooo:rsid="00a96e0a"/>
    </style:style>
    <style:style style:name="T237" style:family="text">
      <style:text-properties fo:color="#000000" style:font-name="LMMono10" fo:font-style="italic" fo:font-weight="normal" officeooo:rsid="0021b1ab" style:font-style-asian="italic" style:font-weight-asian="normal" style:font-style-complex="italic" style:font-weight-complex="normal"/>
    </style:style>
    <style:style style:name="T238" style:family="text">
      <style:text-properties fo:color="#000000" style:font-name="LMMono10" fo:font-weight="normal" officeooo:rsid="0016f062" style:font-weight-asian="normal" style:font-weight-complex="normal"/>
    </style:style>
    <style:style style:name="T239" style:family="text">
      <style:text-properties fo:color="#000000" style:font-name="LMMono10" fo:font-style="normal" fo:font-weight="normal" officeooo:rsid="00715e45" style:font-style-asian="normal" style:font-weight-asian="normal" style:font-style-complex="normal" style:font-weight-complex="normal"/>
    </style:style>
    <style:style style:name="T240" style:family="text">
      <style:text-properties fo:color="#000000" style:font-name="LMMono10" fo:font-style="normal" fo:font-weight="normal" officeooo:rsid="00745840" style:font-style-asian="normal" style:font-weight-asian="normal" style:font-style-complex="normal" style:font-weight-complex="normal"/>
    </style:style>
    <style:style style:name="T241" style:family="text">
      <style:text-properties fo:color="#000000" officeooo:rsid="00715e45"/>
    </style:style>
    <style:style style:name="T242" style:family="text">
      <style:text-properties fo:color="#000000" style:font-name="Liberation Serif" fo:font-style="normal" fo:font-weight="normal" officeooo:rsid="00715e45" style:font-style-asian="normal" style:font-weight-asian="normal" style:font-style-complex="normal" style:font-weight-complex="normal"/>
    </style:style>
    <style:style style:name="T243" style:family="text">
      <style:text-properties fo:color="#000000" style:font-name="Liberation Serif" fo:font-style="normal" fo:font-weight="normal" officeooo:rsid="00734980" style:font-style-asian="normal" style:font-weight-asian="normal" style:font-style-complex="normal" style:font-weight-complex="normal"/>
    </style:style>
    <style:style style:name="T244" style:family="text">
      <style:text-properties fo:color="#000000" style:font-name="Liberation Serif" fo:font-style="normal" fo:font-weight="normal" officeooo:rsid="00745840" style:font-style-asian="normal" style:font-weight-asian="normal" style:font-style-complex="normal" style:font-weight-complex="normal"/>
    </style:style>
    <style:style style:name="T245" style:family="text">
      <style:text-properties fo:color="#000000" style:font-name="Liberation Serif" fo:font-style="normal" fo:font-weight="normal" officeooo:rsid="00de1e86" style:font-style-asian="normal" style:font-weight-asian="normal" style:font-style-complex="normal" style:font-weight-complex="normal"/>
    </style:style>
    <style:style style:name="T246" style:family="text">
      <style:text-properties officeooo:rsid="00745840"/>
    </style:style>
    <style:style style:name="T247" style:family="text">
      <style:text-properties officeooo:rsid="007624b0"/>
    </style:style>
    <style:style style:name="T248" style:family="text">
      <style:text-properties officeooo:rsid="00770b63"/>
    </style:style>
    <style:style style:name="T249" style:family="text">
      <style:text-properties officeooo:rsid="00777fe1"/>
    </style:style>
    <style:style style:name="T250" style:family="text">
      <style:text-properties officeooo:rsid="0078381c"/>
    </style:style>
    <style:style style:name="T251" style:family="text">
      <style:text-properties officeooo:rsid="0079867b"/>
    </style:style>
    <style:style style:name="T252" style:family="text">
      <style:text-properties officeooo:rsid="007aa3c5"/>
    </style:style>
    <style:style style:name="T253" style:family="text">
      <style:text-properties officeooo:rsid="007bdbd9"/>
    </style:style>
    <style:style style:name="T254" style:family="text">
      <style:text-properties officeooo:rsid="007d53af"/>
    </style:style>
    <style:style style:name="T255" style:family="text">
      <style:text-properties officeooo:rsid="007d5bfe"/>
    </style:style>
    <style:style style:name="T256" style:family="text">
      <style:text-properties officeooo:rsid="007ea488"/>
    </style:style>
    <style:style style:name="T257" style:family="text">
      <style:text-properties officeooo:rsid="007f2ac5"/>
    </style:style>
    <style:style style:name="T258" style:family="text">
      <style:text-properties officeooo:rsid="0080f439"/>
    </style:style>
    <style:style style:name="T259" style:family="text">
      <style:text-properties officeooo:rsid="00810626"/>
    </style:style>
    <style:style style:name="T260" style:family="text">
      <style:text-properties officeooo:rsid="00813a0c"/>
    </style:style>
    <style:style style:name="T261" style:family="text">
      <style:text-properties officeooo:rsid="008934dd"/>
    </style:style>
    <style:style style:name="T262" style:family="text">
      <style:text-properties officeooo:rsid="0089e496"/>
    </style:style>
    <style:style style:name="T263" style:family="text">
      <style:text-properties officeooo:rsid="008bb077"/>
    </style:style>
    <style:style style:name="T264" style:family="text">
      <style:text-properties officeooo:rsid="008c8941"/>
    </style:style>
    <style:style style:name="T265" style:family="text">
      <style:text-properties officeooo:rsid="008d7eca"/>
    </style:style>
    <style:style style:name="T266" style:family="text">
      <style:text-properties officeooo:rsid="008f1317"/>
    </style:style>
    <style:style style:name="T267" style:family="text">
      <style:text-properties officeooo:rsid="00913db2"/>
    </style:style>
    <style:style style:name="T268" style:family="text">
      <style:text-properties officeooo:rsid="00929312"/>
    </style:style>
    <style:style style:name="T269" style:family="text">
      <style:text-properties officeooo:rsid="009446de"/>
    </style:style>
    <style:style style:name="T270" style:family="text">
      <style:text-properties officeooo:rsid="00974ae1"/>
    </style:style>
    <style:style style:name="T271" style:family="text">
      <style:text-properties officeooo:rsid="0097f956"/>
    </style:style>
    <style:style style:name="T272" style:family="text">
      <style:text-properties officeooo:rsid="009896b3"/>
    </style:style>
    <style:style style:name="T273" style:family="text">
      <style:text-properties officeooo:rsid="0098b2ec"/>
    </style:style>
    <style:style style:name="T274" style:family="text">
      <style:text-properties officeooo:rsid="009aad43"/>
    </style:style>
    <style:style style:name="T275" style:family="text">
      <style:text-properties officeooo:rsid="009bd3d6"/>
    </style:style>
    <style:style style:name="T276" style:family="text">
      <style:text-properties officeooo:rsid="009d90a7"/>
    </style:style>
    <style:style style:name="T277" style:family="text">
      <style:text-properties officeooo:rsid="009ea806"/>
    </style:style>
    <style:style style:name="T278" style:family="text">
      <style:text-properties officeooo:rsid="009f5f20"/>
    </style:style>
    <style:style style:name="T279" style:family="text">
      <style:text-properties officeooo:rsid="00a0826b"/>
    </style:style>
    <style:style style:name="T280" style:family="text">
      <style:text-properties officeooo:rsid="00a22ffb"/>
    </style:style>
    <style:style style:name="T281" style:family="text">
      <style:text-properties officeooo:rsid="00a23593"/>
    </style:style>
    <style:style style:name="T282" style:family="text">
      <style:text-properties officeooo:rsid="00a3bb06"/>
    </style:style>
    <style:style style:name="T283" style:family="text">
      <style:text-properties officeooo:rsid="00a8f2f8"/>
    </style:style>
    <style:style style:name="T284" style:family="text">
      <style:text-properties officeooo:rsid="00a96e0a"/>
    </style:style>
    <style:style style:name="T285" style:family="text">
      <style:text-properties officeooo:rsid="00ac439c"/>
    </style:style>
    <style:style style:name="T286" style:family="text">
      <style:text-properties officeooo:rsid="00adc65d"/>
    </style:style>
    <style:style style:name="T287" style:family="text">
      <style:text-properties officeooo:rsid="00aeaee9"/>
    </style:style>
    <style:style style:name="T288" style:family="text">
      <style:text-properties officeooo:rsid="00b0496f"/>
    </style:style>
    <style:style style:name="T289" style:family="text">
      <style:text-properties officeooo:rsid="00b23b65"/>
    </style:style>
    <style:style style:name="T290" style:family="text">
      <style:text-properties officeooo:rsid="00b3ca66"/>
    </style:style>
    <style:style style:name="T291" style:family="text">
      <style:text-properties officeooo:rsid="00b4bc81"/>
    </style:style>
    <style:style style:name="T292" style:family="text">
      <style:text-properties officeooo:rsid="00b63b27"/>
    </style:style>
    <style:style style:name="T293" style:family="text">
      <style:text-properties officeooo:rsid="00b92582"/>
    </style:style>
    <style:style style:name="T294" style:family="text">
      <style:text-properties officeooo:rsid="00badad3"/>
    </style:style>
    <style:style style:name="T295" style:family="text">
      <style:text-properties officeooo:rsid="00bbc57b"/>
    </style:style>
    <style:style style:name="T296" style:family="text">
      <style:text-properties officeooo:rsid="00bc749e"/>
    </style:style>
    <style:style style:name="T297" style:family="text">
      <style:text-properties officeooo:rsid="00bd2187"/>
    </style:style>
    <style:style style:name="T298" style:family="text">
      <style:text-properties officeooo:rsid="00bdd55a"/>
    </style:style>
    <style:style style:name="T299" style:family="text">
      <style:text-properties officeooo:rsid="00bdf975"/>
    </style:style>
    <style:style style:name="T300" style:family="text">
      <style:text-properties officeooo:rsid="00bfbe59"/>
    </style:style>
    <style:style style:name="T301" style:family="text">
      <style:text-properties officeooo:rsid="00c57f51"/>
    </style:style>
    <style:style style:name="T302" style:family="text">
      <style:text-properties officeooo:rsid="00c69307"/>
    </style:style>
    <style:style style:name="T303" style:family="text">
      <style:text-properties officeooo:rsid="00c86bd8"/>
    </style:style>
    <style:style style:name="T304" style:family="text">
      <style:text-properties officeooo:rsid="00c88e1e"/>
    </style:style>
    <style:style style:name="T305" style:family="text">
      <style:text-properties officeooo:rsid="00cafdb9"/>
    </style:style>
    <style:style style:name="T306" style:family="text">
      <style:text-properties officeooo:rsid="00cf28e0"/>
    </style:style>
    <style:style style:name="T307" style:family="text">
      <style:text-properties officeooo:rsid="00d0725c"/>
    </style:style>
    <style:style style:name="T308" style:family="text">
      <style:text-properties officeooo:rsid="00d25ac3"/>
    </style:style>
    <style:style style:name="T309" style:family="text">
      <style:text-properties officeooo:rsid="00d5303a"/>
    </style:style>
    <style:style style:name="T310" style:family="text">
      <style:text-properties officeooo:rsid="00d65d13"/>
    </style:style>
    <style:style style:name="T311" style:family="text">
      <style:text-properties officeooo:rsid="00d81d2c"/>
    </style:style>
    <style:style style:name="T312" style:family="text">
      <style:text-properties officeooo:rsid="00da3b82"/>
    </style:style>
    <style:style style:name="T313" style:family="text">
      <style:text-properties officeooo:rsid="00dc391a"/>
    </style:style>
    <style:style style:name="T314" style:family="text">
      <style:text-properties officeooo:rsid="00de6ada"/>
    </style:style>
    <style:style style:name="T315" style:family="text">
      <style:text-properties officeooo:rsid="00dfa2ba"/>
    </style:style>
    <style:style style:name="T316" style:family="text">
      <style:text-properties officeooo:rsid="00dfe921"/>
    </style:style>
    <style:style style:name="T317" style:family="text">
      <style:text-properties officeooo:rsid="00e1152c"/>
    </style:style>
    <style:style style:name="T318" style:family="text">
      <style:text-properties officeooo:rsid="00e29322"/>
    </style:style>
    <style:style style:name="T319" style:family="text">
      <style:text-properties officeooo:rsid="00e2fa09"/>
    </style:style>
    <style:style style:name="T320" style:family="text">
      <style:text-properties officeooo:rsid="00e47f81"/>
    </style:style>
    <style:style style:name="T321" style:family="text">
      <style:text-properties officeooo:rsid="00e4da97"/>
    </style:style>
    <style:style style:name="T322" style:family="text">
      <style:text-properties officeooo:rsid="00e7710c"/>
    </style:style>
    <style:style style:name="T323" style:family="text">
      <style:text-properties officeooo:rsid="00e7726f"/>
    </style:style>
    <style:style style:name="T324" style:family="text">
      <style:text-properties officeooo:rsid="00e837b3"/>
    </style:style>
    <style:style style:name="T325" style:family="text">
      <style:text-properties officeooo:rsid="00e91f70"/>
    </style:style>
    <style:style style:name="T326" style:family="text">
      <style:text-properties officeooo:rsid="00e9539d"/>
    </style:style>
    <style:style style:name="T327" style:family="text">
      <style:text-properties officeooo:rsid="00eadf3f"/>
    </style:style>
    <style:style style:name="T328" style:family="text">
      <style:text-properties officeooo:rsid="00eb5357"/>
    </style:style>
    <style:style style:name="T329" style:family="text">
      <style:text-properties officeooo:rsid="00ebd6d2"/>
    </style:style>
    <style:style style:name="T330" style:family="text">
      <style:text-properties officeooo:rsid="00edb2ff"/>
    </style:style>
    <style:style style:name="T331" style:family="text">
      <style:text-properties officeooo:rsid="00eea3fa"/>
    </style:style>
    <style:style style:name="T332" style:family="text">
      <style:text-properties officeooo:rsid="00ef30a8"/>
    </style:style>
    <style:style style:name="T333" style:family="text">
      <style:text-properties fo:color="#ff0000" officeooo:rsid="00ef30a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60">
      <number:scientific-number number:decimal-places="2" number:min-integer-digits="1" number:min-exponent-digits="3"/>
    </number:number-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1"><text:span text:style-name="T203">Short Developer's</text:span><text:span text:style-name="T1"> Reference of COCO</text:span></text:h>
      <text:p text:style-name="P196">Frank Schilder, Department of Mathematics, DTU, Denmark</text:p>
      <text:p text:style-name="P197">Harry Dankowic<text:span text:style-name="T223">z</text:span> Department of Mechanical Sciences and Engineering, UIUC, USA</text:p>
      <text:p text:style-name="P53"><text:date style:data-style-name="N81" text:date-value="2011-09-08T23:24:29.99">8. September 2011</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9">Short Developer's Reference of COCO<text:tab/>1</text:p>
          <text:p text:style-name="P248">1 <text:s/>Running a Continuation<text:tab/>1</text:p>
          <text:p text:style-name="P232">1.1 <text:s/>Coco Function Reference<text:tab/>3</text:p>
          <text:p text:style-name="P248">2 <text:s/>Defining a Continuation Problem<text:tab/>4</text:p>
          <text:p text:style-name="P232">2.1 <text:s/>Adding a Zero Problem<text:tab/>4</text:p>
          <text:p text:style-name="P232">2.2 <text:s/>Defining Parameters<text:tab/>5</text:p>
          <text:p text:style-name="P232">2.3 <text:s/>Adding Test Functions and Events<text:tab/>5</text:p>
          <text:p text:style-name="P232">2.4 <text:s/>Customising Output<text:tab/>6</text:p>
          <text:p text:style-name="P231"><text:s text:c="2"/>The signal 'bddat'<text:tab/>7</text:p>
          <text:p text:style-name="P231"><text:s text:c="2"/>The signals 'cont_print' and 'corr_print'<text:tab/>8</text:p>
          <text:p text:style-name="P231"><text:s text:c="2"/>The signal 'save_full'<text:tab/>8</text:p>
          <text:p text:style-name="P248">3 <text:s/>Developing COCO Compatible Toolboxes<text:tab/>8</text:p>
          <text:p text:style-name="P232">3.1 <text:s/>Constructor functions<text:tab/>9</text:p>
          <text:p text:style-name="P232">3.2 <text:s/>Parser Functions<text:tab/>9</text:p>
          <text:p text:style-name="P231"><text:s text:c="2"/>Starting at an Initial Point<text:tab/>10</text:p>
          <text:p text:style-name="P231"><text:s text:c="2"/>Restarting at a Saved Solution Point<text:tab/>10</text:p>
          <text:p text:style-name="P231"><text:s text:c="2"/>Branch-Switching at a Bifurcation Point (Obsolete.)<text:tab/>11</text:p>
          <text:p text:style-name="P232">3.3 <text:s/>Defining Toolbox Properties<text:tab/>11</text:p>
          <text:p text:style-name="P231"><text:s text:c="2"/>Properties of the Continuation Algorithm<text:tab/>12</text:p>
          <text:p text:style-name="P231"><text:s text:c="2"/>Properties of the Correction Algorithm<text:tab/>13</text:p>
          <text:p text:style-name="P248">4 <text:s/>Functions for post-processing<text:tab/>13</text:p>
          <text:p text:style-name="P248">5 <text:s/>Utility Functions<text:tab/>15</text:p>
          <text:p text:style-name="P232">5.1 <text:s/>Pointers to Toolbox Data Structures<text:tab/>15</text:p>
          <text:p text:style-name="P232">5.2 <text:s/>Numerical Differentiation<text:tab/>15</text:p>
        </text:index-body>
      </text:table-of-content>
      <text:p text:style-name="P49"/>
      <text:h text:style-name="P233" text:outline-level="2" text:restart-numbering="true" text:start-value="-1">Running a <text:span text:style-name="T178">C</text:span>ontinuation<text:reference-mark text:name="Running a Continuation"/></text:h>
      <text:p text:style-name="P54">A continuation problem consists of at least one zero problem and requires the definition of at least one parameter. As an example, consider the zero problem</text:p>
      <text:p text:style-name="P55"><draw:frame draw:style-name="fr1" draw:name="Object1" text:anchor-type="as-char" svg:width="2.9083in" svg:height="0.2327in" draw:z-index="4"><draw:object xlink:href="./Object 5" xlink:type="simple" xlink:show="embed" xlink:actuate="onLoad"/><draw:image xlink:href="./ObjectReplacements/Object 5" xlink:type="simple" xlink:show="embed" xlink:actuate="onLoad"/><svg:desc>formula</svg:desc></draw:frame></text:p>
      <text:p text:style-name="P51"><text:span text:style-name="T180">defining a circle with radius 1 in the</text:span><text:span text:style-name="T180"><draw:frame draw:style-name="fr1" draw:name="Object2" text:anchor-type="as-char" svg:width="0.5693in" svg:height="0.2091in" draw:z-index="0"><draw:object xlink:href="./Object 1" xlink:type="simple" xlink:show="embed" xlink:actuate="onLoad"/><draw:image xlink:href="./ObjectReplacements/Object 1" xlink:type="simple" xlink:show="embed" xlink:actuate="onLoad"/><svg:desc>formula</svg:desc></draw:frame></text:span><text:span text:style-name="T180">- plane. We can compute this circle using continuation in one of the components of the vector </text:span><text:span text:style-name="T180"><draw:frame draw:style-name="fr1" draw:name="Object3" text:anchor-type="as-char" svg:width="0.2075in" svg:height="0.1839in" draw:z-index="1"><draw:object xlink:href="./Object 2" xlink:type="simple" xlink:show="embed" xlink:actuate="onLoad"/><draw:image xlink:href="./ObjectReplacements/Object 2" xlink:type="simple" xlink:show="embed" xlink:actuate="onLoad"/><svg:desc>formula</svg:desc></draw:frame></text:span><text:span text:style-name="T181">In a first step we need to add the function </text:span><text:span text:style-name="T181"><draw:frame draw:style-name="fr2" draw:name="Object4" text:anchor-type="as-char" svg:width="0.1937in" svg:height="0.1839in" draw:z-index="2"><draw:object xlink:href="./Object 3" xlink:type="simple" xlink:show="embed" xlink:actuate="onLoad"/><draw:image xlink:href="./ObjectReplacements/Object 3" xlink:type="simple" xlink:show="embed" xlink:actuate="onLoad"/><svg:desc>formula</svg:desc></draw:frame></text:span><text:span text:style-name="T181"> as a zero problem and in a second step we define</text:span><text:span text:style-name="T180"><draw:frame draw:style-name="fr1" draw:name="Object5" text:anchor-type="as-char" svg:width="0.2228in" svg:height="0.2091in" draw:z-index="3"><draw:object xlink:href="./Object 4" xlink:type="simple" xlink:show="embed" xlink:actuate="onLoad"/><draw:image xlink:href="./ObjectReplacements/Object 4" xlink:type="simple" xlink:show="embed" xlink:actuate="onLoad"/><svg:desc>formula</svg:desc></draw:frame></text:span><text:span text:style-name="T181">as the continuation parameter.</text:span><text:span text:style-name="T270"> A COCO compatible </text:span><text:span text:style-name="T289">Matlab-</text:span><text:span text:style-name="T270">function for implementing the function </text:span><text:span text:style-name="T270"><draw:frame draw:style-name="fr2" draw:name="Object13" text:anchor-type="as-char" svg:width="0.1937in" svg:height="0.1839in" draw:z-index="12"><draw:object xlink:href="./Object 13" xlink:type="simple" xlink:show="embed" xlink:actuate="onLoad"/><draw:image xlink:href="./ObjectReplacements/Object 13" xlink:type="simple" xlink:show="embed" xlink:actuate="onLoad"/><svg:desc>formula</svg:desc></draw:frame></text:span><text:span text:style-name="T289"> </text:span><text:span text:style-name="T270">is</text:span></text:p>
      <text:p text:style-name="P184">function [data y] = circle(opts, data, u)</text:p>
      <text:p text:style-name="P184">y = u(1)^2 + u(2)^2 - 1; </text:p>
      <text:p text:style-name="P184">end</text:p>
      <text:p text:style-name="P60"/>
      <text:p text:style-name="P43"><text:soft-page-break/><text:span text:style-name="T270">Here, </text:span><text:span text:style-name="T63">y</text:span><text:span text:style-name="T270"> is the function value and </text:span><text:span text:style-name="T63">u</text:span><text:span text:style-name="T270"> is the argument vector. All other </text:span><text:span text:style-name="T272">formal parameters</text:span><text:span text:style-name="T270"> must be </text:span><text:span text:style-name="T290">present</text:span><text:span text:style-name="T270">, but will be ignored for now. Detailed explanations are given </text:span><text:span text:style-name="T290">in Section </text:span><text:span text:style-name="T290"><text:reference-ref text:reference-format="chapter" text:ref-name="Define Zero Prob">2.1</text:reference-ref></text:span><text:span text:style-name="T270">. We define this function as a zero problem and the component </text:span><text:span text:style-name="T63">u(2)</text:span><text:span text:style-name="T270"> as the parameter </text:span><text:span text:style-name="T64">'</text:span><text:span text:style-name="T63">mu</text:span><text:span text:style-name="T64">'</text:span><text:span text:style-name="T270"> by executing the two commands</text:span></text:p>
      <text:p text:style-name="P217"><text:span text:style-name="T331">opts = []</text:span></text:p>
      <text:p text:style-name="P216">opts = coco_add_func(<text:span text:style-name="T331">opts, </text:span>'circle', @circle, [], 'zero',<text:span text:style-name="T169"> </text:span>'x0', [1;0]);</text:p>
      <text:p text:style-name="P216">opts = coco_add_parameters(opts, '', 2, 'mu');</text:p>
      <text:p text:style-name="P222"/>
      <text:p text:style-name="P44"><text:span text:style-name="T271">COCO stores all information </text:span><text:span text:style-name="T273">about</text:span><text:span text:style-name="T271"> a continuation problem in </text:span><text:span text:style-name="T273">the</text:span><text:span text:style-name="T271"> options structure </text:span><text:span text:style-name="T62">opts</text:span><text:span text:style-name="T271">. This structure is always the first argument when calling a function from the toolbox COCO.</text:span><text:span text:style-name="T273"> After defining our continuation problem we can run the continuation by executing</text:span></text:p>
      <text:p text:style-name="P185">bd <text:span text:style-name="T169"><text:s text:c="2"/></text:span>= coco(opts, '1', [], 'mu', [-2 2]);</text:p>
      <text:p text:style-name="P223"/>
      <text:p text:style-name="P61">This will produce the screen output</text:p>
      <text:p text:style-name="P187"><text:s text:c="4"/>STEP <text:s text:c="2"/>DAMPING <text:s text:c="14"/>NORMS <text:s text:c="13"/>COMPUTATION TIMES </text:p>
      <text:p text:style-name="P187"><text:s text:c="2"/>IT SIT <text:s text:c="4"/>GAMMA <text:s text:c="4"/>||d|| <text:s text:c="4"/>||f|| <text:s text:c="4"/>||U|| <text:s text:c="2"/>F(x) <text:s/>DF(x) <text:s/>SOLVE </text:p>
      <text:p text:style-name="P187"><text:s text:c="3"/>0 <text:s text:c="25"/>0.00e+00 <text:s/>1.00e+00 <text:s text:c="3"/>0.0 <text:s text:c="3"/>0.0 <text:s text:c="3"/>0.0 </text:p>
      <text:p text:style-name="P187"/>
      <text:p text:style-name="P187"><text:s/>STEP <text:s/>TYPE <text:s text:c="2"/>LABEL <text:s text:c="10"/>mu <text:s text:c="7"/>||U|| <text:s text:c="5"/>TIME </text:p>
      <text:p text:style-name="P187"><text:s text:c="4"/>0 <text:s/>EP <text:s text:c="8"/>1 <text:s text:c="2"/>0.0000e+00 <text:s text:c="2"/>1.0000e+00 <text:s/>00:00:00 </text:p>
      <text:p text:style-name="P187"><text:s text:c="3"/>10 <text:s text:c="12"/>2 <text:s text:c="2"/>8.4540e-01 <text:s text:c="2"/>1.3095e+00 <text:s/>00:00:00 </text:p>
      <text:p text:style-name="P187"><text:s text:c="3"/>20 <text:s text:c="12"/>3 <text:s text:c="2"/>9.9597e-01 <text:s text:c="2"/>1.4114e+00 <text:s/>00:00:01 </text:p>
      <text:p text:style-name="P187"><text:s text:c="3"/>30 <text:s text:c="12"/>4 <text:s text:c="2"/>7.4212e-01 <text:s text:c="2"/>1.2453e+00 <text:s/>00:00:01 </text:p>
      <text:p text:style-name="P187"><text:s text:c="3"/>40 <text:s text:c="12"/>5 <text:s/>-1.6224e-01 <text:s text:c="2"/>1.0131e+00 <text:s/>00:00:01 </text:p>
      <text:p text:style-name="P187"><text:s text:c="3"/>50 <text:s text:c="12"/>6 <text:s/>-9.1098e-01 <text:s text:c="2"/>1.3527e+00 <text:s/>00:00:01 </text:p>
      <text:p text:style-name="P187"><text:s text:c="3"/>60 <text:s text:c="12"/>7 <text:s/>-9.8126e-01 <text:s text:c="2"/>1.4010e+00 <text:s/>00:00:01 </text:p>
      <text:p text:style-name="P187"><text:s text:c="3"/>70 <text:s text:c="12"/>8 <text:s/>-6.3674e-01 <text:s text:c="2"/>1.1855e+00 <text:s/>00:00:01 </text:p>
      <text:p text:style-name="P187"><text:s text:c="3"/>80 <text:s text:c="12"/>9 <text:s text:c="2"/>3.6223e-01 <text:s text:c="2"/>1.0636e+00 <text:s/>00:00:02 </text:p>
      <text:p text:style-name="P187"><text:s text:c="3"/>90 <text:s text:c="11"/>10 <text:s text:c="2"/>9.5533e-01 <text:s text:c="2"/>1.3830e+00 <text:s/>00:00:02 </text:p>
      <text:p text:style-name="P187"><text:s text:c="2"/>100 <text:s/>EP <text:s text:c="7"/>11 <text:s text:c="2"/>9.5525e-01 <text:s text:c="2"/>1.3829e+00 <text:s/>00:00:02 </text:p>
      <text:p text:style-name="P187"/>
      <text:p text:style-name="P187"><text:s/>STEP <text:s/>TYPE <text:s text:c="2"/>LABEL <text:s text:c="10"/>mu <text:s text:c="7"/>||U|| <text:s text:c="5"/>TIME </text:p>
      <text:p text:style-name="P187"><text:s text:c="4"/>0 <text:s/>EP <text:s text:c="7"/>12 <text:s text:c="2"/>0.0000e+00 <text:s text:c="2"/>1.0000e+00 <text:s/>00:00:02 </text:p>
      <text:p text:style-name="P187"><text:s text:c="3"/>10 <text:s text:c="11"/>13 <text:s/>-8.4540e-01 <text:s text:c="2"/>1.3095e+00 <text:s/>00:00:02 </text:p>
      <text:p text:style-name="P187"><text:s text:c="3"/>20 <text:s text:c="11"/>14 <text:s/>-9.9597e-01 <text:s text:c="2"/>1.4114e+00 <text:s/>00:00:02 </text:p>
      <text:p text:style-name="P187"><text:s text:c="3"/>30 <text:s text:c="11"/>15 <text:s/>-7.4212e-01 <text:s text:c="2"/>1.2453e+00 <text:s/>00:00:03 </text:p>
      <text:p text:style-name="P187"><text:s text:c="3"/>40 <text:s text:c="11"/>16 <text:s text:c="2"/>1.6224e-01 <text:s text:c="2"/>1.0131e+00 <text:s/>00:00:03 </text:p>
      <text:p text:style-name="P187"><text:s text:c="3"/>50 <text:s text:c="11"/>17 <text:s text:c="2"/>9.1098e-01 <text:s text:c="2"/>1.3527e+00 <text:s/>00:00:03 </text:p>
      <text:p text:style-name="P187"><text:s text:c="3"/>60 <text:s text:c="11"/>18 <text:s text:c="2"/>9.8126e-01 <text:s text:c="2"/>1.4010e+00 <text:s/>00:00:03 </text:p>
      <text:p text:style-name="P187"><text:s text:c="3"/>70 <text:s text:c="11"/>19 <text:s text:c="2"/>6.3674e-01 <text:s text:c="2"/>1.1855e+00 <text:s/>00:00:03 </text:p>
      <text:p text:style-name="P187"><text:s text:c="3"/>80 <text:s text:c="11"/>20 <text:s/>-3.6223e-01 <text:s text:c="2"/>1.0636e+00 <text:s/>00:00:04 </text:p>
      <text:p text:style-name="P187"><text:s text:c="3"/>90 <text:s text:c="11"/>21 <text:s/>-9.5533e-01 <text:s text:c="2"/>1.3830e+00 <text:s/>00:00:04 </text:p>
      <text:p text:style-name="P187"><text:s text:c="2"/>100 <text:s/>EP <text:s text:c="7"/>22 <text:s/>-9.5525e-01 <text:s text:c="2"/>1.3829e+00 <text:s/>00:00:04 </text:p>
      <text:p text:style-name="P224"/>
      <text:p text:style-name="P62">After running the continuation we can plot a simple bifurcation diagram by executing</text:p>
      <text:p text:style-name="P186">u <text:s/>= coco_bd_col(bd, '||U||');</text:p>
      <text:p text:style-name="P186">mu = coco_bd_col(bd, 'mu');</text:p>
      <text:p text:style-name="P186">plot(mu, u)</text:p>
      <text:p text:style-name="P57"><text:soft-page-break/><text:span text:style-name="T274">Note, however, that this will not plot the circle, because the bifurcation diagram will by default not contain the solution vector</text:span><text:span text:style-name="T275">, but only the continuation parameter and the norm of the solution vector.</text:span></text:p>
      <text:h text:style-name="P238" text:outline-level="3"><text:span text:style-name="T170">C</text:span>oco Function Referen<text:span text:style-name="T177">ce</text:span><text:reference-mark text:name="COCO Func Ref"/></text:h>
      <text:p text:style-name="P30"><text:span text:style-name="T109">The Matlab function for running a continuation with the toolbox COCO is </text:span><text:span text:style-name="T10">coco</text:span><text:span text:style-name="T109">. This function has two forms of calling:</text:span></text:p>
      <text:p text:style-name="P30"><text:span text:style-name="T14">bd</text:span><text:span text:style-name="T2"> = </text:span><text:span text:style-name="T11">coco</text:span><text:span text:style-name="T2">(</text:span><text:span text:style-name="T14">opts</text:span><text:span text:style-name="T2">, </text:span><text:span text:style-name="T15">run</text:span><text:span text:style-name="T2">, </text:span><text:span text:style-name="T161">[]</text:span><text:span text:style-name="T2">, </text:span><text:span text:style-name="T156">PARS</text:span><text:span text:style-name="T158">, </text:span><text:span text:style-name="T156">PInt</text:span><text:span text:style-name="T2">); </text:span></text:p>
      <text:p text:style-name="P50">and:</text:p>
      <text:p text:style-name="Text_20_body"><text:span text:style-name="T16">bd</text:span><text:span text:style-name="T3"> = </text:span><text:span text:style-name="T12">coco</text:span><text:span text:style-name="T3">(</text:span><text:span text:style-name="T16">opts</text:span><text:span text:style-name="T3">, </text:span><text:span text:style-name="T15">run</text:span><text:span text:style-name="T3">, </text:span><text:span text:style-name="T160">TBNM</text:span><text:span text:style-name="T162">, </text:span><text:span text:style-name="T160">FPT</text:span><text:span text:style-name="T162">, </text:span><text:span text:style-name="T160">TPT</text:span><text:span text:style-name="T162">, </text:span><text:span text:style-name="T160">TBARGS</text:span><text:span text:style-name="T3">, </text:span><text:span text:style-name="T157">PARS</text:span><text:span text:style-name="T159">, </text:span><text:span text:style-name="T157">PInt</text:span><text:span text:style-name="T3">); </text:span></text:p>
      <text:p text:style-name="P31"><text:span text:style-name="T164">In the first form the continuation problem is created manually by the user and in the second form a COCO compatible toolbox constructs the continuation problem. </text:span><text:span text:style-name="T165">The arguments are</text:span></text:p>
      <table:table table:name="Table1" table:style-name="Table1">
        <table:table-column table:style-name="Table1.A"/>
        <table:table-column table:style-name="Table1.B"/>
        <table:table-row>
          <table:table-cell table:style-name="Table1.A1" office:value-type="string">
            <text:p text:style-name="P105">bd</text:p>
          </table:table-cell>
          <table:table-cell table:style-name="Table1.B1" office:value-type="string">
            <text:p text:style-name="P72"><text:span text:style-name="T166">COCO returns a cell array containing the bifurcation diagram. The contents of </text:span><text:span text:style-name="T17">bd</text:span><text:span text:style-name="T166"> can be modified; see</text:span><text:span text:style-name="T291"> Section </text:span><text:span text:style-name="T291"><text:reference-ref text:reference-format="chapter" text:ref-name="Customise Output">2.4</text:reference-ref></text:span><text:span text:style-name="T166">. The func</text:span><text:span text:style-name="T222">t</text:span><text:span text:style-name="T166">ions </text:span><text:span text:style-name="T9">coco_bd_col</text:span><text:span text:style-name="T173">, </text:span><text:span text:style-name="T9">coco_bd_labs</text:span><text:span text:style-name="T166"> and </text:span><text:span text:style-name="T9">coco_bd_val</text:span><text:span text:style-name="T166"> provide an interface to access data in the bifurcation diagram</text:span><text:span text:style-name="T291">; see Section </text:span><text:span text:style-name="T291"><text:reference-ref text:reference-format="chapter" text:ref-name="Post Processing">4</text:reference-ref></text:span><text:span text:style-name="T166">.</text:span></text:p>
          </table:table-cell>
        </table:table-row>
        <table:table-row>
          <table:table-cell table:style-name="Table1.A2" office:value-type="string">
            <text:p text:style-name="P105">opts</text:p>
          </table:table-cell>
          <table:table-cell table:style-name="Table1.B2" office:value-type="string">
            <text:p text:style-name="P153">COCO's options structure is always the first argument to any of COCO's toolbox functions.</text:p>
          </table:table-cell>
        </table:table-row>
        <table:table-row>
          <table:table-cell table:style-name="Table1.A2" office:value-type="string">
            <text:p text:style-name="P105">run</text:p>
          </table:table-cell>
          <table:table-cell table:style-name="Table1.B2" office:value-type="string">
            <text:p text:style-name="P201"><text:span text:style-name="T143">Run name</text:span><text:span text:style-name="T305"> or </text:span><text:span text:style-name="T143">run </text:span><text:span text:style-name="T144">identifier.</text:span><text:span text:style-name="T305"> </text:span><text:span text:style-name="T166">A unique, user-defined </text:span><text:span text:style-name="T224">identifier</text:span><text:span text:style-name="T166"> for the computation to be performed. </text:span><text:span text:style-name="T18">R</text:span><text:span text:style-name="T17">un</text:span><text:span text:style-name="T166"> can either be a Matlab string, or a cell array of Matlab strings. A typical choice is </text:span><text:span text:style-name="T31">'1'</text:span><text:span text:style-name="T166">, </text:span><text:span text:style-name="T31">'2'</text:span><text:span text:style-name="T166">, </text:span><text:span text:style-name="T31">...</text:span></text:p>
            <text:p text:style-name="P158"><text:span text:style-name="T73">Coco</text:span><text:span text:style-name="T301"> saves the bifurcation diagram and solution data in the sub-directory </text:span><text:span text:style-name="T73">'data'</text:span><text:span text:style-name="T301"> of the current directory. Defining names for runs allows to organise this data for later access, for example, plotting.</text:span><text:span text:style-name="T302"> </text:span><text:span text:style-name="T305">T</text:span><text:span text:style-name="T195">he </text:span><text:span text:style-name="T194">run identifier is use</text:span><text:span text:style-name="T302">d to construct the name of a sub-directory for </text:span><text:span text:style-name="T305">a</text:span><text:span text:style-name="T302"> run such that data computed in a specific run does not overwrite data from another run. </text:span><text:span text:style-name="T303">For example, setting </text:span><text:span text:style-name="T74">run='1'</text:span><text:span text:style-name="T303"> will save all data to the sub-directory </text:span><text:span text:style-name="T74">'1'</text:span><text:span text:style-name="T303"> of </text:span><text:span text:style-name="T74">'data'</text:span><text:span text:style-name="T303">. Setting </text:span><text:span text:style-name="T74">run={'1'</text:span><text:span text:style-name="T76">,</text:span><text:span text:style-name="T74">'a'}</text:span><text:span text:style-name="T303"> on the other hand will save all data to the sub-directory </text:span><text:span text:style-name="T74">'a'</text:span><text:span text:style-name="T303"> of </text:span><text:span text:style-name="T74">'data/1'</text:span><text:span text:style-name="T303">, that is, one can think of </text:span><text:span text:style-name="T74">run={'1'</text:span><text:span text:style-name="T76">,</text:span><text:span text:style-name="T74">'a'}</text:span><text:span text:style-name="T303"> as being sub-run </text:span><text:span text:style-name="T75">'a'</text:span><text:span text:style-name="T304"> </text:span><text:span text:style-name="T303">of </text:span><text:span text:style-name="T74">run='1'</text:span><text:span text:style-name="T303">.</text:span><text:span text:style-name="T328"> Functions for reading a bifurcation diagram from disk and for post-processing bifurcation diagrams are described in Section </text:span><text:span text:style-name="T328"><text:reference-ref text:reference-format="chapter" text:ref-name="Post Processing">4</text:reference-ref></text:span><text:span text:style-name="T328">.</text:span></text:p>
          </table:table-cell>
        </table:table-row>
        <table:table-row>
          <table:table-cell table:style-name="Table1.A2" office:value-type="string">
            <text:p text:style-name="P154">PARS</text:p>
          </table:table-cell>
          <table:table-cell table:style-name="Table1.B2" office:value-type="string">
            <text:p text:style-name="P73"><text:span text:style-name="T167">Name of continuation parameter. </text:span><text:span text:style-name="T111">PARS</text:span><text:span text:style-name="T167"> can either be a </text:span><text:span text:style-name="T224">Matlab</text:span><text:span text:style-name="T167"> string o</text:span><text:span text:style-name="T285">r</text:span><text:span text:style-name="T167"> a cell array of </text:span><text:span text:style-name="T166">Matlab strings.</text:span><text:span text:style-name="T167"> If more than one parameter is specified, the values of the additional parameters will be included in the screen output and </text:span><text:span text:style-name="T286">in </text:span><text:span text:style-name="T167">the bifurcation diagram. This is </text:span><text:span text:style-name="T224">called</text:span><text:span text:style-name="T167"> </text:span><text:reference-mark-start text:name="Param Overspec"/><text:span text:style-name="T111">parameter </text:span><text:span text:style-name="T124">over-specification</text:span><text:reference-mark-end text:name="Param Overspec"/><text:span text:style-name="T167"> and is </text:span><text:span text:style-name="T306">useful</text:span><text:span text:style-name="T167">, for example, to output values of test functions during a continuation.</text:span></text:p>
          </table:table-cell>
        </table:table-row>
        <table:table-row>
          <table:table-cell table:style-name="Table1.A2" office:value-type="string">
            <text:p text:style-name="P154">PInt</text:p>
          </table:table-cell>
          <table:table-cell table:style-name="Table1.B2" office:value-type="string">
            <text:p text:style-name="P73"><text:span text:style-name="T235">Parameter interval. </text:span><text:span text:style-name="T18">PInt</text:span><text:span text:style-name="T167"> defines the </text:span><text:span text:style-name="T111">continuation window</text:span><text:span text:style-name="T167">, the interval within which the continuation parameter may vary (also referred to as the </text:span><text:span text:style-name="T111">computational domain</text:span><text:span text:style-name="T167">).</text:span><text:span text:style-name="T168"> This is a 1x2 vector.</text:span></text:p>
          </table:table-cell>
        </table:table-row>
        <table:table-row>
          <table:table-cell table:style-name="Table1.A2" office:value-type="string">
            <text:p text:style-name="P155">TBNM</text:p>
          </table:table-cell>
          <table:table-cell table:style-name="Table1.B2" office:value-type="string">
            <text:p text:style-name="P74"><text:span text:style-name="T171">Name of a COCO compatible toolbox. </text:span><text:span text:style-name="T112">TBNM</text:span><text:span text:style-name="T171"> is a Matlab string. COCO uses </text:span><text:span text:style-name="T112">TBNM</text:span><text:span text:style-name="T171"> to construct the name of a </text:span><text:span text:style-name="T287">so-called </text:span><text:span text:style-name="T171">parser function</text:span><text:span text:style-name="T287">; see</text:span><text:span text:style-name="T288"> Section</text:span><text:span text:style-name="T287"> </text:span><text:span text:style-name="T287"><text:reference-ref text:reference-format="chapter" text:ref-name="Parsers">3.2</text:reference-ref></text:span><text:span text:style-name="T171">.</text:span></text:p>
          </table:table-cell>
        </table:table-row>
        <table:table-row>
          <table:table-cell table:style-name="Table1.A2" office:value-type="string">
            <text:p text:style-name="P155">FPT</text:p>
          </table:table-cell>
          <table:table-cell table:style-name="Table1.B2" office:value-type="string">
            <text:p text:style-name="P98"><text:span text:style-name="T171">Acronym for the type of initial solution (</text:span><text:span text:style-name="T92">F</text:span><text:span text:style-name="T171">rom-</text:span><text:span text:style-name="T92">P</text:span><text:span text:style-name="T171">oint-</text:span><text:span text:style-name="T92">T</text:span><text:span text:style-name="T171">ype). COCO uses </text:span><text:span text:style-name="T112">FPT</text:span><text:span text:style-name="T171"> to </text:span><text:span text:style-name="T171">construct the name of a parser function</text:span><text:span text:style-name="T287">; see</text:span><text:span text:style-name="T288"> Section</text:span><text:span text:style-name="T287"> </text:span><text:span text:style-name="T287"><text:reference-ref text:reference-format="chapter" text:ref-name="Parsers">3.2</text:reference-ref></text:span><text:span text:style-name="T171">.</text:span></text:p>
          </table:table-cell>
        </table:table-row>
        <text:soft-page-break/>
        <table:table-row>
          <table:table-cell table:style-name="Table1.A2" office:value-type="string">
            <text:p text:style-name="P155">TPT</text:p>
          </table:table-cell>
          <table:table-cell table:style-name="Table1.B2" office:value-type="string">
            <text:p text:style-name="P98"><text:span text:style-name="T171">Acronym for the type of solution that should be continued (</text:span><text:span text:style-name="T92">T</text:span><text:span text:style-name="T172">o</text:span><text:span text:style-name="T171">-</text:span><text:span text:style-name="T92">P</text:span><text:span text:style-name="T171">oint-</text:span><text:span text:style-name="T92">T</text:span><text:span text:style-name="T171">ype). COCO uses </text:span><text:span text:style-name="T112">TPT</text:span><text:span text:style-name="T171"> to construct the name of a parser function</text:span><text:span text:style-name="T287">; see</text:span><text:span text:style-name="T288"> Section</text:span><text:span text:style-name="T287"> </text:span><text:span text:style-name="T287"><text:reference-ref text:reference-format="chapter" text:ref-name="Parsers">3.2</text:reference-ref></text:span><text:span text:style-name="T171">.</text:span></text:p>
          </table:table-cell>
        </table:table-row>
        <table:table-row>
          <table:table-cell table:style-name="Table1.A2" office:value-type="string">
            <text:p text:style-name="P155">TBARGS</text:p>
          </table:table-cell>
          <table:table-cell table:style-name="Table1.B2" office:value-type="string">
            <text:p text:style-name="P75"><text:span text:style-name="T174">Arguments that are passed to the parser function of the toolbox </text:span><text:span text:style-name="T113">TBNM</text:span><text:span text:style-name="T174">. </text:span><text:span text:style-name="T175">The list of accepted arguments is defined by the </text:span><text:span text:style-name="T292">parser function</text:span><text:span text:style-name="T175">.</text:span></text:p>
          </table:table-cell>
        </table:table-row>
      </table:table>
      <text:h text:style-name="P234" text:outline-level="2">Defining a Continuation Problem<text:reference-mark text:name="Define Cont Prob"/></text:h>
      <text:h text:style-name="P239" text:outline-level="3">Adding a Zero Problem<text:reference-mark text:name="Define Zero Prob"/></text:h>
      <text:p text:style-name="P213"><text:span text:style-name="T182">A zero problem is a function</text:span><text:span text:style-name="T179"><draw:frame draw:style-name="fr1" draw:name="Object6" text:anchor-type="as-char" svg:width="1.6374in" svg:height="0.2154in" draw:z-index="5"><draw:object xlink:href="./Object 6" xlink:type="simple" xlink:show="embed" xlink:actuate="onLoad"/><draw:image xlink:href="./ObjectReplacements/Object 6" xlink:type="simple" xlink:show="embed" xlink:actuate="onLoad"/></draw:frame></text:span><text:span text:style-name="T182">where </text:span><text:span text:style-name="T182"><draw:frame draw:style-name="fr1" draw:name="Object7" text:anchor-type="as-char" svg:width="0.4756in" svg:height="0.1839in" draw:z-index="6"><draw:object xlink:href="./Object 7" xlink:type="simple" xlink:show="embed" xlink:actuate="onLoad"/><draw:image xlink:href="./ObjectReplacements/Object 7" xlink:type="simple" xlink:show="embed" xlink:actuate="onLoad"/></draw:frame></text:span><text:span text:style-name="T182">A zero problem is defined as a Matlab function of the general form</text:span></text:p>
      <table:table table:name="Table27" table:style-name="Table27">
        <table:table-column table:style-name="Table27.A"/>
        <table:table-row>
          <table:table-cell table:style-name="Table27.A1" office:value-type="string">
            <text:p text:style-name="P208"><text:span text:style-name="T1">function [data y] =</text:span><text:span text:style-name="T85"> </text:span><text:span text:style-name="T154">FunctionName</text:span><text:span text:style-name="T1">(opts, data, u)</text:span></text:p>
            <text:p text:style-name="P208">y = <text:span text:style-name="T114">FunctionBody(u)</text:span><text:span text:style-name="T110">;</text:span></text:p>
            <text:p text:style-name="P208">end</text:p>
          </table:table-cell>
        </table:table-row>
      </table:table>
      <text:p text:style-name="P218"/>
      <text:p text:style-name="P214"><text:span text:style-name="T296">By default, derivatives are computed using finite differences. While this is sufficient for simple </text:span><text:span text:style-name="T300">zero</text:span><text:span text:style-name="T296"> problems, it is usually too slow or </text:span><text:span text:style-name="T300">too </text:span><text:span text:style-name="T296">inaccurate for complex zero problems. </text:span><text:span text:style-name="T297">The general form of a Matlab function for defining the derivative of a zero problem explicitly is</text:span></text:p>
      <table:table table:name="Table28" table:style-name="Table28">
        <table:table-column table:style-name="Table28.A"/>
        <table:table-row>
          <table:table-cell table:style-name="Table28.A1" office:value-type="string">
            <text:p text:style-name="P207"><text:span text:style-name="T1">function [data </text:span><text:span text:style-name="T294">J</text:span><text:span text:style-name="T1">] =</text:span><text:span text:style-name="T85"> </text:span><text:span text:style-name="T154">FunctionName</text:span><text:span text:style-name="T196">_DFDU</text:span><text:span text:style-name="T1">(opts, data, u)</text:span></text:p>
            <text:p text:style-name="P207"><text:span text:style-name="T294">J</text:span> = <text:span text:style-name="T114">FunctionBody(u)</text:span><text:span text:style-name="T110">;</text:span></text:p>
            <text:p text:style-name="P209">end</text:p>
          </table:table-cell>
        </table:table-row>
      </table:table>
      <text:p text:style-name="P219"/>
      <text:p text:style-name="P220">The formal parameters of both functions are</text:p>
      <table:table table:name="Table2" table:style-name="Table2">
        <table:table-column table:style-name="Table2.A"/>
        <table:table-column table:style-name="Table2.B"/>
        <table:table-row>
          <table:table-cell table:style-name="Table2.A1" office:value-type="string">
            <text:p text:style-name="P125">data</text:p>
          </table:table-cell>
          <table:table-cell table:style-name="Table2.B1" office:value-type="string">
            <text:p text:style-name="P156"><text:span text:style-name="T183">Structure with so-called </text:span><text:span text:style-name="T115">function data</text:span><text:span text:style-name="T139"> </text:span><text:span text:style-name="T193">or </text:span><text:span text:style-name="T139">toolbox data</text:span><text:span text:style-name="T183">. This structure is defined when calling </text:span><text:span text:style-name="T32">coco_add_func</text:span><text:span text:style-name="T183"> and allows to store information about a continuation problem, for example, information about the contents of </text:span><text:span text:style-name="T32">u</text:span><text:span text:style-name="T183">. The function has read-write access to the contents of </text:span><text:span text:style-name="T32">data</text:span><text:span text:style-name="T183">.</text:span></text:p>
          </table:table-cell>
        </table:table-row>
        <table:table-row>
          <table:table-cell table:style-name="Table2.A2" office:value-type="string">
            <text:p text:style-name="P125">y</text:p>
          </table:table-cell>
          <table:table-cell table:style-name="Table2.B2" office:value-type="string">
            <text:p text:style-name="P159"><text:span text:style-name="T110">N</text:span>-dimensional vector with function values<text:span text:style-name="T299"><draw:frame draw:style-name="fr1" draw:name="Object14" text:anchor-type="as-char" svg:width="1.048in" svg:height="0.2154in" draw:z-index="13"><draw:object xlink:href="./Object 14" xlink:type="simple" xlink:show="embed" xlink:actuate="onLoad"/><draw:image xlink:href="./ObjectReplacements/Object 14" xlink:type="simple" xlink:show="embed" xlink:actuate="onLoad"/><svg:desc>formula</svg:desc></draw:frame></text:span></text:p>
          </table:table-cell>
        </table:table-row>
        <table:table-row>
          <table:table-cell table:style-name="Table2.A2" office:value-type="string">
            <text:p text:style-name="P250">J</text:p>
          </table:table-cell>
          <table:table-cell table:style-name="Table2.B2" office:value-type="string">
            <text:p text:style-name="P161"><text:span text:style-name="T142">N</text:span><text:span text:style-name="T297">-by-</text:span><text:span text:style-name="T142">M</text:span><text:span text:style-name="T297"> Jacobian matrix of the function</text:span><text:span text:style-name="T298"><draw:frame draw:style-name="fr1" draw:name="Object15" text:anchor-type="as-char" svg:width="1.3602in" svg:height="0.3929in" draw:z-index="14"><draw:object xlink:href="./Object 15" xlink:type="simple" xlink:show="embed" xlink:actuate="onLoad"/><draw:image xlink:href="./ObjectReplacements/Object 15" xlink:type="simple" xlink:show="embed" xlink:actuate="onLoad"/><svg:desc>formula</svg:desc></draw:frame></text:span></text:p>
          </table:table-cell>
        </table:table-row>
        <table:table-row>
          <table:table-cell table:style-name="Table2.A2" office:value-type="string">
            <text:p text:style-name="P125">opts</text:p>
          </table:table-cell>
          <table:table-cell table:style-name="Table2.B2" office:value-type="string">
            <text:p text:style-name="P156"><text:span text:style-name="T183">COCO's opt</text:span><text:span text:style-name="T185">ion</text:span><text:span text:style-name="T183">s structure. Functions have read-access to the opt</text:span><text:span text:style-name="T293">ion</text:span><text:span text:style-name="T183">s structure. This argument is only required in very advanced applications and should be ignored in most common situations.</text:span></text:p>
          </table:table-cell>
        </table:table-row>
        <table:table-row>
          <table:table-cell table:style-name="Table2.A2" office:value-type="string">
            <text:p text:style-name="P125">u</text:p>
          </table:table-cell>
          <table:table-cell table:style-name="Table2.B2" office:value-type="string">
            <text:p text:style-name="P159"><text:span text:style-name="T110">M</text:span>-dimensional argument vector.</text:p>
          </table:table-cell>
        </table:table-row>
      </table:table>
      <text:p text:style-name="P56"/>
      <text:p text:style-name="P52">A zero problem is added to a continuation problem using the function <text:span text:style-name="T32">coco_add_func</text:span>. The general syntax is</text:p>
      <table:table table:name="Table3" table:style-name="Table3">
        <table:table-column table:style-name="Table3.A"/>
        <table:table-column table:style-name="Table3.B"/>
        <table:table-row>
          <table:table-cell table:style-name="Table3.A1" table:number-columns-spanned="2" office:value-type="string">
            <text:p text:style-name="P206"><text:span text:style-name="T1">opts = </text:span><text:span text:style-name="T85">coco_add_func</text:span><text:span text:style-name="T1">(opts, </text:span><text:span text:style-name="T116">Name</text:span><text:span text:style-name="T1">, </text:span><text:span text:style-name="T141">@</text:span><text:span text:style-name="T116">func</text:span><text:span text:style-name="T1">, </text:span><text:span text:style-name="T295">[</text:span><text:span text:style-name="T140">@func_DFDU,</text:span><text:span text:style-name="T295">]</text:span><text:span text:style-name="T294"> </text:span><text:span text:style-name="T184">data</text:span><text:span text:style-name="T1">, </text:span><text:span text:style-name="T295">...</text:span></text:p>
            <text:p text:style-name="P211"><text:span text:style-name="T1">'zero', </text:span>'x0', <text:span text:style-name="T116">U0</text:span>);</text:p>
          </table:table-cell>
          <table:covered-table-cell/>
        </table:table-row>
        <table:table-row>
          <table:table-cell table:style-name="Table3.A2" office:value-type="string">
            <text:p text:style-name="P130">opts</text:p>
          </table:table-cell>
          <table:table-cell table:style-name="Table3.B2" office:value-type="string">
            <text:p text:style-name="P167">COCO's options structure.</text:p>
          </table:table-cell>
        </table:table-row>
        <text:soft-page-break/>
        <table:table-row>
          <table:table-cell table:style-name="Table3.A2" office:value-type="string">
            <text:p text:style-name="P106">Name</text:p>
          </table:table-cell>
          <table:table-cell table:style-name="Table3.B2" office:value-type="string">
            <text:p text:style-name="P167">A short descriptive name of the function. This is useful for debugging purposes and very advanced applications.</text:p>
          </table:table-cell>
        </table:table-row>
        <table:table-row>
          <table:table-cell table:style-name="Table3.A2" office:value-type="string">
            <text:p text:style-name="P121"><text:span text:style-name="T184">@</text:span><text:span text:style-name="T184">func</text:span></text:p>
          </table:table-cell>
          <table:table-cell table:style-name="Table3.B2" office:value-type="string">
            <text:p text:style-name="P167">A function handle of a zero problem as defined above.</text:p>
          </table:table-cell>
        </table:table-row>
        <table:table-row>
          <table:table-cell table:style-name="Table3.A2" office:value-type="string">
            <text:p text:style-name="P251">@func_DFDU</text:p>
          </table:table-cell>
          <table:table-cell table:style-name="Table3.B2" office:value-type="string">
            <text:p text:style-name="P256">A function handle of the derivative of the zero problem. This argument is optional. If a derivative is not specified explicitly, numerical differentiation is used. This is acceptable for simple algorithms, but will be too inaccurate or too slow for more advanced applications.</text:p>
          </table:table-cell>
        </table:table-row>
        <table:table-row>
          <table:table-cell table:style-name="Table3.A2" office:value-type="string">
            <text:p text:style-name="P132">data</text:p>
          </table:table-cell>
          <table:table-cell table:style-name="Table3.B2" office:value-type="string">
            <text:p text:style-name="P167">The function data structure.</text:p>
          </table:table-cell>
        </table:table-row>
        <table:table-row>
          <table:table-cell table:style-name="Table3.A2" office:value-type="string">
            <text:p text:style-name="P106">U0</text:p>
          </table:table-cell>
          <table:table-cell table:style-name="Table3.B2" office:value-type="string">
            <text:p text:style-name="P76"><text:span text:style-name="T185">An initial guess for the vector</text:span><text:span text:style-name="T185"><draw:frame draw:style-name="fr1" draw:name="Object8" text:anchor-type="as-char" svg:width="0.1661in" svg:height="0.1839in" draw:z-index="7"><draw:object xlink:href="./Object 8" xlink:type="simple" xlink:show="embed" xlink:actuate="onLoad"/><draw:image xlink:href="./ObjectReplacements/Object 8" xlink:type="simple" xlink:show="embed" xlink:actuate="onLoad"/></draw:frame></text:span><text:span text:style-name="T185">such that</text:span><text:span text:style-name="T185"><draw:frame draw:style-name="fr1" draw:name="Object9" text:anchor-type="as-char" svg:width="0.7016in" svg:height="0.1917in" draw:z-index="8"><draw:object xlink:href="./Object 9" xlink:type="simple" xlink:show="embed" xlink:actuate="onLoad"/><draw:image xlink:href="./ObjectReplacements/Object 9" xlink:type="simple" xlink:show="embed" xlink:actuate="onLoad"/></draw:frame></text:span></text:p>
          </table:table-cell>
        </table:table-row>
      </table:table>
      <text:h text:style-name="Heading_20_3" text:outline-level="3">Defining <text:span text:style-name="T178">P</text:span>arameters<text:reference-mark text:name="Add Pars"/></text:h>
      <text:p text:style-name="P32"><text:span text:style-name="T186">Typically, part of the vector</text:span><text:span text:style-name="T185"><draw:frame draw:style-name="fr1" draw:name="Object10" text:anchor-type="as-char" svg:width="0.1661in" svg:height="0.1839in" draw:z-index="9"><draw:object xlink:href="./Object 10" xlink:type="simple" xlink:show="embed" xlink:actuate="onLoad"/><draw:image xlink:href="./ObjectReplacements/Object 10" xlink:type="simple" xlink:show="embed" xlink:actuate="onLoad"/><svg:desc>formula</svg:desc></draw:frame></text:span><text:span text:style-name="T186">of a zero problem will correspond to parameters of the problem. The function </text:span><text:span text:style-name="T34">coco_add_parameters</text:span><text:span text:style-name="T186"> allows to define which components of</text:span><text:span text:style-name="T185"><draw:frame draw:style-name="fr1" draw:name="Object12" text:anchor-type="as-char" svg:width="0.1661in" svg:height="0.1839in" draw:z-index="10"><draw:object xlink:href="./Object 12" xlink:type="simple" xlink:show="embed" xlink:actuate="onLoad"/><draw:image xlink:href="./ObjectReplacements/Object 12" xlink:type="simple" xlink:show="embed" xlink:actuate="onLoad"/><svg:desc>formula</svg:desc></draw:frame></text:span><text:span text:style-name="T186">should be treated as parameters. Typically, one needs to define</text:span><text:span text:style-name="T186"><draw:frame draw:style-name="fr1" draw:name="Object11" text:anchor-type="as-char" svg:width="0.6583in" svg:height="0.1839in" draw:z-index="11"><draw:object xlink:href="./Object 11" xlink:type="simple" xlink:show="embed" xlink:actuate="onLoad"/><draw:image xlink:href="./ObjectReplacements/Object 11" xlink:type="simple" xlink:show="embed" xlink:actuate="onLoad"/></draw:frame></text:span><text:span text:style-name="T186">parameters.</text:span></text:p>
      <table:table table:name="Table4" table:style-name="Table4">
        <table:table-column table:style-name="Table4.A"/>
        <table:table-column table:style-name="Table4.B"/>
        <table:table-row>
          <table:table-cell table:style-name="Table4.A1" table:number-columns-spanned="2" office:value-type="string">
            <text:p text:style-name="P5"><text:span text:style-name="T1">opts = </text:span><text:span text:style-name="T85">coco_add_parameters</text:span><text:span text:style-name="T1">(opts, </text:span><text:span text:style-name="T188">''</text:span><text:span text:style-name="T1">, </text:span><text:span text:style-name="T117">PIdx</text:span><text:span text:style-name="T1">, </text:span><text:span text:style-name="T117">PNM</text:span><text:span text:style-name="T1">);</text:span></text:p>
          </table:table-cell>
          <table:covered-table-cell/>
        </table:table-row>
        <table:table-row>
          <table:table-cell table:style-name="Table4.A2" office:value-type="string">
            <text:p text:style-name="P134">opts</text:p>
          </table:table-cell>
          <table:table-cell table:style-name="Table4.B2" office:value-type="string">
            <text:p text:style-name="P169">COCO's options structure.</text:p>
          </table:table-cell>
        </table:table-row>
        <table:table-row>
          <table:table-cell table:style-name="Table4.A2" office:value-type="string">
            <text:p text:style-name="P108">PIdx</text:p>
          </table:table-cell>
          <table:table-cell table:style-name="Table4.B2" office:value-type="string">
            <text:p text:style-name="P77"><text:span text:style-name="T187">Set of indices such that </text:span><text:span text:style-name="T33">u(</text:span><text:span text:style-name="T19">PIdx</text:span><text:span text:style-name="T33">)</text:span><text:span text:style-name="T187"> is the set of parameters. </text:span><text:span text:style-name="T19">PIdx</text:span><text:span text:style-name="T187"> is an array of integers.</text:span></text:p>
          </table:table-cell>
        </table:table-row>
        <table:table-row>
          <table:table-cell table:style-name="Table4.A2" office:value-type="string">
            <text:p text:style-name="P108">PNM</text:p>
          </table:table-cell>
          <table:table-cell table:style-name="Table4.B2" office:value-type="string">
            <text:p text:style-name="P77"><text:span text:style-name="T187">List of short descriptive names or an array of numbers. In the first form, </text:span><text:span text:style-name="T19">PNM</text:span><text:span text:style-name="T187"> is a string or a cell array of strings assigning a name to each parameter. In the second form a list of default names of the form '</text:span><text:span text:style-name="T33">PAR(</text:span><text:span text:style-name="T19">n</text:span><text:span text:style-name="T33">)</text:span><text:span text:style-name="T187">' is constructed, where </text:span><text:span text:style-name="T19">n</text:span><text:span text:style-name="T187"> iterates through all elements of </text:span><text:span text:style-name="T19">PNM</text:span><text:span text:style-name="T187">.</text:span></text:p>
          </table:table-cell>
        </table:table-row>
      </table:table>
      <text:h text:style-name="P239" text:outline-level="3">Adding Test Functions and Events<text:reference-mark text:name="Add Test Funcs"/></text:h>
      <text:p text:style-name="P58">Detecting and locating special points along a solution curve is called event handling. To use event handling one has to define a monitor- or test function, add this function to the continuation problem and assign events to the parameters associated with the event function. A monitor function has exactly the same form as a zero problem</text:p>
      <table:table table:name="Table5" table:style-name="Table5">
        <table:table-column table:style-name="Table5.A"/>
        <table:table-column table:style-name="Table5.B"/>
        <table:table-row>
          <table:table-cell table:style-name="Table5.A1" table:number-columns-spanned="2" office:value-type="string">
            <text:p text:style-name="P210"><text:span text:style-name="T1">function [data y] =</text:span><text:span text:style-name="T85"> </text:span><text:span text:style-name="T154">FunctionName</text:span><text:span text:style-name="T1">(opts, data, u)</text:span></text:p>
            <text:p text:style-name="P210">y = <text:span text:style-name="T114">FunctionBody(u)</text:span><text:span text:style-name="T110">;</text:span> </text:p>
            <text:p text:style-name="P210">end</text:p>
          </table:table-cell>
          <table:covered-table-cell/>
        </table:table-row>
        <table:table-row>
          <table:table-cell table:style-name="Table5.A2" office:value-type="string">
            <text:p text:style-name="P126">data</text:p>
          </table:table-cell>
          <table:table-cell table:style-name="Table5.B2" office:value-type="string">
            <text:p text:style-name="P157"><text:span text:style-name="T183">Structure with so-called </text:span><text:span text:style-name="T115">function data</text:span><text:span text:style-name="T183">. This structure is defined when calling </text:span><text:span text:style-name="T32">coco_add_func</text:span><text:span text:style-name="T183"> and allows to store information about a continuation problem, for example, information about the contents of </text:span><text:span text:style-name="T32">u</text:span><text:span text:style-name="T183">. The function has read-write access to the contents of </text:span><text:span text:style-name="T32">data</text:span><text:span text:style-name="T183">.</text:span></text:p>
          </table:table-cell>
        </table:table-row>
        <table:table-row>
          <table:table-cell table:style-name="Table5.A2" office:value-type="string">
            <text:p text:style-name="P126">y</text:p>
          </table:table-cell>
          <table:table-cell table:style-name="Table5.B2" office:value-type="string">
            <text:p text:style-name="P160"><text:span text:style-name="T110">N</text:span>-dimensional vector with function values.</text:p>
          </table:table-cell>
        </table:table-row>
        <table:table-row>
          <table:table-cell table:style-name="Table5.A2" office:value-type="string">
            <text:p text:style-name="P126">opts</text:p>
          </table:table-cell>
          <table:table-cell table:style-name="Table5.B2" office:value-type="string">
            <text:p text:style-name="P157"><text:span text:style-name="T183">COCO's opt</text:span><text:span text:style-name="T185">ion</text:span><text:span text:style-name="T183">s structure. Functions have read-access to the opts structure. This argument is only required in very advanced applications and should be ignored in most common situations.</text:span></text:p>
          </table:table-cell>
        </table:table-row>
        <table:table-row>
          <table:table-cell table:style-name="Table5.A2" office:value-type="string">
            <text:p text:style-name="P126">u</text:p>
          </table:table-cell>
          <table:table-cell table:style-name="Table5.B2" office:value-type="string">
            <text:p text:style-name="P160"><text:span text:style-name="T110">M</text:span>-dimensional argument vector.</text:p>
          </table:table-cell>
        </table:table-row>
      </table:table>
      <text:p text:style-name="P24"/>
      <text:p text:style-name="P25"><text:soft-page-break/>The syntax for adding a test function is different from the syntax for adding a zero problem:</text:p>
      <table:table table:name="Table6" table:style-name="Table6">
        <table:table-column table:style-name="Table6.A"/>
        <table:table-column table:style-name="Table6.B"/>
        <table:table-row>
          <table:table-cell table:style-name="Table6.A1" table:number-columns-spanned="2" office:value-type="string">
            <text:p text:style-name="P212"><text:span text:style-name="T1">opts = </text:span><text:span text:style-name="T85">coco_add_func</text:span><text:span text:style-name="T1">(opts, </text:span><text:span text:style-name="T116">Name</text:span><text:span text:style-name="T1">, @</text:span><text:span text:style-name="T116">func</text:span><text:span text:style-name="T1">, </text:span><text:span text:style-name="T184">data</text:span><text:span text:style-name="T1">, </text:span><text:span text:style-name="T118">EVType</text:span><text:span text:style-name="T1">, </text:span><text:span text:style-name="T118">PNM</text:span>);</text:p>
          </table:table-cell>
          <table:covered-table-cell/>
        </table:table-row>
        <table:table-row>
          <table:table-cell table:style-name="Table6.A2" office:value-type="string">
            <text:p text:style-name="P131">opts</text:p>
          </table:table-cell>
          <table:table-cell table:style-name="Table6.B2" office:value-type="string">
            <text:p text:style-name="P168">COCO's options structure.</text:p>
          </table:table-cell>
        </table:table-row>
        <table:table-row>
          <table:table-cell table:style-name="Table6.A2" office:value-type="string">
            <text:p text:style-name="P107">Name</text:p>
          </table:table-cell>
          <table:table-cell table:style-name="Table6.B2" office:value-type="string">
            <text:p text:style-name="P78"><text:span text:style-name="T185">A short descriptive name of the </text:span><text:span text:style-name="T197">monitor </text:span><text:span text:style-name="T185">function. This is useful for debugging purposes and very advanced applications.</text:span></text:p>
          </table:table-cell>
        </table:table-row>
        <table:table-row>
          <table:table-cell table:style-name="Table6.A2" office:value-type="string">
            <text:p text:style-name="P128"><text:span text:style-name="T184">@</text:span><text:span text:style-name="T116">func</text:span></text:p>
          </table:table-cell>
          <table:table-cell table:style-name="Table6.B2" office:value-type="string">
            <text:p text:style-name="P78"><text:span text:style-name="T185">A function handle of a </text:span><text:span text:style-name="T197">monitor function</text:span><text:span text:style-name="T185"> as defined above.</text:span></text:p>
          </table:table-cell>
        </table:table-row>
        <table:table-row>
          <table:table-cell table:style-name="Table6.A2" office:value-type="string">
            <text:p text:style-name="P133">data</text:p>
          </table:table-cell>
          <table:table-cell table:style-name="Table6.B2" office:value-type="string">
            <text:p text:style-name="P168">The function data structure.</text:p>
          </table:table-cell>
        </table:table-row>
        <table:table-row>
          <table:table-cell table:style-name="Table6.A2" office:value-type="string">
            <text:p text:style-name="P110">EVType</text:p>
          </table:table-cell>
          <table:table-cell table:style-name="Table6.B2" office:value-type="string">
            <text:p text:style-name="P78"><text:span text:style-name="T197">The type of event associated with this monitor function. In most applications </text:span><text:span text:style-name="T20">EVType</text:span><text:span text:style-name="T197"> can be set to either </text:span><text:span text:style-name="T35">'regular'</text:span><text:span text:style-name="T197"> (events are regular solution points) or </text:span><text:span text:style-name="T35">'singular'</text:span><text:span text:style-name="T197"> (events are singular solution points).</text:span></text:p>
          </table:table-cell>
        </table:table-row>
        <table:table-row>
          <table:table-cell table:style-name="Table6.A2" office:value-type="string">
            <text:p text:style-name="P110">PNM</text:p>
          </table:table-cell>
          <table:table-cell table:style-name="Table6.B2" office:value-type="string">
            <text:p text:style-name="P77"><text:span text:style-name="T187">List of short descriptive names. </text:span><text:span text:style-name="T19">PNM</text:span><text:span text:style-name="T187"> is </text:span><text:span text:style-name="T197">either </text:span><text:span text:style-name="T187">a string or a cell array of strings assigning a </text:span><text:span text:style-name="T197">parameter </text:span><text:span text:style-name="T187">name to each </text:span><text:span text:style-name="T197">component of the vector the monitor function returns</text:span><text:span text:style-name="T187">. </text:span><text:span text:style-name="T197">These names can later be used to assign an event to a specific monitor function</text:span><text:span text:style-name="T306"> or for additional output; see parameter over-specification on Page </text:span><text:span text:style-name="T306"><text:reference-ref text:reference-format="page" text:ref-name="Param Overspec">3</text:reference-ref></text:span><text:span text:style-name="T197">.</text:span></text:p>
          </table:table-cell>
        </table:table-row>
      </table:table>
      <text:p text:style-name="P25"/>
      <text:p text:style-name="P26">The function coco_add_event allows to assign an event to a<text:span text:style-name="T309">ny</text:span> parameter<text:span text:style-name="T307"> </text:span>associated with a monitor function<text:span text:style-name="T307"> or</text:span> <text:span text:style-name="T308">defined with </text:span><text:span text:style-name="T77">coco_add_parameters</text:span>. The general syntax is</text:p>
      <table:table table:name="Table7" table:style-name="Table7">
        <table:table-column table:style-name="Table7.A"/>
        <table:table-column table:style-name="Table7.B"/>
        <table:table-row>
          <table:table-cell table:style-name="Table7.A1" table:number-columns-spanned="2" office:value-type="string">
            <text:p text:style-name="P9"><text:span text:style-name="T1">opts = </text:span><text:span text:style-name="T85">coco_add_</text:span><text:span text:style-name="T93">event</text:span><text:span text:style-name="T1">(opts, </text:span><text:span text:style-name="T119">EVLab</text:span><text:span text:style-name="T1">, </text:span><text:span text:style-name="T310">[</text:span><text:span text:style-name="T145">EVType,</text:span><text:span text:style-name="T310">] </text:span><text:span text:style-name="T117">PNM</text:span><text:span text:style-name="T188">, </text:span><text:span text:style-name="T119">EVVals</text:span><text:span text:style-name="T1">);</text:span></text:p>
          </table:table-cell>
          <table:covered-table-cell/>
        </table:table-row>
        <table:table-row>
          <table:table-cell table:style-name="Table7.A2" office:value-type="string">
            <text:p text:style-name="P135">opts</text:p>
          </table:table-cell>
          <table:table-cell table:style-name="Table7.B2" office:value-type="string">
            <text:p text:style-name="P170">COCO's options structure.</text:p>
          </table:table-cell>
        </table:table-row>
        <table:table-row>
          <table:table-cell table:style-name="Table7.A2" office:value-type="string">
            <text:p text:style-name="P111">EVLab</text:p>
          </table:table-cell>
          <table:table-cell table:style-name="Table7.B2" office:value-type="string">
            <text:p text:style-name="P79"><text:span text:style-name="T198">Short descriptive label to identify an event in the bifurcation diagram. This is a Matlab string and should </text:span><text:span text:style-name="T199">contain</text:span><text:span text:style-name="T198"> between 2-4 characters, </text:span><text:span text:style-name="T199">for example, </text:span><text:span text:style-name="T37">'LP'</text:span><text:span text:style-name="T199"> for limit point</text:span><text:span text:style-name="T198">.</text:span></text:p>
          </table:table-cell>
        </table:table-row>
        <table:table-row>
          <table:table-cell table:style-name="Table7.A2" office:value-type="string">
            <text:p text:style-name="P252">EVType</text:p>
          </table:table-cell>
          <table:table-cell table:style-name="Table7.B2" office:value-type="string">
            <text:p text:style-name="P99"><text:span text:style-name="T310">Type of an event (default</text:span><text:span text:style-name="T78"> = 'special point'</text:span><text:span text:style-name="T310">). This argument is optional.</text:span><text:span text:style-name="T311"> Typically, events are bifurcation points, which have the default event type </text:span><text:span text:style-name="T79">'special point'</text:span><text:span text:style-name="T311">. It is also possible to use event handling to define computational boundaries, in which case one has to use </text:span><text:span text:style-name="T29">EVType</text:span><text:span text:style-name="T79">='boundary'</text:span><text:span text:style-name="T311">. The continuation will stop whenever such a boundary-event is detected, while it will continue after detecting special points.</text:span></text:p>
          </table:table-cell>
        </table:table-row>
        <table:table-row>
          <table:table-cell table:style-name="Table7.A2" office:value-type="string">
            <text:p text:style-name="P109">PNM</text:p>
          </table:table-cell>
          <table:table-cell table:style-name="Table7.B2" office:value-type="string">
            <text:p text:style-name="P171">Name of parameter the event will be assigned to. This is a Matlab string.</text:p>
          </table:table-cell>
        </table:table-row>
        <table:table-row>
          <table:table-cell table:style-name="Table7.A2" office:value-type="string">
            <text:p text:style-name="P111">EVVals</text:p>
          </table:table-cell>
          <table:table-cell table:style-name="Table7.B2" office:value-type="string">
            <text:p text:style-name="P79"><text:span text:style-name="T198">A list of event values. Each crossing of the value of a monitor function of an event value will be detected and located. Typically, one uses </text:span><text:span text:style-name="T21">EVVals</text:span><text:span text:style-name="T36">=0</text:span><text:span text:style-name="T198"> (detect zero crossings only).</text:span></text:p>
          </table:table-cell>
        </table:table-row>
      </table:table>
      <text:h text:style-name="Heading_20_3" text:outline-level="3">Customising <text:span text:style-name="T178">O</text:span>utput<text:reference-mark text:name="Customise Output"/></text:h>
      <text:p text:style-name="P33"><text:span text:style-name="T200">COCO uses a </text:span><text:span text:style-name="T331">signal-slot</text:span><text:span text:style-name="T200"> mechanism to allow the modification of output to the screen, the bifurcation diagram and the disk. A </text:span><text:span text:style-name="T331">slot</text:span><text:span text:style-name="T200"> function is </text:span><text:span text:style-name="T331">connected</text:span><text:span text:style-name="T200"> to </text:span><text:span text:style-name="T331">a signal</text:span><text:span text:style-name="T200"> with </text:span><text:span text:style-name="T38">coco_add_</text:span><text:span text:style-name="T84">slot</text:span></text:p>
      <table:table table:name="Table8" table:style-name="Table8">
        <table:table-column table:style-name="Table8.A"/>
        <table:table-column table:style-name="Table8.B"/>
        <table:table-row>
          <table:table-cell table:style-name="Table8.A1" table:number-columns-spanned="2" office:value-type="string">
            <text:p text:style-name="P6"><text:span text:style-name="T1">opts = </text:span><text:span text:style-name="T85">coco_add_</text:span><text:span text:style-name="T100">slot</text:span><text:span text:style-name="T1">(opts, </text:span><text:span text:style-name="T120">Name</text:span><text:span text:style-name="T1">, @</text:span><text:span text:style-name="T120">func</text:span><text:span text:style-name="T1">, </text:span><text:span text:style-name="T201">data</text:span><text:span text:style-name="T1">, </text:span><text:span text:style-name="T148">Signal</text:span><text:span text:style-name="T1">);</text:span></text:p>
          </table:table-cell>
          <table:covered-table-cell/>
        </table:table-row>
        <table:table-row>
          <table:table-cell table:style-name="Table8.A2" office:value-type="string">
            <text:p text:style-name="P136">opts</text:p>
          </table:table-cell>
          <table:table-cell table:style-name="Table8.B2" office:value-type="string">
            <text:p text:style-name="P170">COCO's options structure.</text:p>
          </table:table-cell>
        </table:table-row>
        <table:table-row>
          <table:table-cell table:style-name="Table8.A2" office:value-type="string">
            <text:p text:style-name="P112">Name</text:p>
          </table:table-cell>
          <table:table-cell table:style-name="Table8.B2" office:value-type="string">
            <text:p text:style-name="P78"><text:span text:style-name="T185">A short descriptive name of the </text:span><text:span text:style-name="T331">slot</text:span><text:span text:style-name="T197"> </text:span><text:span text:style-name="T185">function. This is useful for debugging purposes and very advanced applications.</text:span></text:p>
          </table:table-cell>
        </table:table-row>
        <table:table-row>
          <table:table-cell table:style-name="Table8.A2" office:value-type="string">
            <text:p text:style-name="P129"><text:span text:style-name="T201">@</text:span><text:span text:style-name="T120">func</text:span></text:p>
          </table:table-cell>
          <table:table-cell table:style-name="Table8.B2" office:value-type="string">
            <text:p text:style-name="P78"><text:span text:style-name="T185">A function handle of a </text:span><text:span text:style-name="T331">slot</text:span><text:span text:style-name="T197"> function</text:span><text:span text:style-name="T185"> as defined </text:span><text:span text:style-name="T201">below</text:span><text:span text:style-name="T185">.</text:span></text:p>
          </table:table-cell>
        </table:table-row>
        <text:soft-page-break/>
        <table:table-row>
          <table:table-cell table:style-name="Table8.A2" office:value-type="string">
            <text:p text:style-name="P136">data</text:p>
          </table:table-cell>
          <table:table-cell table:style-name="Table8.B2" office:value-type="string">
            <text:p text:style-name="P168">The function data structure.</text:p>
          </table:table-cell>
        </table:table-row>
        <table:table-row>
          <table:table-cell table:style-name="Table8.A2" office:value-type="string">
            <text:p text:style-name="P112"><text:span text:style-name="T331">Signal</text:span></text:p>
          </table:table-cell>
          <table:table-cell table:style-name="Table8.B2" office:value-type="string">
            <text:p text:style-name="P80"><text:span text:style-name="T201">The name of the </text:span><text:span text:style-name="T331">signal</text:span><text:span text:style-name="T201">. The most commonly used </text:span><text:span text:style-name="T331">signals</text:span><text:span text:style-name="T201"> are </text:span><text:span text:style-name="T39">'bddat'</text:span><text:span text:style-name="T201">, </text:span><text:span text:style-name="T39">'cont_print'</text:span><text:span text:style-name="T201">, </text:span><text:span text:style-name="T39">'corr_print'</text:span><text:span text:style-name="T201"> and </text:span><text:span text:style-name="T39">'save_full'</text:span><text:span text:style-name="T201">; see details below. </text:span><text:span text:style-name="T202">An important but less commonly used </text:span><text:span text:style-name="T331">signal </text:span><text:span text:style-name="T202">is </text:span><text:span text:style-name="T40">'</text:span><text:span text:style-name="T84">FSM</text:span><text:span text:style-name="T40">_update'</text:span><text:span text:style-name="T202">.</text:span></text:p>
          </table:table-cell>
        </table:table-row>
      </table:table>
      <text:p text:style-name="Text_20_body"/>
      <text:p text:style-name="P59">A <text:span text:style-name="T331">slot</text:span> function has the general form</text:p>
      <table:table table:name="Table9" table:style-name="Table9">
        <table:table-column table:style-name="Table9.A"/>
        <table:table-column table:style-name="Table9.B"/>
        <table:table-row>
          <table:table-cell table:style-name="Table9.A1" table:number-columns-spanned="2" office:value-type="string">
            <text:p text:style-name="P7"><text:span text:style-name="T1">function [data </text:span><text:span text:style-name="T312">[</text:span><text:span text:style-name="T1">res</text:span><text:span text:style-name="T312">]</text:span><text:span text:style-name="T1">] = </text:span><text:span text:style-name="T100">slot</text:span><text:span text:style-name="T94">_func</text:span><text:span text:style-name="T1">(opts, data, ...)</text:span></text:p>
            <text:p text:style-name="P10">Function Body</text:p>
            <text:p text:style-name="P3">end</text:p>
          </table:table-cell>
          <table:covered-table-cell/>
        </table:table-row>
        <table:table-row>
          <table:table-cell table:style-name="Table9.A2" office:value-type="string">
            <text:p text:style-name="P137">data</text:p>
          </table:table-cell>
          <table:table-cell table:style-name="Table9.B2" office:value-type="string">
            <text:p text:style-name="P168">The function data structure.</text:p>
          </table:table-cell>
        </table:table-row>
        <table:table-row>
          <table:table-cell table:style-name="Table9.A2" office:value-type="string">
            <text:p text:style-name="P137">res</text:p>
          </table:table-cell>
          <table:table-cell table:style-name="Table9.B2" office:value-type="string">
            <text:p text:style-name="P81"><text:span text:style-name="T203">Optional output argument. Whether or not a </text:span><text:span text:style-name="T331">slot</text:span><text:span text:style-name="T203"> function should return </text:span><text:span text:style-name="T41">res</text:span><text:span text:style-name="T203"> is defined by the </text:span><text:span text:style-name="T331">signal</text:span><text:span text:style-name="T203"> the function is </text:span><text:span text:style-name="T331">connected to</text:span><text:span text:style-name="T203">; see below.</text:span></text:p>
          </table:table-cell>
        </table:table-row>
        <table:table-row>
          <table:table-cell table:style-name="Table9.A2" office:value-type="string">
            <text:p text:style-name="P137">opts</text:p>
          </table:table-cell>
          <table:table-cell table:style-name="Table9.B2" office:value-type="string">
            <text:p text:style-name="P170">COCO's options structure.</text:p>
          </table:table-cell>
        </table:table-row>
        <table:table-row>
          <table:table-cell table:style-name="Table9.A2" office:value-type="string">
            <text:p text:style-name="P104">...</text:p>
          </table:table-cell>
          <table:table-cell table:style-name="Table9.B2" office:value-type="string">
            <text:p text:style-name="P172">Additional arguments present depending on the <text:span text:style-name="T331">signal</text:span> the function is <text:span text:style-name="T331">connected to</text:span>; see below.</text:p>
          </table:table-cell>
        </table:table-row>
      </table:table>
      <text:h text:style-name="P243" text:outline-level="4">The <text:span text:style-name="T331">signal</text:span> 'bddat'</text:h>
      <text:p text:style-name="P36"><text:span text:style-name="T208">This </text:span><text:span text:style-name="T331">signal</text:span><text:span text:style-name="T208"> is used to add data to the cell array </text:span><text:span text:style-name="T42">bd</text:span><text:span text:style-name="T208"> returned by a call to </text:span><text:span text:style-name="T42">coco</text:span><text:span text:style-name="T208">. The form of a </text:span><text:span text:style-name="T42">'bddat'</text:span><text:span text:style-name="T208">-</text:span><text:span text:style-name="T331">slot</text:span><text:span text:style-name="T208"> function must be</text:span></text:p>
      <table:table table:name="Table10" table:style-name="Table10">
        <table:table-column table:style-name="Table10.A"/>
        <table:table-column table:style-name="Table10.B"/>
        <table:table-row>
          <table:table-cell table:style-name="Table10.A1" table:number-columns-spanned="2" office:value-type="string">
            <text:p text:style-name="P188"><text:span text:style-name="T1">function [data res] = </text:span><text:span text:style-name="T85">bddat_</text:span><text:span text:style-name="T100">slot</text:span><text:span text:style-name="T95">_func</text:span><text:span text:style-name="T1">(opts, data, command, sol)</text:span></text:p>
            <text:p text:style-name="P189">switch command </text:p>
            <text:p text:style-name="P189"><text:s text:c="2"/>case 'init' </text:p>
            <text:p text:style-name="P189"><text:s text:c="4"/>res = { <text:span text:style-name="T121">ListOfNames</text:span> }; </text:p>
            <text:p text:style-name="P189"><text:s text:c="2"/>case 'data' </text:p>
            <text:p text:style-name="P189"><text:s text:c="4"/>res = { <text:span text:style-name="T121">ListOfValues</text:span> }; </text:p>
            <text:p text:style-name="P189">end </text:p>
            <text:p text:style-name="P189">end </text:p>
          </table:table-cell>
          <table:covered-table-cell/>
        </table:table-row>
        <table:table-row>
          <table:table-cell table:style-name="Table10.A2" office:value-type="string">
            <text:p text:style-name="P4">sol</text:p>
          </table:table-cell>
          <table:table-cell table:style-name="Table10.A1" office:value-type="string">
            <text:p text:style-name="P82"><text:span text:style-name="T209">The solution structure </text:span><text:span text:style-name="T43">sol</text:span><text:span text:style-name="T209"> contains information about the current solution point. The most useful fields are the full solution vector </text:span><text:span text:style-name="T43">sol.x</text:span><text:span text:style-name="T209">, the point type </text:span><text:span text:style-name="T43">sol.pt_type</text:span><text:span text:style-name="T209"> and the solution label </text:span><text:span text:style-name="T43">sol.lab</text:span><text:span text:style-name="T209">. The point type and the solution label are printed on screen in columns </text:span><text:span text:style-name="T43">TYPE</text:span><text:span text:style-name="T209"> and </text:span><text:span text:style-name="T43">LABEL</text:span><text:span text:style-name="T209">.</text:span></text:p>
          </table:table-cell>
        </table:table-row>
        <table:table-row>
          <table:table-cell table:style-name="Table10.A3" office:value-type="string">
            <text:p text:style-name="P11">ListOfNames</text:p>
          </table:table-cell>
          <table:table-cell table:style-name="Table10.B3" office:value-type="string">
            <text:p text:style-name="P82"><text:span text:style-name="T209">List of names. These names will be stored in the first row of the bifurcation diagram and allow easy access to the data associated with these rows using </text:span><text:span text:style-name="T43">coco_bd_col</text:span><text:span text:style-name="T209">; see below. The number of names must match the number of values. Note that a value may be a vector</text:span><text:span text:style-name="T331"> or matrix</text:span><text:span text:style-name="T209">.</text:span></text:p>
          </table:table-cell>
        </table:table-row>
        <table:table-row>
          <table:table-cell table:style-name="Table10.A3" office:value-type="string">
            <text:p text:style-name="P11">ListOfValues</text:p>
          </table:table-cell>
          <table:table-cell table:style-name="Table10.B3" office:value-type="string">
            <text:p text:style-name="P173">List of values. These values will be stored in the bifurcation diagram. The number of values must match the number of names. Note that a value may be a vector<text:span text:style-name="T313"> or a matrix</text:span>.</text:p>
          </table:table-cell>
        </table:table-row>
      </table:table>
      <text:h text:style-name="P244" text:outline-level="4"><text:soft-page-break/><text:span text:style-name="T204">The </text:span><text:span text:style-name="T331">signals</text:span><text:span text:style-name="T205"> '</text:span><text:span text:style-name="T206">cont_print' </text:span><text:span text:style-name="T205">and</text:span><text:span text:style-name="T206"> 'corr_print'</text:span></text:h>
      <text:p text:style-name="P35"><text:span text:style-name="T208">Th</text:span><text:span text:style-name="T211">ese </text:span><text:span text:style-name="T331">signals</text:span><text:span text:style-name="T208"> </text:span><text:span text:style-name="T211">are</text:span><text:span text:style-name="T208"> used to </text:span><text:span text:style-name="T211">print additional output on screen. The </text:span><text:span text:style-name="T331">signal</text:span><text:span text:style-name="T211"> </text:span><text:span text:style-name="T44">'cont_print'</text:span><text:span text:style-name="T211"> will add output during continuation, and the </text:span><text:span text:style-name="T331">signal</text:span><text:span text:style-name="T211"> </text:span><text:span text:style-name="T44">'corr_print'</text:span><text:span text:style-name="T211"> during the correction.</text:span><text:span text:style-name="T208"> The form of </text:span><text:span text:style-name="T211">either</text:span><text:span text:style-name="T208"> </text:span><text:span text:style-name="T42">'*_</text:span><text:span text:style-name="T44">print</text:span><text:span text:style-name="T42">'</text:span><text:span text:style-name="T208">-</text:span><text:span text:style-name="T331">slot</text:span><text:span text:style-name="T208"> function must be</text:span></text:p>
      <table:table table:name="Table11" table:style-name="Table11">
        <table:table-column table:style-name="Table11.A"/>
        <table:table-column table:style-name="Table11.B"/>
        <table:table-row>
          <table:table-cell table:style-name="Table11.A1" table:number-columns-spanned="2" office:value-type="string">
            <text:p text:style-name="P191"><text:span text:style-name="T101">function data = </text:span><text:span text:style-name="T86">print_</text:span><text:span text:style-name="T100">slot</text:span><text:span text:style-name="T96">_func</text:span><text:span text:style-name="T101">(opts, data, command, x)</text:span></text:p>
            <text:p text:style-name="P192">switch command </text:p>
            <text:p text:style-name="P192"><text:s text:c="2"/>case 'init' </text:p>
            <text:p text:style-name="P192"><text:s text:c="4"/>fprintf(<text:span text:style-name="T122">Headline</text:span>); </text:p>
            <text:p text:style-name="P192"><text:s text:c="2"/>case 'data' </text:p>
            <text:p text:style-name="P192"><text:s text:c="4"/>fprintf(<text:span text:style-name="T122">Dataline</text:span>); </text:p>
            <text:p text:style-name="P192">end </text:p>
            <text:p text:style-name="P190">end</text:p>
          </table:table-cell>
          <table:covered-table-cell/>
        </table:table-row>
        <table:table-row>
          <table:table-cell table:style-name="Table11.A2" office:value-type="string">
            <text:p text:style-name="P8">x</text:p>
          </table:table-cell>
          <table:table-cell table:style-name="Table11.A1" office:value-type="string">
            <text:p text:style-name="P83"><text:span text:style-name="T209">The </text:span><text:span text:style-name="T210">full </text:span><text:span text:style-name="T209">solution </text:span><text:span text:style-name="T210">vector</text:span><text:span text:style-name="T209">.</text:span></text:p>
          </table:table-cell>
        </table:table-row>
        <table:table-row>
          <table:table-cell table:style-name="Table11.A3" office:value-type="string">
            <text:p text:style-name="P12">Headline</text:p>
          </table:table-cell>
          <table:table-cell table:style-name="Table11.B3" office:value-type="string">
            <text:p text:style-name="P84"><text:span text:style-name="T211">An </text:span><text:span text:style-name="T44">fprintf</text:span><text:span text:style-name="T211"> statement printing a descriptive headline for the additional output.</text:span></text:p>
          </table:table-cell>
        </table:table-row>
        <table:table-row>
          <table:table-cell table:style-name="Table11.A3" office:value-type="string">
            <text:p text:style-name="P12">Dataline</text:p>
          </table:table-cell>
          <table:table-cell table:style-name="Table11.B3" office:value-type="string">
            <text:p text:style-name="P84"><text:span text:style-name="T211">An </text:span><text:span text:style-name="T44">fprintf</text:span><text:span text:style-name="T211"> statement printing the additional output.</text:span></text:p>
          </table:table-cell>
        </table:table-row>
      </table:table>
      <text:h text:style-name="P243" text:outline-level="4">The <text:span text:style-name="T331">signal</text:span> 'save_full'</text:h>
      <text:p text:style-name="P34"><text:span text:style-name="T212">Since the continuation algorithm will save a solution structure containing extensive information about the solution point for each labelled solution, it is usually only necessary to save a toolbox' data structure in addition to this solution structure. There are two pre-defined </text:span><text:span text:style-name="T331">slot</text:span><text:span text:style-name="T212"> functions that simplify this common task, the functions </text:span><text:span text:style-name="T45">coco_save_data</text:span><text:span text:style-name="T212"> and </text:span><text:span text:style-name="T45">coco_save_ptr_data</text:span><text:span text:style-name="T212">. Use these functions as in</text:span></text:p>
      <text:p text:style-name="P193"><text:span text:style-name="T213">opts = </text:span><text:span text:style-name="T214">coco_add_</text:span><text:span text:style-name="T215">slot</text:span><text:span text:style-name="T213">(opts, </text:span><text:span text:style-name="T216">Name</text:span><text:span text:style-name="T213">, @</text:span><text:span text:style-name="T214">coco_save_data</text:span><text:span text:style-name="T213">,</text:span><text:span text:style-name="T214"> <text:s text:c="3"/></text:span><text:span text:style-name="T213"><text:s/>data, <text:s text:c="4"/>'save_full');</text:span></text:p>
      <text:p text:style-name="P194"><text:span text:style-name="T213">opts = </text:span><text:span text:style-name="T214">coco_add_</text:span><text:span text:style-name="T215">slot</text:span><text:span text:style-name="T213">(opts, </text:span><text:span text:style-name="T216">Name</text:span><text:span text:style-name="T213">, @</text:span><text:span text:style-name="T214">coco_save_ptr_data</text:span><text:span text:style-name="T213">, data_ptr, 'save_full');</text:span></text:p>
      <text:p text:style-name="P37"><text:span text:style-name="T217">The first form will save the function data structure and the second form will extract the data structure from a pointer. This pointer must have been created with </text:span><text:span text:style-name="T46">coco_ptr</text:span><text:span text:style-name="T217">. </text:span><text:span text:style-name="T218">Use a unique descriptive name when adding these </text:span><text:span text:style-name="T219">slot</text:span><text:span text:style-name="T218">s. One can later restore the solution structure and function data with </text:span><text:span text:style-name="T47">coco_read_solution</text:span><text:span text:style-name="T218"> as in</text:span></text:p>
      <table:table table:name="Table12" table:style-name="Table12">
        <table:table-column table:style-name="Table12.A"/>
        <table:table-column table:style-name="Table12.B"/>
        <table:table-row>
          <table:table-cell table:style-name="Table12.A1" table:number-columns-spanned="2" office:value-type="string">
            <text:p text:style-name="P124"><text:span text:style-name="T220">[data sol] = </text:span><text:span text:style-name="T97">coco_read_solution</text:span><text:span text:style-name="T220">(</text:span><text:span text:style-name="T123">Name</text:span><text:span text:style-name="T220">, </text:span><text:span text:style-name="T123">run</text:span><text:span text:style-name="T220">, </text:span><text:span text:style-name="T123">lab</text:span><text:span text:style-name="T220">);</text:span></text:p>
          </table:table-cell>
          <table:covered-table-cell/>
        </table:table-row>
        <table:table-row>
          <table:table-cell table:style-name="Table12.A2" office:value-type="string">
            <text:p text:style-name="P127">Name</text:p>
          </table:table-cell>
          <table:table-cell table:style-name="Table12.B2" office:value-type="string">
            <text:p text:style-name="P174">Name used when adding the <text:span text:style-name="T331">slot</text:span> function. This is a Matlab string.</text:p>
          </table:table-cell>
        </table:table-row>
        <table:table-row>
          <table:table-cell table:style-name="Table12.A2" office:value-type="string">
            <text:p text:style-name="P127">run</text:p>
          </table:table-cell>
          <table:table-cell table:style-name="Table12.B2" office:value-type="string">
            <text:p text:style-name="P85"><text:span text:style-name="T224">Identifier</text:span><text:span text:style-name="T221"> of the run during which the solution was computed. </text:span><text:span text:style-name="T22">Run</text:span><text:span text:style-name="T221"> is either a string or a cell array of strings.</text:span></text:p>
          </table:table-cell>
        </table:table-row>
        <table:table-row>
          <table:table-cell table:style-name="Table12.A2" office:value-type="string">
            <text:p text:style-name="P127">lab</text:p>
          </table:table-cell>
          <table:table-cell table:style-name="Table12.B2" office:value-type="string">
            <text:p text:style-name="P166"><text:span text:style-name="T221">Label of the solution data to read. </text:span><text:span text:style-name="T22">Lab</text:span><text:span text:style-name="T221"> is an integer.</text:span></text:p>
          </table:table-cell>
        </table:table-row>
      </table:table>
      <text:h text:style-name="P235" text:outline-level="2"><text:reference-mark text:name="Develop Toolboxes"/><text:span text:style-name="T108">Developing </text:span><text:span text:style-name="T102">COCO Compatible Toolboxes</text:span></text:h>
      <text:p text:style-name="P200">A COCO compatible toolbox consists of a set of constructor and parser functions. Constructor functions typically</text:p>
      <text:list xml:id="list2165210461" text:style-name="L1">
        <text:list-item>
          <text:p text:style-name="P225"><text:span text:style-name="T225">assemble the function data structure </text:span><text:span text:style-name="T49">data</text:span><text:span text:style-name="T225"> of the </text:span><text:span text:style-name="T226">toolbox</text:span><text:span text:style-name="T225">,</text:span></text:p>
        </text:list-item>
        <text:list-item>
          <text:p text:style-name="P226">set-up a zero problem,</text:p>
        </text:list-item>
        <text:list-item>
          <text:p text:style-name="P226">define the set of parameters,</text:p>
        </text:list-item>
        <text:list-item>
          <text:p text:style-name="P226"><text:soft-page-break/>add relevant test functions and events, and</text:p>
        </text:list-item>
        <text:list-item>
          <text:p text:style-name="P229">add useful information to the screen output, the bifurcation diagram and solution files.</text:p>
        </text:list-item>
      </text:list>
      <text:p text:style-name="P199"><text:span text:style-name="T254">A constructor function should always add the toolbox data structure </text:span><text:span text:style-name="T53">data</text:span><text:span text:style-name="T254"> to solution files; see below. </text:span><text:span text:style-name="T227">A parser function typically</text:span></text:p>
      <text:list xml:id="list2063263406" text:style-name="L2">
        <text:list-item>
          <text:p text:style-name="P227">parses the arguments provided by the user and</text:p>
        </text:list-item>
        <text:list-item>
          <text:p text:style-name="P230">calls an appropriate constructor function.</text:p>
        </text:list-item>
      </text:list>
      <text:p text:style-name="P198"><text:span text:style-name="T227">Parser functions are selected by the function </text:span><text:span text:style-name="T50">coco</text:span><text:span text:style-name="T227"> according to the three input arguments</text:span><text:span text:style-name="T241"> </text:span><text:span text:style-name="T237">TBNM</text:span><text:span text:style-name="T238">, </text:span><text:span text:style-name="T237">FPT</text:span><text:span text:style-name="T238">, </text:span><text:span text:style-name="T237">TPT;</text:span><text:span text:style-name="T239"> </text:span><text:span text:style-name="T242">see </text:span><text:span text:style-name="T245">Section </text:span><text:span text:style-name="T245"><text:reference-ref text:reference-format="chapter" text:ref-name="COCO Func Ref">1.1</text:reference-ref></text:span><text:span text:style-name="T242">. </text:span><text:span text:style-name="T243">This supports an easy and systematic selection of a parser function depending on the task to perform, for example, start a computation from a user-provided initial point, or switch branches at a bifurcation point. </text:span><text:span text:style-name="T244">Each parser function can define its own set of arguments that a user needs to specify when calling </text:span><text:span text:style-name="T240">coco</text:span><text:span text:style-name="T244">.</text:span></text:p>
      <text:h text:style-name="P240" text:outline-level="3">Constructor functions<text:reference-mark text:name="Constructors"/></text:h>
      <text:p text:style-name="P47"><text:span text:style-name="T246">A toolbox</text:span><text:span text:style-name="T247"> usually</text:span><text:span text:style-name="T246"> </text:span><text:span text:style-name="T247">has </text:span><text:span text:style-name="T332">at least</text:span><text:span text:style-name="T246"> one constructor function. The general form of a constructor function is</text:span></text:p>
      <table:table table:name="Table13" table:style-name="Table13">
        <table:table-column table:style-name="Table13.A"/>
        <table:table-column table:style-name="Table13.B"/>
        <table:table-row>
          <table:table-cell table:style-name="Table13.A1" table:number-columns-spanned="2" office:value-type="string">
            <text:p text:style-name="P17"><text:span text:style-name="T102">function opts = </text:span><text:span text:style-name="T150">TBXName</text:span><text:span text:style-name="T87">_create</text:span><text:span text:style-name="T102">(opts, </text:span><text:span text:style-name="T125">ARGS</text:span><text:span text:style-name="T102">)</text:span></text:p>
            <text:p text:style-name="P23">FunctionBody</text:p>
            <text:p text:style-name="P17">end</text:p>
          </table:table-cell>
          <table:covered-table-cell/>
        </table:table-row>
        <table:table-row>
          <table:table-cell table:style-name="Table13.A2" office:value-type="string">
            <text:p text:style-name="P122">TBXName</text:p>
          </table:table-cell>
          <table:table-cell table:style-name="Table13.B2" office:value-type="string">
            <text:p text:style-name="P86"><text:span text:style-name="T247">The name of the toolbox. A usual naming convention for constructor functions is toolbox name + </text:span><text:span text:style-name="T51">'_create'</text:span><text:span text:style-name="T247">.</text:span></text:p>
          </table:table-cell>
        </table:table-row>
        <table:table-row>
          <table:table-cell table:style-name="Table13.A2" office:value-type="string">
            <text:p text:style-name="P138">opts</text:p>
          </table:table-cell>
          <table:table-cell table:style-name="Table13.B2" office:value-type="string">
            <text:p text:style-name="P175">COCO's options structure.</text:p>
          </table:table-cell>
        </table:table-row>
        <table:table-row>
          <table:table-cell table:style-name="Table13.A2" office:value-type="string">
            <text:p text:style-name="P113">ARGS</text:p>
          </table:table-cell>
          <table:table-cell table:style-name="Table13.B2" office:value-type="string">
            <text:p text:style-name="P175">Any number of arguments required to construct a zero problem.</text:p>
          </table:table-cell>
        </table:table-row>
      </table:table>
      <text:h text:style-name="P240" text:outline-level="3">Parser Functions<text:reference-mark text:name="Parsers"/></text:h>
      <text:p text:style-name="P63">A toolbox usually has a collection of parser functions. Most commonly, parser functions are available for</text:p>
      <text:list xml:id="list1925691194" text:style-name="L3">
        <text:list-item>
          <text:p text:style-name="P228">starting at an initial point provided by the user,</text:p>
        </text:list-item>
        <text:list-item>
          <text:p text:style-name="P228">re-starting at a solution point from a previous continuation run, and</text:p>
        </text:list-item>
        <text:list-item>
          <text:p text:style-name="P221">branch-switching at bifurcation points.</text:p>
        </text:list-item>
      </text:list>
      <text:p text:style-name="P63">The general form of a parser function is</text:p>
      <table:table table:name="Table14" table:style-name="Table14">
        <table:table-column table:style-name="Table14.A"/>
        <table:table-column table:style-name="Table14.B"/>
        <table:table-row>
          <table:table-cell table:style-name="Table14.A1" table:number-columns-spanned="2" office:value-type="string">
            <text:p text:style-name="P17"><text:span text:style-name="T104">function [opts argnum] = </text:span><text:span text:style-name="T151">TBXName</text:span><text:span text:style-name="T88">_</text:span><text:span text:style-name="T151">FPT</text:span><text:span text:style-name="T88">2</text:span><text:span text:style-name="T151">TPT</text:span><text:span text:style-name="T104">(opts, prefix, </text:span><text:span text:style-name="T126">ARGS</text:span><text:span text:style-name="T104">, varargin)</text:span></text:p>
            <text:p text:style-name="P23">FunctionBody</text:p>
            <text:p text:style-name="P17">argnum = <text:span text:style-name="T126">Number_of_ARGS </text:span><text:span text:style-name="T127">+ 1</text:span>; </text:p>
            <text:p text:style-name="P20">end</text:p>
          </table:table-cell>
          <table:covered-table-cell/>
        </table:table-row>
        <table:table-row>
          <table:table-cell table:style-name="Table14.A2" office:value-type="string">
            <text:p text:style-name="P123">TBXName</text:p>
          </table:table-cell>
          <table:table-cell table:style-name="Table14.B2" office:value-type="string">
            <text:p text:style-name="P176">The name of the toolbox.</text:p>
          </table:table-cell>
        </table:table-row>
        <table:table-row>
          <table:table-cell table:style-name="Table14.A2" office:value-type="string">
            <text:p text:style-name="P123">FPT</text:p>
          </table:table-cell>
          <table:table-cell table:style-name="Table14.B2" office:value-type="string">
            <text:p text:style-name="P88"><text:span text:style-name="T256">An acronym for the type of initial solution to start from (</text:span><text:span text:style-name="T98">F</text:span><text:span text:style-name="T256">rom-</text:span><text:span text:style-name="T98">P</text:span><text:span text:style-name="T256">oint-</text:span><text:span text:style-name="T98">T</text:span><text:span text:style-name="T256">ype).</text:span></text:p>
          </table:table-cell>
        </table:table-row>
        <table:table-row>
          <table:table-cell table:style-name="Table14.A2" office:value-type="string">
            <text:p text:style-name="P123">TPT</text:p>
          </table:table-cell>
          <table:table-cell table:style-name="Table14.B2" office:value-type="string">
            <text:p text:style-name="P88"><text:span text:style-name="T256">An acronym for the </text:span><text:span text:style-name="T314">type</text:span><text:span text:style-name="T256"> of solution to continue (</text:span><text:span text:style-name="T98">T</text:span><text:span text:style-name="T256">o-</text:span><text:span text:style-name="T98">P</text:span><text:span text:style-name="T256">oint-</text:span><text:span text:style-name="T98">T</text:span><text:span text:style-name="T256">ype).</text:span></text:p>
          </table:table-cell>
        </table:table-row>
        <table:table-row>
          <table:table-cell table:style-name="Table14.A2" office:value-type="string">
            <text:p text:style-name="P139">opts</text:p>
          </table:table-cell>
          <table:table-cell table:style-name="Table14.B2" office:value-type="string">
            <text:p text:style-name="P177">COCO's options structure.</text:p>
          </table:table-cell>
        </table:table-row>
        <table:table-row>
          <table:table-cell table:style-name="Table14.A2" office:value-type="string">
            <text:p text:style-name="P139">argnum</text:p>
          </table:table-cell>
          <table:table-cell table:style-name="Table14.B2" office:value-type="string">
            <text:p text:style-name="P87"><text:span text:style-name="T248">Since the function </text:span><text:span text:style-name="T52">coco</text:span><text:span text:style-name="T248"> cannot a-priori know how many arguments a specific parser will use, it simply passes all arguments to parser functions. These, in turn, must return </text:span><text:soft-page-break/><text:span text:style-name="T248">to </text:span><text:span text:style-name="T52">coco</text:span><text:span text:style-name="T248"> how many arguments from the argument list were actually used. This number does not count the argument </text:span><text:span text:style-name="T52">opts</text:span><text:span text:style-name="T248">, but counts all arguments including the argument </text:span><text:span text:style-name="T52">prefix</text:span><text:span text:style-name="T248">, which is only relevant for very advanced toolboxes.</text:span></text:p>
          </table:table-cell>
        </table:table-row>
        <table:table-row>
          <table:table-cell table:style-name="Table14.A2" office:value-type="string">
            <text:p text:style-name="P139">prefix</text:p>
          </table:table-cell>
          <table:table-cell table:style-name="Table14.B2" office:value-type="string">
            <text:p text:style-name="P177">This argument is only relevant for very advanced uses and can be ignored.</text:p>
          </table:table-cell>
        </table:table-row>
        <table:table-row>
          <table:table-cell table:style-name="Table14.A2" office:value-type="string">
            <text:p text:style-name="P114">ARGS</text:p>
          </table:table-cell>
          <table:table-cell table:style-name="Table14.B2" office:value-type="string">
            <text:p text:style-name="P87"><text:span text:style-name="T248">Arguments from the call to </text:span><text:span text:style-name="T52">coco</text:span><text:span text:style-name="T248"> that are passed to the parser function.</text:span></text:p>
          </table:table-cell>
        </table:table-row>
        <table:table-row>
          <table:table-cell table:style-name="Table14.A2" office:value-type="string">
            <text:p text:style-name="P139">varargin</text:p>
          </table:table-cell>
          <table:table-cell table:style-name="Table14.B2" office:value-type="string">
            <text:p text:style-name="P87"><text:span text:style-name="T248">This </text:span><text:span text:style-name="T249">formal parameter</text:span><text:span text:style-name="T248"> must </text:span><text:span text:style-name="T249">always </text:span><text:span text:style-name="T248">be present to allow surplus arguments being passed to a parser. These additional arguments will </text:span><text:span text:style-name="T251">usually</text:span><text:span text:style-name="T248"> include </text:span><text:span text:style-name="T249">parameters</text:span><text:span text:style-name="T248"> for the actual continuation algorithm </text:span><text:span text:style-name="T250">and</text:span><text:span text:style-name="T248"> </text:span><text:span text:style-name="T251">are to</text:span><text:span text:style-name="T248"> be ignored by </text:span><text:span text:style-name="T252">a</text:span><text:span text:style-name="T248"> parser.</text:span></text:p>
          </table:table-cell>
        </table:table-row>
      </table:table>
      <text:h text:style-name="P245" text:outline-level="4">Starting at an Initial Point</text:h>
      <text:p text:style-name="P38"><text:span text:style-name="T253">A simple implementation of a parser function would just forward its arguments to a toolbox constructor and return the number of arguments used back to </text:span><text:span text:style-name="T54">coco</text:span><text:span text:style-name="T253">. The basic algorithm is</text:span></text:p>
      <text:p text:style-name="P195"><text:span text:style-name="T104">function [opts argnum] = </text:span><text:span text:style-name="T152">pars</text:span><text:span text:style-name="T155">er</text:span><text:span text:style-name="T104">(opts, prefix, </text:span><text:span text:style-name="T129">ARG1</text:span><text:span text:style-name="T104">, ..., </text:span><text:span text:style-name="T128">AR</text:span><text:span text:style-name="T129">GN</text:span><text:span text:style-name="T104">, varargin)</text:span></text:p>
      <text:p text:style-name="P195">opts = <text:span text:style-name="T129">constructor</text:span>(opts, <text:span text:style-name="T129">ARG1</text:span>, ..., <text:span text:style-name="T110">AR</text:span><text:span text:style-name="T129">GN</text:span>);</text:p>
      <text:p text:style-name="P195">argnum = <text:span text:style-name="T253">N+1</text:span>;</text:p>
      <text:p text:style-name="P195">end</text:p>
      <text:h text:style-name="P245" text:outline-level="4">Restarting at a <text:span text:style-name="T176">S</text:span>aved Solution <text:span text:style-name="T257">Point</text:span></text:h>
      <text:p text:style-name="P39"><text:span text:style-name="T254">A simple implementation </text:span><text:span text:style-name="T255">of a re-start parser would load the data of a solution computed in a previous run from disk, call the toolbox constructor and </text:span><text:span text:style-name="T253">return the number of arguments used back to </text:span><text:span text:style-name="T54">coco</text:span><text:span text:style-name="T253">. </text:span><text:span text:style-name="T255">A solution from a previous continuation run is uniquely identifie</text:span><text:span text:style-name="T315">d</text:span><text:span text:style-name="T255"> by a run and a label. The run is called </text:span><text:span text:style-name="T130">restart run</text:span><text:span text:style-name="T255"> and the label </text:span><text:span text:style-name="T130">restart label</text:span><text:span text:style-name="T255">. The run is usually just the string that a user passed to the function </text:span><text:span text:style-name="T55">coco</text:span><text:span text:style-name="T255"> and the label is an integer, which </text:span><text:span text:style-name="T315">was </text:span><text:span text:style-name="T255">printed on screen as well as stored in the bifurcation diagram returned by </text:span><text:span text:style-name="T55">coco</text:span><text:span text:style-name="T255">. The basic algorithm is</text:span></text:p>
      <table:table table:name="Table15" table:style-name="Table15">
        <table:table-column table:style-name="Table15.A"/>
        <table:table-column table:style-name="Table15.B"/>
        <table:table-row>
          <table:table-cell table:style-name="Table15.A1" table:number-columns-spanned="2" office:value-type="string">
            <text:p text:style-name="P17"><text:span text:style-name="T104">function [opts argnum] = </text:span><text:span text:style-name="T153">parser</text:span><text:span text:style-name="T104">(opts, prefix, </text:span><text:span text:style-name="T189">rrun</text:span><text:span text:style-name="T104">, </text:span><text:span text:style-name="T189">rlab</text:span><text:span text:style-name="T104">, </text:span><text:span text:style-name="T130">ARG1</text:span><text:span text:style-name="T255">, ..., </text:span><text:span text:style-name="T130">ARGN</text:span><text:span text:style-name="T255">, </text:span><text:span text:style-name="T104">varargin)</text:span></text:p>
            <text:p text:style-name="P17">[data sol] = coco_read_solution(<text:span text:style-name="T130">save_</text:span><text:span text:style-name="T149">Slot</text:span><text:span text:style-name="T130">Name</text:span>, rrun, rlab);</text:p>
            <text:p text:style-name="P21"><text:span text:style-name="T255">CARGS = ReconstructArgsForConstructor</text:span><text:span text:style-name="T190">(data, sol);</text:span></text:p>
            <text:p text:style-name="P17">opts = <text:span text:style-name="T130">constructor</text:span>(opts, <text:span text:style-name="T130">CARGS</text:span><text:span text:style-name="T255">, </text:span><text:span text:style-name="T130">ARG1</text:span><text:span text:style-name="T255">, ..., </text:span><text:span text:style-name="T130">ARGN</text:span>); </text:p>
            <text:p text:style-name="P17">argnum = <text:span text:style-name="T255">N + 3</text:span>; </text:p>
            <text:p text:style-name="P17">end</text:p>
          </table:table-cell>
          <table:covered-table-cell/>
        </table:table-row>
        <table:table-row>
          <table:table-cell table:style-name="Table15.A2" office:value-type="string">
            <text:p text:style-name="P259">opts</text:p>
          </table:table-cell>
          <table:table-cell table:style-name="Table15.B2" office:value-type="string">
            <text:p text:style-name="P261">COCO's options structure.</text:p>
          </table:table-cell>
        </table:table-row>
        <table:table-row>
          <table:table-cell table:style-name="Table15.A2" office:value-type="string">
            <text:p text:style-name="P259">argnum</text:p>
          </table:table-cell>
          <table:table-cell table:style-name="Table15.B2" office:value-type="string">
            <text:p text:style-name="P261">Number of arguments used by the constructor.</text:p>
          </table:table-cell>
        </table:table-row>
        <table:table-row>
          <table:table-cell table:style-name="Table15.A2" office:value-type="string">
            <text:p text:style-name="P259">prefix</text:p>
          </table:table-cell>
          <table:table-cell table:style-name="Table15.B2" office:value-type="string">
            <text:p text:style-name="P261">Ignore this argument.</text:p>
          </table:table-cell>
        </table:table-row>
        <table:table-row>
          <table:table-cell table:style-name="Table15.A2" office:value-type="string">
            <text:p text:style-name="P259">rrun</text:p>
          </table:table-cell>
          <table:table-cell table:style-name="Table15.B2" office:value-type="string">
            <text:p text:style-name="P261">Identifyer of the restart run. Typically, this is a Matlab string.</text:p>
          </table:table-cell>
        </table:table-row>
        <table:table-row>
          <table:table-cell table:style-name="Table15.A2" office:value-type="string">
            <text:p text:style-name="P259">rlab</text:p>
          </table:table-cell>
          <table:table-cell table:style-name="Table15.B2" office:value-type="string">
            <text:p text:style-name="P261">Restart label. This is an integer.</text:p>
          </table:table-cell>
        </table:table-row>
        <table:table-row>
          <table:table-cell table:style-name="Table15.A2" office:value-type="string">
            <text:p text:style-name="P260">save_<text:span text:style-name="T332">Slot</text:span>Name</text:p>
          </table:table-cell>
          <table:table-cell table:style-name="Table15.B2" office:value-type="string">
            <text:p text:style-name="P262"><text:span text:style-name="T255">Name that was used by the constructor when adding a </text:span><text:span text:style-name="T332">slot</text:span><text:span text:style-name="T255"> function to the </text:span><text:span text:style-name="T332">signal</text:span><text:span text:style-name="T255"> </text:span><text:span text:style-name="T55">'save_full'</text:span><text:span text:style-name="T255">; see </text:span><text:span text:style-name="T316">Section </text:span><text:span text:style-name="T316"><text:reference-ref text:reference-format="chapter" text:ref-name="Customise Output">2.4</text:reference-ref></text:span><text:span text:style-name="T255">.</text:span></text:p>
          </table:table-cell>
        </table:table-row>
        <table:table-row>
          <table:table-cell table:style-name="Table15.A2" office:value-type="string">
            <text:p text:style-name="P260">CARGS</text:p>
          </table:table-cell>
          <table:table-cell table:style-name="Table15.B2" office:value-type="string">
            <text:p text:style-name="P261">Arguments that are required by the constructor function and can be restored from the data saved to disk, for example, the solution point and the toolbox data structure.</text:p>
          </table:table-cell>
        </table:table-row>
      </table:table>
      <text:h text:style-name="P246" text:outline-level="4"><text:soft-page-break/><text:span text:style-name="T107">Branch</text:span><text:span text:style-name="T258">-</text:span><text:span text:style-name="T107">Switching </text:span><text:span text:style-name="T257">at a Bifurcation Point</text:span><text:span text:style-name="T332"> </text:span><text:span text:style-name="T333">(Obsolete.)</text:span></text:h>
      <text:p text:style-name="P40"><text:span text:style-name="T258">Branch-switching at a bifurcation point is very similar to re-starting at a saved solution point. The key difference is, that, in addition, one needs to compute an approximation to the tangent vector of and an initial point on the bifurcating branch. The basic algorithm is </text:span><text:span text:style-name="T259">(the differences to the re-start parser are marked in reed)</text:span></text:p>
      <table:table table:name="Table16" table:style-name="Table16">
        <table:table-column table:style-name="Table16.A"/>
        <table:table-column table:style-name="Table16.B"/>
        <table:table-row>
          <table:table-cell table:style-name="Table16.A1" table:number-columns-spanned="2" office:value-type="string">
            <text:p text:style-name="P18"><text:span text:style-name="T104">function [opts argnum] = </text:span><text:span text:style-name="T153">parser</text:span><text:span text:style-name="T104">(opts, prefix, </text:span><text:span text:style-name="T189">rrun</text:span><text:span text:style-name="T104">, </text:span><text:span text:style-name="T189">rlab</text:span><text:span text:style-name="T104">, </text:span><text:span text:style-name="T130">ARG1</text:span><text:span text:style-name="T255">, ..., </text:span><text:span text:style-name="T130">ARGN</text:span><text:span text:style-name="T255">, </text:span><text:span text:style-name="T104">varargin)</text:span></text:p>
            <text:p text:style-name="P18">[data sol] = coco_read_solution(<text:span text:style-name="T130">save_</text:span><text:span text:style-name="T149">Slot</text:span><text:span text:style-name="T130">Name</text:span>, rrun, rlab);</text:p>
            <text:p text:style-name="P27"><text:span text:style-name="T258">[x0 p0] = </text:span><text:span text:style-name="T131">ExtractPointFromSolutionStructure</text:span><text:span text:style-name="T258">(sol);</text:span></text:p>
            <text:p text:style-name="P27"><text:span text:style-name="T258">t = </text:span><text:span text:style-name="T131">ComputeTangentAtNewBranch</text:span><text:span text:style-name="T258">;</text:span></text:p>
            <text:p text:style-name="P28">[x0 p0] = computeFirstPoint(opts, data, x0, p0, t);</text:p>
            <text:p text:style-name="P22"><text:span text:style-name="T255">CARGS = ReconstructArgsForConstructor</text:span><text:span text:style-name="T190">(data, sol, </text:span><text:span text:style-name="T163">x0, p0</text:span><text:span text:style-name="T190">);</text:span></text:p>
            <text:p text:style-name="P18">opts = <text:span text:style-name="T130">constructor</text:span>(opts, <text:span text:style-name="T130">CARGS</text:span><text:span text:style-name="T255">, </text:span><text:span text:style-name="T130">ARG1</text:span><text:span text:style-name="T255">, ..., </text:span><text:span text:style-name="T130">ARGN</text:span>); </text:p>
            <text:p text:style-name="P18">argnum = <text:span text:style-name="T255">N + 3</text:span>; </text:p>
            <text:p text:style-name="P18">end</text:p>
          </table:table-cell>
          <table:covered-table-cell/>
        </table:table-row>
        <table:table-row>
          <table:table-cell table:style-name="Table16.A2" office:value-type="string">
            <text:p text:style-name="P140">opts</text:p>
          </table:table-cell>
          <table:table-cell table:style-name="Table16.B2" office:value-type="string">
            <text:p text:style-name="P178">COCO's options structure.</text:p>
          </table:table-cell>
        </table:table-row>
        <table:table-row>
          <table:table-cell table:style-name="Table16.A2" office:value-type="string">
            <text:p text:style-name="P140">argnum</text:p>
          </table:table-cell>
          <table:table-cell table:style-name="Table16.B2" office:value-type="string">
            <text:p text:style-name="P178">Number of arguments used by the constructor.</text:p>
          </table:table-cell>
        </table:table-row>
        <table:table-row>
          <table:table-cell table:style-name="Table16.A2" office:value-type="string">
            <text:p text:style-name="P140">prefix</text:p>
          </table:table-cell>
          <table:table-cell table:style-name="Table16.B2" office:value-type="string">
            <text:p text:style-name="P178">Ignore this argument.</text:p>
          </table:table-cell>
        </table:table-row>
        <table:table-row>
          <table:table-cell table:style-name="Table16.A2" office:value-type="string">
            <text:p text:style-name="P140">rrun</text:p>
          </table:table-cell>
          <table:table-cell table:style-name="Table16.B2" office:value-type="string">
            <text:p text:style-name="P178">Identifyer of the restart run. Typically, this is a Matlab string.</text:p>
          </table:table-cell>
        </table:table-row>
        <table:table-row>
          <table:table-cell table:style-name="Table16.A2" office:value-type="string">
            <text:p text:style-name="P140">rlab</text:p>
          </table:table-cell>
          <table:table-cell table:style-name="Table16.B2" office:value-type="string">
            <text:p text:style-name="P178">Restart label. This is an integer.</text:p>
          </table:table-cell>
        </table:table-row>
        <table:table-row>
          <table:table-cell table:style-name="Table16.A2" office:value-type="string">
            <text:p text:style-name="P115">save_<text:span text:style-name="T332">Slot</text:span>Name</text:p>
          </table:table-cell>
          <table:table-cell table:style-name="Table16.B2" office:value-type="string">
            <text:p text:style-name="P100"><text:span text:style-name="T255">Name that was used by the constructor when adding a </text:span><text:span text:style-name="T332">slot</text:span><text:span text:style-name="T255"> function to the </text:span><text:span text:style-name="T332">signal</text:span><text:span text:style-name="T255"> </text:span><text:span text:style-name="T55">'save_full'</text:span><text:span text:style-name="T255">; see </text:span><text:span text:style-name="T316">Section </text:span><text:span text:style-name="T316"><text:reference-ref text:reference-format="chapter" text:ref-name="Customise Output">2.4</text:reference-ref></text:span><text:span text:style-name="T255">.</text:span></text:p>
          </table:table-cell>
        </table:table-row>
        <table:table-row>
          <table:table-cell table:style-name="Table16.A2" office:value-type="string">
            <text:p text:style-name="P115">CARGS</text:p>
          </table:table-cell>
          <table:table-cell table:style-name="Table16.B2" office:value-type="string">
            <text:p text:style-name="P178">Arguments that are required by the constructor function and can be restored from the data saved to disk, for example, the solution point and the toolbox data structure.</text:p>
          </table:table-cell>
        </table:table-row>
      </table:table>
      <text:p text:style-name="P64"/>
      <text:p text:style-name="P41"><text:span text:style-name="T260">The function <text:s/></text:span><text:span text:style-name="T4">computeFirstPoint </text:span><text:span text:style-name="T228">is part of the example toolbox </text:span><text:span text:style-name="T5">curve05</text:span><text:span text:style-name="T228">. This function </text:span><text:span text:style-name="T229">predicts an initial point in the direction of the tangent vector </text:span><text:span text:style-name="T6">t</text:span><text:span text:style-name="T229"> with some step length </text:span><text:span text:style-name="T6">h</text:span><text:span text:style-name="T229">. By default, </text:span><text:span text:style-name="T6">h</text:span><text:span text:style-name="T229"> is set to 0.001. This may not be appropriate for some applications and can be modified by setting the property </text:span><text:span text:style-name="T6">'h0'</text:span><text:span text:style-name="T229"> of the class </text:span><text:span text:style-name="T6">'cont'</text:span><text:span text:style-name="T229"> as in </text:span><text:span text:style-name="T6">opts = coco_set(opts, 'cont', 'h0', </text:span><text:span text:style-name="T48">h</text:span><text:span text:style-name="T6">)</text:span><text:span text:style-name="T229">. Make sure to adjust also the values of </text:span><text:span text:style-name="T6">'h_max'</text:span><text:span text:style-name="T229"> and </text:span><text:span text:style-name="T6">'h_min'</text:span><text:span text:style-name="T229"> </text:span><text:span text:style-name="T232">of the class </text:span><text:span text:style-name="T8">'cont'</text:span><text:span text:style-name="T232"> </text:span><text:span text:style-name="T229">such that </text:span><text:span text:style-name="T6">h_min&lt;=h0&lt;=h_max</text:span><text:span text:style-name="T229"> holds.</text:span></text:p>
      <text:p text:style-name="P42"><text:span text:style-name="T230">Note that </text:span><text:span text:style-name="T4">computeFirstPoint</text:span><text:span text:style-name="T230"> will only work properly if the fields </text:span><text:span text:style-name="T7">data.x_idx</text:span><text:span text:style-name="T230">, </text:span><text:span text:style-name="T7">data.p_idx</text:span><text:span text:style-name="T230">, </text:span><text:span text:style-name="T7">data.TB_F</text:span><text:span text:style-name="T230"> </text:span><text:span text:style-name="T233">(toolbox function, the actual zero problem) </text:span><text:span text:style-name="T230">and </text:span><text:span text:style-name="T7">data.acp_idx</text:span><text:span text:style-name="T230"> </text:span><text:span text:style-name="T233">(index of active continuation parameter) </text:span><text:span text:style-name="T230">of the toolbox data structure are set as in the template toolbox </text:span><text:span text:style-name="T7">curve05</text:span><text:span text:style-name="T230">. Do not change these parts of the code. Furthermore, the argument </text:span><text:span text:style-name="T7">data</text:span><text:span text:style-name="T230"> must be a valid toolbox data structure for solutions of the branch to switch to, in other words, </text:span><text:span text:style-name="T231">make sure you update the restored data structure </text:span><text:span text:style-name="T233">before calling </text:span><text:span text:style-name="T4">computeFirstPoint</text:span><text:span text:style-name="T233"> </text:span><text:span text:style-name="T231">if necessary.</text:span></text:p>
      <text:h text:style-name="P241" text:outline-level="3">Defining Toolbox Properties<text:reference-mark text:name="Toolbox Properties"/></text:h>
      <text:p text:style-name="P29"><text:span text:style-name="T267">Toolbox properties are a user-friendly way to adapt a toolbox to a specific situation, for example, by </text:span><text:span text:style-name="T267">allowing a user to switch certain features on or off. Properties are defined using the function </text:span><text:span text:style-name="T60">coco_set</text:span><text:span text:style-name="T267">, and can be accessed using the function </text:span><text:span text:style-name="T60">coco_get</text:span><text:span text:style-name="T267">. Toolbox properties are typically </text:span><text:soft-page-break/><text:span text:style-name="T267">stored in a structure. To simplify working with property structures, </text:span><text:span text:style-name="T60">coco_set</text:span><text:span text:style-name="T267"> has two different forms of use, the </text:span><text:span text:style-name="T132">set-form</text:span><text:span text:style-name="T267"> and the </text:span><text:span text:style-name="T132">merge-form.</text:span><text:span text:style-name="T191"> The general syntax of the set-form is</text:span></text:p>
      <table:table table:name="Table19" table:style-name="Table19">
        <table:table-column table:style-name="Table19.A"/>
        <table:table-column table:style-name="Table19.B"/>
        <table:table-row>
          <table:table-cell table:style-name="Table19.A1" table:number-columns-spanned="2" office:value-type="string">
            <text:p text:style-name="P17"><text:span text:style-name="T103">opts = </text:span><text:span text:style-name="T90">coco_set</text:span><text:span text:style-name="T103">(opts, </text:span><text:span text:style-name="T132">TBXName</text:span><text:span text:style-name="T103">, </text:span><text:span text:style-name="T132">PropName</text:span><text:span text:style-name="T103">, </text:span><text:span text:style-name="T132">PropValue</text:span><text:span text:style-name="T103">);</text:span></text:p>
          </table:table-cell>
          <table:covered-table-cell/>
        </table:table-row>
        <table:table-row>
          <table:table-cell table:style-name="Table19.A2" office:value-type="string">
            <text:p text:style-name="P141">opts</text:p>
          </table:table-cell>
          <table:table-cell table:style-name="Table19.B2" office:value-type="string">
            <text:p text:style-name="P179">COCO's options structure.</text:p>
          </table:table-cell>
        </table:table-row>
        <table:table-row>
          <table:table-cell table:style-name="Table19.A2" office:value-type="string">
            <text:p text:style-name="P116">TBXName</text:p>
          </table:table-cell>
          <table:table-cell table:style-name="Table19.B2" office:value-type="string">
            <text:p text:style-name="P179">Name or an acronym of the name of the toolbox<text:span text:style-name="T318">, also referred to as a </text:span><text:span text:style-name="T146">class name</text:span>. Pick a unique and somewhat descriptive name to avoid name clashes. This argument is a string.</text:p>
          </table:table-cell>
        </table:table-row>
        <table:table-row>
          <table:table-cell table:style-name="Table19.A2" office:value-type="string">
            <text:p text:style-name="P116">PropName</text:p>
          </table:table-cell>
          <table:table-cell table:style-name="Table19.B2" office:value-type="string">
            <text:p text:style-name="P179">Name of the property to set. This argument is a string.</text:p>
          </table:table-cell>
        </table:table-row>
        <table:table-row>
          <table:table-cell table:style-name="Table19.A2" office:value-type="string">
            <text:p text:style-name="P116">PropValue</text:p>
          </table:table-cell>
          <table:table-cell table:style-name="Table19.B2" office:value-type="string">
            <text:p text:style-name="P179">Value to assign to the property. This can be any Matlab data type.</text:p>
          </table:table-cell>
        </table:table-row>
      </table:table>
      <text:p text:style-name="P65"/>
      <text:p text:style-name="P66">The general syntax of the merge-form is</text:p>
      <table:table table:name="Table20" table:style-name="Table20">
        <table:table-column table:style-name="Table20.A"/>
        <table:table-row>
          <table:table-cell table:style-name="Table20.A1" office:value-type="string">
            <text:p text:style-name="P19"><text:span text:style-name="T103">opts</text:span><text:span text:style-name="T268">3</text:span><text:span text:style-name="T103"> = </text:span><text:span text:style-name="T90">coco_set</text:span><text:span text:style-name="T103">(</text:span><text:span text:style-name="T268">opts1, </text:span><text:span text:style-name="T103">opts</text:span><text:span text:style-name="T268">2);</text:span></text:p>
          </table:table-cell>
        </table:table-row>
        <table:table-row>
          <table:table-cell table:style-name="Table20.A2" office:value-type="string">
            <text:p text:style-name="P202"><text:span text:style-name="T268">In this form </text:span><text:span text:style-name="T61">coco_set</text:span><text:span text:style-name="T268"> merges two Matlab structures recursively. The resulting structure </text:span><text:span text:style-name="T61">opts3</text:span><text:span text:style-name="T268"> will have the union of the fields of the structures </text:span><text:span text:style-name="T61">opts1</text:span><text:span text:style-name="T268"> and </text:span><text:span text:style-name="T61">opts2</text:span><text:span text:style-name="T268">. The merge operation gives precedence to fields in </text:span><text:span text:style-name="T61">opts2</text:span><text:span text:style-name="T268">, that is, a field present in </text:span><text:span text:style-name="T61">opts2</text:span><text:span text:style-name="T268"> will overwrite a field with the same name in </text:span><text:span text:style-name="T61">opts1</text:span><text:span text:style-name="T268">. The most common situation for calling the merge-form of </text:span><text:span text:style-name="T61">coco_set</text:span><text:span text:style-name="T268"> is to overwrite settings in a structure </text:span><text:span text:style-name="T269">containing</text:span><text:span text:style-name="T268"> default values for all toolbox properties with the actual user settings, if present, as in</text:span></text:p>
            <text:p text:style-name="P204"><text:span text:style-name="T61">tb_opts = coco_get(opts, </text:span><text:span text:style-name="T23">TBXName</text:span><text:span text:style-name="T61">);</text:span></text:p>
            <text:p text:style-name="P205">tb_opts = coco_set(defaults, tb_opts);</text:p>
            <text:p text:style-name="P203"><text:span text:style-name="T268">Here, </text:span><text:span text:style-name="T61">coco_get</text:span><text:span text:style-name="T268"> will extract any user settings for the toolbox with name </text:span><text:span text:style-name="T61">TBXName</text:span><text:span text:style-name="T268"> from COCO's options structure; see </text:span><text:span text:style-name="T317">description of </text:span><text:span text:style-name="T80">coco_get</text:span><text:span text:style-name="T317"> </text:span><text:span text:style-name="T268">below. Subsequently, </text:span><text:span text:style-name="T61">coco_set</text:span><text:span text:style-name="T268"> will merge these settings with the default settings in the structure </text:span><text:span text:style-name="T61">defaults</text:span><text:span text:style-name="T268">.</text:span></text:p>
          </table:table-cell>
        </table:table-row>
      </table:table>
      <text:p text:style-name="Text_20_body"/>
      <text:p text:style-name="P48"><text:span text:style-name="T317">The function </text:span><text:span text:style-name="T80">coco_get</text:span><text:span text:style-name="T317"> extracts </text:span><text:span text:style-name="T318">any </text:span><text:span text:style-name="T317">toolbox properties </text:span><text:span text:style-name="T318">defined with </text:span><text:span text:style-name="T81">coco_set</text:span><text:span text:style-name="T318"> </text:span><text:span text:style-name="T317">from COCO'</text:span><text:span text:style-name="T320">s</text:span><text:span text:style-name="T317"> options structure.</text:span></text:p>
      <table:table table:name="Table29" table:style-name="Table29">
        <table:table-column table:style-name="Table29.A"/>
        <table:table-column table:style-name="Table29.B"/>
        <table:table-row>
          <table:table-cell table:style-name="Table29.A1" table:number-columns-spanned="2" office:value-type="string">
            <text:p text:style-name="P215"><text:span text:style-name="T61">tb_opts = </text:span><text:span text:style-name="T13">coco_get</text:span><text:span text:style-name="T61">(opts, </text:span><text:span text:style-name="T23">TBXName</text:span><text:span text:style-name="T61">);</text:span></text:p>
          </table:table-cell>
          <table:covered-table-cell/>
        </table:table-row>
        <table:table-row>
          <table:table-cell table:style-name="Table29.A2" office:value-type="string">
            <text:p text:style-name="P255">tb_opts</text:p>
          </table:table-cell>
          <table:table-cell table:style-name="Table29.B2" office:value-type="string">
            <text:p text:style-name="P101"><text:span text:style-name="T319">A structure containing all fields that were set with the function </text:span><text:span text:style-name="T82">coco_set</text:span><text:span text:style-name="T319"> in the set-form. If no properties were set, </text:span><text:span text:style-name="T82">coco_get</text:span><text:span text:style-name="T319"> returns an empty structure.</text:span></text:p>
          </table:table-cell>
        </table:table-row>
        <table:table-row>
          <table:table-cell table:style-name="Table29.A2" office:value-type="string">
            <text:p text:style-name="P255">opts</text:p>
          </table:table-cell>
          <table:table-cell table:style-name="Table29.B2" office:value-type="string">
            <text:p text:style-name="P257">COCO's options structure.</text:p>
          </table:table-cell>
        </table:table-row>
        <table:table-row>
          <table:table-cell table:style-name="Table29.A2" office:value-type="string">
            <text:p text:style-name="P253">TBXName</text:p>
          </table:table-cell>
          <table:table-cell table:style-name="Table29.B2" office:value-type="string">
            <text:p text:style-name="P179">Name or an acronym of the name of the toolbox<text:span text:style-name="T319"> as used when calling </text:span><text:span text:style-name="T82">coco_set</text:span><text:span text:style-name="T319"> in the set-form.</text:span><text:span text:style-name="T318"> </text:span><text:span text:style-name="T319">This name is </text:span><text:span text:style-name="T318">also referred to as a </text:span><text:span text:style-name="T146">class name</text:span>.</text:p>
          </table:table-cell>
        </table:table-row>
      </table:table>
      <text:h text:style-name="P247" text:outline-level="4">Properties of the Continuation Algorithm</text:h>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P162"><text:span text:style-name="T262">Commonly used p</text:span><text:span text:style-name="T261">roperties of </text:span><text:span text:style-name="T265">the </text:span><text:span text:style-name="T261">continuation algorithm, class </text:span><text:span text:style-name="T56">'cont'</text:span><text:span text:style-name="T58">.</text:span></text:p>
          </table:table-cell>
          <table:covered-table-cell/>
          <table:covered-table-cell/>
        </table:table-row>
        <table:table-row>
          <table:table-cell table:style-name="Table17.A2" office:value-type="string">
            <text:p text:style-name="P164">Property</text:p>
          </table:table-cell>
          <table:table-cell table:style-name="Table17.A2" office:value-type="string">
            <text:p text:style-name="P164">Default</text:p>
          </table:table-cell>
          <table:table-cell table:style-name="Table17.C2" office:value-type="string">
            <text:p text:style-name="P164">Description</text:p>
          </table:table-cell>
        </table:table-row>
        <table:table-row>
          <table:table-cell table:style-name="Table17.A2" office:value-type="string">
            <text:p text:style-name="P142">h0</text:p>
          </table:table-cell>
          <table:table-cell table:style-name="Table17.B3" office:value-type="float" office:value="0.1">
            <text:p text:style-name="P142">0.1</text:p>
          </table:table-cell>
          <table:table-cell table:style-name="Table17.C2" office:value-type="string">
            <text:p text:style-name="P89"><text:span text:style-name="T263">I</text:span><text:span text:style-name="T262">nitial continuation step size</text:span><text:span text:style-name="T263">.</text:span></text:p>
          </table:table-cell>
        </table:table-row>
        <text:soft-page-break/>
        <table:table-row>
          <table:table-cell table:style-name="Table17.A2" office:value-type="string">
            <text:p text:style-name="P143">h_max</text:p>
          </table:table-cell>
          <table:table-cell table:style-name="Table17.B3" office:value-type="float" office:value="0.5">
            <text:p text:style-name="P143">0.5</text:p>
          </table:table-cell>
          <table:table-cell table:style-name="Table17.C2" office:value-type="string">
            <text:p text:style-name="P89"><text:span text:style-name="T263">Maximal</text:span><text:span text:style-name="T262"> continuation step size</text:span><text:span text:style-name="T263">.</text:span></text:p>
          </table:table-cell>
        </table:table-row>
        <table:table-row>
          <table:table-cell table:style-name="Table17.A2" office:value-type="string">
            <text:p text:style-name="P143">h_min</text:p>
          </table:table-cell>
          <table:table-cell table:style-name="Table17.B3" office:value-type="float" office:value="0.01">
            <text:p text:style-name="P143">0.01</text:p>
          </table:table-cell>
          <table:table-cell table:style-name="Table17.C2" office:value-type="string">
            <text:p text:style-name="P89"><text:span text:style-name="T263">Minimal</text:span><text:span text:style-name="T262"> continuation step size</text:span><text:span text:style-name="T263">.</text:span></text:p>
          </table:table-cell>
        </table:table-row>
        <table:table-row>
          <table:table-cell table:style-name="Table17.A2" office:value-type="string">
            <text:p text:style-name="P143">ItMX</text:p>
          </table:table-cell>
          <table:table-cell table:style-name="Table17.B3" office:value-type="float" office:value="100">
            <text:p text:style-name="P143">100</text:p>
          </table:table-cell>
          <table:table-cell table:style-name="Table17.C2" office:value-type="string">
            <text:p text:style-name="P90"><text:span text:style-name="T263">Maximum number of </text:span><text:span text:style-name="T321">c</text:span><text:span text:style-name="T263">ontinuation steps. The general form is </text:span><text:span text:style-name="T57">[ItFW</text:span><text:span text:style-name="T72">,</text:span><text:span text:style-name="T57">ItBW]</text:span><text:span text:style-name="T263">, where </text:span><text:span text:style-name="T57">ItFW</text:span><text:span text:style-name="T263"> is the number of steps in forward and </text:span><text:span text:style-name="T57">ItBW</text:span><text:span text:style-name="T263"> in backward direction. If only one number is specified, </text:span><text:span text:style-name="T57">ItFW</text:span><text:span text:style-name="T263"> and </text:span><text:span text:style-name="T57">ItBW</text:span><text:span text:style-name="T263"> are set to the same value.</text:span></text:p>
          </table:table-cell>
        </table:table-row>
        <table:table-row>
          <table:table-cell table:style-name="Table17.A2" office:value-type="string">
            <text:p text:style-name="P143">LogLevel</text:p>
          </table:table-cell>
          <table:table-cell table:style-name="Table17.A2" office:value-type="string">
            <text:p text:style-name="P143">[1 0]</text:p>
          </table:table-cell>
          <table:table-cell table:style-name="Table17.C2" office:value-type="string">
            <text:p text:style-name="P90"><text:span text:style-name="T263">Controls the amount of diagnostic output on screen. The first number affects the continuation and the second number the correction algorithm. When set to zero, no output will be produce</text:span><text:span text:style-name="T265">d</text:span><text:span text:style-name="T263">. Higher levels increase the amount of information printed. For the continuation algorithm the values 0</text:span><text:span text:style-name="T264">, 1, 2 and</text:span><text:span text:style-name="T263"> 3</text:span><text:span text:style-name="T264">,</text:span><text:span text:style-name="T263"> and for the correction algorithm </text:span><text:span text:style-name="T264">the values 0, 1 </text:span><text:span text:style-name="T265">can be chosen.</text:span></text:p>
          </table:table-cell>
        </table:table-row>
        <table:table-row>
          <table:table-cell table:style-name="Table17.A2" office:value-type="string">
            <text:p text:style-name="P143">NPR</text:p>
          </table:table-cell>
          <table:table-cell table:style-name="Table17.B3" office:value-type="float" office:value="10">
            <text:p text:style-name="P143">10</text:p>
          </table:table-cell>
          <table:table-cell table:style-name="Table17.C2" office:value-type="string">
            <text:p text:style-name="P90"><text:span text:style-name="T263">Print </text:span><text:span text:style-name="T322">and save </text:span><text:span text:style-name="T263">information about the current solution point at least every </text:span><text:span text:style-name="T57">NPR</text:span><text:span text:style-name="T263"> continuation steps.</text:span><text:span text:style-name="T323"> A unique solution label will be assigned to each printed and saved solution.</text:span></text:p>
          </table:table-cell>
        </table:table-row>
      </table:table>
      <text:h text:style-name="P247" text:outline-level="4">Properties of the Correction Algorithm</text:h>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163"><text:span text:style-name="T262">Commonly used p</text:span><text:span text:style-name="T261">roperties of </text:span><text:span text:style-name="T265">the correction</text:span><text:span text:style-name="T261"> algorithm, class </text:span><text:span text:style-name="T56">'co</text:span><text:span text:style-name="T58">rr</text:span><text:span text:style-name="T56">'</text:span><text:span text:style-name="T58">.</text:span></text:p>
          </table:table-cell>
          <table:covered-table-cell/>
          <table:covered-table-cell/>
        </table:table-row>
        <table:table-row>
          <table:table-cell table:style-name="Table18.A2" office:value-type="string">
            <text:p text:style-name="P165">Property</text:p>
          </table:table-cell>
          <table:table-cell table:style-name="Table18.A2" office:value-type="string">
            <text:p text:style-name="P165">Default</text:p>
          </table:table-cell>
          <table:table-cell table:style-name="Table18.C2" office:value-type="string">
            <text:p text:style-name="P165">Description</text:p>
          </table:table-cell>
        </table:table-row>
        <table:table-row>
          <table:table-cell table:style-name="Table18.A2" office:value-type="string">
            <text:p text:style-name="P145">ItMX</text:p>
          </table:table-cell>
          <table:table-cell table:style-name="Table18.B3" office:value-type="float" office:value="10">
            <text:p text:style-name="P145">10</text:p>
          </table:table-cell>
          <table:table-cell table:style-name="Table18.C2" office:value-type="string">
            <text:p text:style-name="P91"><text:span text:style-name="T265">Maximum number of iterations. If the solution cannot be computed within this number of steps, the continuation step size will be </text:span><text:span text:style-name="T265">reduced and another attempt of correction is made. This is repeated until the minimum continuation step size is reached. If it is not possible to compute a new solution, the continuation of the branch in this direction will terminate. This is indicated in the bifurcation diagram with the point type </text:span><text:span text:style-name="T58">'MX'</text:span><text:span text:style-name="T265"> (maximum number of iterations exceeded).</text:span></text:p>
          </table:table-cell>
        </table:table-row>
        <table:table-row>
          <table:table-cell table:style-name="Table18.A2" office:value-type="string">
            <text:p text:style-name="P146">SubItMX</text:p>
          </table:table-cell>
          <table:table-cell table:style-name="Table18.B3" office:value-type="float" office:value="8">
            <text:p text:style-name="P146">8</text:p>
          </table:table-cell>
          <table:table-cell table:style-name="Table18.C2" office:value-type="string">
            <text:p text:style-name="P92"><text:span text:style-name="T266">Maximum number of damping steps. If set to </text:span><text:span text:style-name="T59">1</text:span><text:span text:style-name="T266"> the corrector becomes the classical Newton method. Higher values result in a damped Newton method with increasing damping.</text:span><text:span text:style-name="T324"> Some damping typically improves the convergence properties of Newton's method.</text:span></text:p>
          </table:table-cell>
        </table:table-row>
        <table:table-row>
          <table:table-cell table:style-name="Table18.A2" office:value-type="string">
            <text:p text:style-name="P146">TOL</text:p>
          </table:table-cell>
          <table:table-cell table:style-name="Table18.B5" office:value-type="float" office:value="0.00000001">
            <text:p text:style-name="P146">1.00E-008</text:p>
          </table:table-cell>
          <table:table-cell table:style-name="Table18.C2" office:value-type="string">
            <text:p text:style-name="P180">Convergence criterion on the norm of the Newton correction.</text:p>
          </table:table-cell>
        </table:table-row>
        <table:table-row>
          <table:table-cell table:style-name="Table18.A2" office:value-type="string">
            <text:p text:style-name="P146">ResTOL</text:p>
          </table:table-cell>
          <table:table-cell table:style-name="Table18.B5" office:value-type="float" office:value="0.000000000001">
            <text:p text:style-name="P146">1.00E-012</text:p>
          </table:table-cell>
          <table:table-cell table:style-name="Table18.C2" office:value-type="string">
            <text:p text:style-name="P180">Convergence criterion on the norm of the residuum.</text:p>
          </table:table-cell>
        </table:table-row>
        <table:table-row>
          <table:table-cell table:style-name="Table18.A2" office:value-type="string">
            <text:p text:style-name="P144">LogLevel</text:p>
          </table:table-cell>
          <table:table-cell table:style-name="Table18.B3" office:value-type="float" office:value="1">
            <text:p text:style-name="P146">1</text:p>
          </table:table-cell>
          <table:table-cell table:style-name="Table18.C2" office:value-type="string">
            <text:p text:style-name="P91"><text:span text:style-name="T263">Controls the amount of diagnostic output on screen. When set to zero, no output will be produce</text:span><text:span text:style-name="T265">d</text:span><text:span text:style-name="T263">.</text:span></text:p>
          </table:table-cell>
        </table:table-row>
      </table:table>
      <text:h text:style-name="P233" text:outline-level="2">Functions for post-processing<text:reference-mark text:name="Post Processing"/></text:h>
      <text:p text:style-name="P67">To simplify branch-switching and plotting of bifurcation diagrams COCO offers functions for post-processing of a bifurcation diagram<text:span text:style-name="T326"> and for reading a bifurcation diagram from disk</text:span>.</text:p>
      <text:p text:style-name="P67"><text:span text:style-name="T326">To read a previously computed bifurcation diagram </text:span><text:span text:style-name="T327">from disk </text:span><text:span text:style-name="T326">use</text:span></text:p>
      <table:table table:name="Table30" table:style-name="Table30">
        <table:table-column table:style-name="Table30.A"/>
        <table:table-column table:style-name="Table30.B"/>
        <table:table-row>
          <table:table-cell table:style-name="Table30.A1" table:number-columns-spanned="2" office:value-type="string">
            <text:p text:style-name="P16"><text:span text:style-name="T326">bd</text:span><text:span text:style-name="T1"> = </text:span><text:span text:style-name="T85">coco_bd_</text:span><text:span text:style-name="T99">read</text:span><text:span text:style-name="T1">(</text:span><text:span text:style-name="T147">run</text:span><text:span text:style-name="T1">);</text:span></text:p>
          </table:table-cell>
          <table:covered-table-cell/>
        </table:table-row>
        <text:soft-page-break/>
        <table:table-row>
          <table:table-cell table:style-name="Table30.A2" office:value-type="string">
            <text:p text:style-name="P148">bd</text:p>
          </table:table-cell>
          <table:table-cell table:style-name="Table30.A1" office:value-type="string">
            <text:p text:style-name="P103"><text:span text:style-name="T326">The</text:span><text:span text:style-name="T276"> bifurcation diagram as returned by </text:span><text:span text:style-name="T65">coco</text:span><text:span text:style-name="T326"> after running a continuation with run name </text:span><text:span text:style-name="T30">run</text:span><text:span text:style-name="T326">.</text:span></text:p>
          </table:table-cell>
        </table:table-row>
        <table:table-row>
          <table:table-cell table:style-name="Table30.A3" office:value-type="string">
            <text:p text:style-name="P254">run</text:p>
          </table:table-cell>
          <table:table-cell table:style-name="Table30.B3" office:value-type="string">
            <text:p text:style-name="P258">The run name or run identifier of the bifurcation diagram.</text:p>
          </table:table-cell>
        </table:table-row>
      </table:table>
      <text:p text:style-name="P67"/>
      <text:p text:style-name="P67">To extract a full column from a bifurcation diagram use</text:p>
      <table:table table:name="Table21" table:style-name="Table21">
        <table:table-column table:style-name="Table21.A"/>
        <table:table-column table:style-name="Table21.B"/>
        <table:table-row>
          <table:table-cell table:style-name="Table21.A1" table:number-columns-spanned="2" office:value-type="string">
            <text:p text:style-name="P13"><text:span text:style-name="T276">col</text:span><text:span text:style-name="T1"> = </text:span><text:span text:style-name="T85">coco_bd_col</text:span><text:span text:style-name="T1">(bd, </text:span><text:span text:style-name="T133">Name</text:span><text:span text:style-name="T1">);</text:span></text:p>
          </table:table-cell>
          <table:covered-table-cell/>
        </table:table-row>
        <table:table-row>
          <table:table-cell table:style-name="Table21.A2" office:value-type="string">
            <text:p text:style-name="P147">col</text:p>
          </table:table-cell>
          <table:table-cell table:style-name="Table21.B2" office:value-type="string">
            <text:p text:style-name="P93"><text:span text:style-name="T276">A Matlab array of values of a column in the bifurcation diagram. </text:span><text:span text:style-name="T65">Coco_bd_col</text:span><text:span text:style-name="T276"> tries to merge all values into a numerical array and will return a cell array if this fails.</text:span></text:p>
          </table:table-cell>
        </table:table-row>
        <table:table-row>
          <table:table-cell table:style-name="Table21.A2" office:value-type="string">
            <text:p text:style-name="P147">bd</text:p>
          </table:table-cell>
          <table:table-cell table:style-name="Table21.B2" office:value-type="string">
            <text:p text:style-name="P93"><text:span text:style-name="T276">A bifurcation diagram as returned by </text:span><text:span text:style-name="T65">coco</text:span><text:span text:style-name="T325"> or </text:span><text:span text:style-name="T83">coco_bd_read</text:span><text:span text:style-name="T325">.</text:span></text:p>
          </table:table-cell>
        </table:table-row>
        <table:table-row>
          <table:table-cell table:style-name="Table21.A2" office:value-type="string">
            <text:p text:style-name="P117">Name</text:p>
          </table:table-cell>
          <table:table-cell table:style-name="Table21.B2" office:value-type="string">
            <text:p text:style-name="P93"><text:span text:style-name="T276">The name of the column to extract. This is a string</text:span><text:span text:style-name="T278">, which must match a name in </text:span><text:span text:style-name="T24">ListOfNames </text:span><text:span text:style-name="T278">as </text:span><text:span text:style-name="T276">defined by </text:span><text:span text:style-name="T278">the corresponding</text:span><text:span text:style-name="T276"> </text:span><text:span text:style-name="T65">'bddat'</text:span><text:span text:style-name="T276"> call back function; see </text:span><text:span text:style-name="T329">Section </text:span><text:span text:style-name="T329"><text:reference-ref text:reference-format="chapter" text:ref-name="Customise Output">2.4</text:reference-ref></text:span><text:span text:style-name="T276">.</text:span></text:p>
          </table:table-cell>
        </table:table-row>
      </table:table>
      <text:p text:style-name="P68"/>
      <text:p text:style-name="P69">To extract all solution labels of a bifurcation point use</text:p>
      <table:table table:name="Table22" table:style-name="Table22">
        <table:table-column table:style-name="Table22.A"/>
        <table:table-column table:style-name="Table22.B"/>
        <table:table-row>
          <table:table-cell table:style-name="Table22.A1" table:number-columns-spanned="2" office:value-type="string">
            <text:p text:style-name="P14"><text:span text:style-name="T105">labs = </text:span><text:span text:style-name="T89">coco_bd_labs</text:span><text:span text:style-name="T105">(bd, </text:span><text:span text:style-name="T134">PTType</text:span><text:span text:style-name="T105">);</text:span></text:p>
          </table:table-cell>
          <table:covered-table-cell/>
        </table:table-row>
        <table:table-row>
          <table:table-cell table:style-name="Table22.A2" office:value-type="string">
            <text:p text:style-name="P149">labs</text:p>
          </table:table-cell>
          <table:table-cell table:style-name="Table22.B2" office:value-type="string">
            <text:p text:style-name="P94"><text:span text:style-name="T277">A list of solution labels. This is a numerical array of integers and may be empty if no point of type </text:span><text:span text:style-name="T25">PTType</text:span><text:span text:style-name="T277"> was detected.</text:span><text:span text:style-name="T279"> These labels can be used for branch-switching at a bifurcation point of type </text:span><text:span text:style-name="T25">PTType</text:span><text:span text:style-name="T26">,</text:span><text:span text:style-name="T234"> or for plotting bifurcation points in a bifurcation diagram; see function </text:span><text:span text:style-name="T66">coco_bd_val</text:span><text:span text:style-name="T234"> below.</text:span></text:p>
          </table:table-cell>
        </table:table-row>
        <table:table-row>
          <table:table-cell table:style-name="Table22.A2" office:value-type="string">
            <text:p text:style-name="P149">bd</text:p>
          </table:table-cell>
          <table:table-cell table:style-name="Table22.B2" office:value-type="string">
            <text:p text:style-name="P102"><text:span text:style-name="T276">A bifurcation diagram as returned by </text:span><text:span text:style-name="T65">coco</text:span><text:span text:style-name="T325"> or </text:span><text:span text:style-name="T83">coco_bd_read</text:span><text:span text:style-name="T325">.</text:span></text:p>
          </table:table-cell>
        </table:table-row>
        <table:table-row>
          <table:table-cell table:style-name="Table22.A2" office:value-type="string">
            <text:p text:style-name="P118">PTType</text:p>
          </table:table-cell>
          <table:table-cell table:style-name="Table22.B2" office:value-type="string">
            <text:p text:style-name="P94"><text:span text:style-name="T277">The type of the bifurcation point. This is a string</text:span><text:span text:style-name="T278">, which</text:span><text:span text:style-name="T277"> </text:span><text:span text:style-name="T278">must match </text:span><text:span text:style-name="T24">EVLab</text:span><text:span text:style-name="T278"> as</text:span><text:span text:style-name="T277"> defined by the function </text:span><text:span text:style-name="T67">coco_add_event</text:span><text:span text:style-name="T192">;</text:span><text:span text:style-name="T277"> see </text:span><text:span text:style-name="T330">Section </text:span><text:span text:style-name="T330"><text:reference-ref text:reference-format="chapter" text:ref-name="Add Test Funcs">2.3</text:reference-ref></text:span><text:span text:style-name="T277">.</text:span></text:p>
          </table:table-cell>
        </table:table-row>
      </table:table>
      <text:p text:style-name="P69"/>
      <text:p text:style-name="P45"><text:span text:style-name="T280">The function </text:span><text:span text:style-name="T68">coco_bd_val</text:span><text:span text:style-name="T280"> extracts a single value from a bifurcation diagram. One can interpret this function as accessing a bifurcation diagram in the form </text:span><text:span text:style-name="T68">bd(row,col)</text:span><text:span text:style-name="T280">, where </text:span><text:span text:style-name="T68">row</text:span><text:span text:style-name="T280"> is a solution label and </text:span><text:span text:style-name="T68">col</text:span><text:span text:style-name="T280"> is the name of a column. </text:span><text:span text:style-name="T281">Another interpretation is, that </text:span><text:span text:style-name="T68">coco_bd_val</text:span><text:span text:style-name="T281"> is a combination of </text:span><text:span text:style-name="T69">coco_bd_col</text:span><text:span text:style-name="T281"> and </text:span><text:span text:style-name="T69">coco_bd_lab</text:span><text:span text:style-name="T281">. </text:span><text:span text:style-name="T280">The calling syntax is</text:span></text:p>
      <table:table table:name="Table23" table:style-name="Table23">
        <table:table-column table:style-name="Table23.A"/>
        <table:table-column table:style-name="Table23.B"/>
        <table:table-row>
          <table:table-cell table:style-name="Table23.A1" table:number-columns-spanned="2" office:value-type="string">
            <text:p text:style-name="P15"><text:span text:style-name="T280">val</text:span><text:span text:style-name="T105"> = </text:span><text:span text:style-name="T89">coco_bd_val</text:span><text:span text:style-name="T105">(bd, </text:span><text:span text:style-name="T135">lab</text:span><text:span text:style-name="T105">, </text:span><text:span text:style-name="T136">Name</text:span><text:span text:style-name="T105">);</text:span></text:p>
          </table:table-cell>
          <table:covered-table-cell/>
        </table:table-row>
        <table:table-row>
          <table:table-cell table:style-name="Table23.A2" office:value-type="string">
            <text:p text:style-name="P150">val</text:p>
          </table:table-cell>
          <table:table-cell table:style-name="Table23.B2" office:value-type="string">
            <text:p text:style-name="P95"><text:span text:style-name="T282">The value in the bifurcation diagram in column </text:span><text:span text:style-name="T27">Name</text:span><text:span text:style-name="T282"> of the solution with label </text:span><text:span text:style-name="T27">lab</text:span><text:span text:style-name="T282">.</text:span></text:p>
          </table:table-cell>
        </table:table-row>
        <table:table-row>
          <table:table-cell table:style-name="Table23.A2" office:value-type="string">
            <text:p text:style-name="P150">bd</text:p>
          </table:table-cell>
          <table:table-cell table:style-name="Table23.B2" office:value-type="string">
            <text:p text:style-name="P102"><text:span text:style-name="T276">A bifurcation diagram as returned by </text:span><text:span text:style-name="T65">coco</text:span><text:span text:style-name="T325"> or </text:span><text:span text:style-name="T83">coco_bd_read</text:span><text:span text:style-name="T325">.</text:span></text:p>
          </table:table-cell>
        </table:table-row>
        <table:table-row>
          <table:table-cell table:style-name="Table23.A2" office:value-type="string">
            <text:p text:style-name="P119">lab</text:p>
          </table:table-cell>
          <table:table-cell table:style-name="Table23.B2" office:value-type="string">
            <text:p text:style-name="P181">A solution label.</text:p>
          </table:table-cell>
        </table:table-row>
        <table:table-row>
          <table:table-cell table:style-name="Table23.A2" office:value-type="string">
            <text:p text:style-name="P119">name</text:p>
          </table:table-cell>
          <table:table-cell table:style-name="Table23.B2" office:value-type="string">
            <text:p text:style-name="P93"><text:span text:style-name="T276">The name of the column. This is a string</text:span><text:span text:style-name="T278">, which must match a name in </text:span><text:span text:style-name="T24">ListOfNames </text:span><text:span text:style-name="T278">as </text:span><text:span text:style-name="T276">defined by </text:span><text:span text:style-name="T278">the corresponding</text:span><text:span text:style-name="T276"> </text:span><text:span text:style-name="T65">'bddat'</text:span><text:span text:style-name="T276"> call back function; see </text:span><text:span text:style-name="T330">Section </text:span><text:span text:style-name="T330"><text:reference-ref text:reference-format="chapter" text:ref-name="Customise Output">2.4</text:reference-ref></text:span><text:span text:style-name="T276">.</text:span></text:p>
          </table:table-cell>
        </table:table-row>
      </table:table>
      <text:h text:style-name="P236" text:outline-level="2"><text:soft-page-break/>Utility Functions<text:reference-mark text:name="Utility Functions"/></text:h>
      <text:h text:style-name="P242" text:outline-level="3">Pointers to Toolbox Data Structures<text:reference-mark text:name="Data Pointers"/></text:h>
      <text:p text:style-name="P46"><text:span text:style-name="T283">Sometimes it is necessary to allow different functions from a toolbox to modify a shared copy of the toolbox data structure. A simple way of making this possible is, to create a pointer or reference to the data structure using </text:span><text:span text:style-name="T70">coco_ptr</text:span></text:p>
      <table:table table:name="Table24" table:style-name="Table24">
        <table:table-column table:style-name="Table24.A"/>
        <table:table-column table:style-name="Table24.B"/>
        <table:table-row>
          <table:table-cell table:style-name="Table24.A1" table:number-columns-spanned="2" office:value-type="string">
            <text:p text:style-name="P17"><text:span text:style-name="T106">data_ptr = </text:span><text:span text:style-name="T91">coco_ptr</text:span><text:span text:style-name="T106">(data);</text:span></text:p>
          </table:table-cell>
          <table:covered-table-cell/>
        </table:table-row>
        <table:table-row>
          <table:table-cell table:style-name="Table24.A2" office:value-type="string">
            <text:p text:style-name="P151">data_ptr</text:p>
          </table:table-cell>
          <table:table-cell table:style-name="Table24.B2" office:value-type="string">
            <text:p text:style-name="P96"><text:span text:style-name="T283">A pointer to the structure data. After this call, the structure </text:span><text:span text:style-name="T70">data</text:span><text:span text:style-name="T283"> can be accessed using the pointer as </text:span><text:span text:style-name="T70">data_ptr.data</text:span><text:span text:style-name="T283">. Any changes to </text:span><text:span text:style-name="T70">data_ptr.data</text:span><text:span text:style-name="T283"> will affect </text:span><text:span text:style-name="T70">data</text:span><text:span text:style-name="T283"> and vice versa. If one creates a copy of </text:span><text:span text:style-name="T70">data_ptr</text:span><text:span text:style-name="T283">, for example </text:span><text:span text:style-name="T70">ptr2</text:span><text:span text:style-name="T283">, then </text:span><text:span text:style-name="T70">data_ptr.data</text:span><text:span text:style-name="T283"> and </text:span><text:span text:style-name="T70">ptr2.data</text:span><text:span text:style-name="T283"> will access the same copy of the structure </text:span><text:span text:style-name="T70">data</text:span><text:span text:style-name="T283">.</text:span></text:p>
          </table:table-cell>
        </table:table-row>
        <table:table-row>
          <table:table-cell table:style-name="Table24.A2" office:value-type="string">
            <text:p text:style-name="P151">data</text:p>
          </table:table-cell>
          <table:table-cell table:style-name="Table24.B2" office:value-type="string">
            <text:p text:style-name="P182">A toolbox data structure.</text:p>
          </table:table-cell>
        </table:table-row>
      </table:table>
      <text:h text:style-name="P242" text:outline-level="3">Numerical Differentiation<text:reference-mark text:name="Numerical Differentiation"/></text:h>
      <text:p text:style-name="P46"><text:span text:style-name="T283">For many test functions one needs to compute the derivative of a function with respect to its arguments or parameters. </text:span><text:span text:style-name="T284">COCO contains a toolbox FDM (Finite Difference Methods) for computing numerical approximations of derivatives. These functions are quite flexible and allow the differentiation of functions with a variety of input and output arguments. The most common application, however, is the differentiation of a function of the form </text:span><text:span text:style-name="T71">y=f(x,p)</text:span><text:span text:style-name="T236">. To compute the Jacobi matrix use</text:span></text:p>
      <table:table table:name="Table25" table:style-name="Table25">
        <table:table-column table:style-name="Table25.A"/>
        <table:table-column table:style-name="Table25.B"/>
        <table:table-row>
          <table:table-cell table:style-name="Table25.A1" table:number-columns-spanned="2" office:value-type="string">
            <text:p text:style-name="P17"><text:span text:style-name="T102">J = </text:span><text:span text:style-name="T87">fdm_ezDFDX</text:span><text:span text:style-name="T102">('f(x,p)', </text:span><text:span text:style-name="T137">@func</text:span><text:span text:style-name="T102">, </text:span><text:span text:style-name="T137">x</text:span><text:span text:style-name="T102">, </text:span><text:span text:style-name="T137">p</text:span><text:span text:style-name="T102">);</text:span></text:p>
          </table:table-cell>
          <table:covered-table-cell/>
        </table:table-row>
        <table:table-row>
          <table:table-cell table:style-name="Table25.A2" office:value-type="string">
            <text:p text:style-name="P152">J</text:p>
          </table:table-cell>
          <table:table-cell table:style-name="Table25.B2" office:value-type="string">
            <text:p text:style-name="P97"><text:span text:style-name="T284">The Jacobi matrix </text:span><text:span text:style-name="T207">df/dx</text:span><text:span text:style-name="T284">.</text:span></text:p>
          </table:table-cell>
        </table:table-row>
        <table:table-row>
          <table:table-cell table:style-name="Table25.A2" office:value-type="string">
            <text:p text:style-name="P120">@func</text:p>
          </table:table-cell>
          <table:table-cell table:style-name="Table25.B2" office:value-type="string">
            <text:p text:style-name="P97"><text:span text:style-name="T284">Function handle. The function must return a vector </text:span><text:span text:style-name="T207">y</text:span><text:span text:style-name="T284"> and must have two input arguments </text:span><text:span text:style-name="T207">x</text:span><text:span text:style-name="T284"> and </text:span><text:span text:style-name="T207">p</text:span><text:span text:style-name="T284">.</text:span></text:p>
          </table:table-cell>
        </table:table-row>
        <table:table-row>
          <table:table-cell table:style-name="Table25.A2" office:value-type="string">
            <text:p text:style-name="P120">x,p</text:p>
          </table:table-cell>
          <table:table-cell table:style-name="Table25.B2" office:value-type="string">
            <text:p text:style-name="P183">The point at which to compute the Jacobian.</text:p>
          </table:table-cell>
        </table:table-row>
      </table:table>
      <text:p text:style-name="P70"/>
      <text:p text:style-name="P70">To compute derivatives of a function with respect to parameters use</text:p>
      <table:table table:name="Table26" table:style-name="Table26">
        <table:table-column table:style-name="Table26.A"/>
        <table:table-column table:style-name="Table26.B"/>
        <table:table-row>
          <table:table-cell table:style-name="Table26.A1" table:number-columns-spanned="2" office:value-type="string">
            <text:p text:style-name="P17"><text:span text:style-name="T102">J = </text:span><text:span text:style-name="T87">fdm_ezDFDP</text:span><text:span text:style-name="T102">('f(x,p)', </text:span><text:span text:style-name="T137">@func</text:span><text:span text:style-name="T102">, </text:span><text:span text:style-name="T137">x</text:span><text:span text:style-name="T102">, </text:span><text:span text:style-name="T137">p</text:span><text:span text:style-name="T102">, </text:span><text:span text:style-name="T138">pars</text:span><text:span text:style-name="T102">);</text:span></text:p>
          </table:table-cell>
          <table:covered-table-cell/>
        </table:table-row>
        <table:table-row>
          <table:table-cell table:style-name="Table26.A2" office:value-type="string">
            <text:p text:style-name="P152">J</text:p>
          </table:table-cell>
          <table:table-cell table:style-name="Table26.B2" office:value-type="string">
            <text:p text:style-name="P97"><text:span text:style-name="T284">The matrix of derivatives </text:span><text:span text:style-name="T207">df/dp</text:span><text:span text:style-name="T284"> for the parameters selected with </text:span><text:span text:style-name="T28">pars</text:span><text:span text:style-name="T284">.</text:span></text:p>
          </table:table-cell>
        </table:table-row>
        <table:table-row>
          <table:table-cell table:style-name="Table26.A2" office:value-type="string">
            <text:p text:style-name="P120">@func</text:p>
          </table:table-cell>
          <table:table-cell table:style-name="Table26.B2" office:value-type="string">
            <text:p text:style-name="P97"><text:span text:style-name="T284">Function handle. The function must return a vector </text:span><text:span text:style-name="T207">y</text:span><text:span text:style-name="T284"> and must have two input arguments </text:span><text:span text:style-name="T207">x</text:span><text:span text:style-name="T284"> and </text:span><text:span text:style-name="T207">p</text:span><text:span text:style-name="T284">.</text:span></text:p>
          </table:table-cell>
        </table:table-row>
        <table:table-row>
          <table:table-cell table:style-name="Table26.A2" office:value-type="string">
            <text:p text:style-name="P120">x,p</text:p>
          </table:table-cell>
          <table:table-cell table:style-name="Table26.B2" office:value-type="string">
            <text:p text:style-name="P183">The point at which to compute the derivatives.</text:p>
          </table:table-cell>
        </table:table-row>
        <table:table-row>
          <table:table-cell table:style-name="Table26.A2" office:value-type="string">
            <text:p text:style-name="P120">pars</text:p>
          </table:table-cell>
          <table:table-cell table:style-name="Table26.B2" office:value-type="string">
            <text:p text:style-name="P97"><text:span text:style-name="T284">An index vector specifying with derivatives to compute. Setting </text:span><text:span text:style-name="T28">pars</text:span><text:span text:style-name="T71">=1:numel(p)</text:span><text:span text:style-name="T284"> will compute the derivatives with respect to all parameters. Setting </text:span><text:span text:style-name="T28">pars</text:span><text:span text:style-name="T284"> to a subset thereof will compute the corresponding subset of derivatives.</text:span></text:p>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k Schilder</meta:initial-creator>
    <meta:creation-date>2010-11-20T18:31:38</meta:creation-date>
    <meta:generator>OpenOffice.org/3.2$Unix OpenOffice.org_project/320m19$Build-9505</meta:generator>
    <dc:date>2011-09-08T23:24:30</dc:date>
    <dc:creator>Frank Schilder</dc:creator>
    <meta:editing-duration>PT88H44M51S</meta:editing-duration>
    <meta:editing-cycles>196</meta:editing-cycles>
    <meta:document-statistic meta:table-count="30" meta:image-count="0" meta:object-count="15" meta:page-count="15" meta:paragraph-count="487" meta:word-count="5128" meta:character-count="32307"/>
  </office:meta>
</office:document-meta>
</file>

<file path=Object 1/content.xml><?xml version="1.0" encoding="utf-8"?>
<math xmlns="http://www.w3.org/1998/Math/MathML">
  <semantics>
    <mrow>
      <mo stretchy="false">(</mo>
      <mrow>
        <msub>
          <mi>u</mi>
          <mn>1</mn>
        </msub>
        <mi>,</mi>
        <msub>
          <mi>u</mi>
          <mn>2</mn>
        </msub>
      </mrow>
      <mo stretchy="false">)</mo>
    </mrow>
    <annotation encoding="StarMath 5.0">(u_{1},u_2)</annotation>
  </semantics>
</math>
</file>

<file path=Object 10/content.xml><?xml version="1.0" encoding="utf-8"?>
<math xmlns="http://www.w3.org/1998/Math/MathML">
  <semantics>
    <mi>u</mi>
    <annotation encoding="StarMath 5.0">u</annotation>
  </semantics>
</math>
</file>

<file path=Object 11/content.xml><?xml version="1.0" encoding="utf-8"?>
<math xmlns="http://www.w3.org/1998/Math/MathML">
  <semantics>
    <mrow>
      <mrow>
        <mi>m</mi>
        <mi mathvariant="normal">−</mi>
        <mi>n</mi>
      </mrow>
      <mi mathvariant="normal">≥</mi>
      <mn>1</mn>
    </mrow>
    <annotation encoding="StarMath 5.0">m-n ge 1</annotation>
  </semantics>
</math>
</file>

<file path=Object 12/content.xml><?xml version="1.0" encoding="utf-8"?>
<math xmlns="http://www.w3.org/1998/Math/MathML">
  <semantics>
    <mi>u</mi>
    <annotation encoding="StarMath 5.0">u</annotation>
  </semantics>
</math>
</file>

<file path=Object 13/content.xml><?xml version="1.0" encoding="utf-8"?>
<math xmlns="http://www.w3.org/1998/Math/MathML">
  <semantics>
    <mi>F</mi>
    <annotation encoding="StarMath 5.0">F</annotation>
  </semantics>
</math>
</file>

<file path=Object 14/content.xml><?xml version="1.0" encoding="utf-8"?>
<math xmlns="http://www.w3.org/1998/Math/MathML">
  <semantics>
    <mrow>
      <mrow>
        <mi>y</mi>
        <mi mathvariant="normal">=</mi>
        <mi>F</mi>
      </mrow>
      <mrow>
        <mrow>
          <mo stretchy="false">(</mo>
          <mi>u</mi>
          <mo stretchy="false">)</mo>
        </mrow>
        <mi mathvariant="normal">∈</mi>
        <msup>
          <mi mathvariant="normal">ℝ</mi>
          <mi>n</mi>
        </msup>
      </mrow>
      <mn>.</mn>
    </mrow>
    <annotation encoding="StarMath 5.0">y = F(u) in setr^{n}.</annotation>
  </semantics>
</math>
</file>

<file path=Object 15/content.xml><?xml version="1.0" encoding="utf-8"?>
<math xmlns="http://www.w3.org/1998/Math/MathML">
  <semantics>
    <mrow>
      <mrow>
        <mi>J</mi>
        <mi mathvariant="normal">=</mi>
        <mfrac>
          <mrow>
            <mi mathvariant="normal">∂</mi>
            <mi>F</mi>
          </mrow>
          <mrow>
            <mi mathvariant="normal">∂</mi>
            <mi>u</mi>
          </mrow>
        </mfrac>
      </mrow>
      <mrow>
        <mrow>
          <mo stretchy="false">(</mo>
          <mi>u</mi>
          <mo stretchy="false">)</mo>
        </mrow>
        <mi mathvariant="normal">∈</mi>
        <msup>
          <mi mathvariant="normal">ℝ</mi>
          <mrow>
            <mi>m</mi>
            <mi mathvariant="normal">×</mi>
            <mi>n</mi>
          </mrow>
        </msup>
      </mrow>
      <mn>.</mn>
    </mrow>
    <annotation encoding="StarMath 5.0">J = {partial F} over {partial u} (u) in setr^{m times n}.</annotation>
  </semantics>
</math>
</file>

<file path=Object 2/content.xml><?xml version="1.0" encoding="utf-8"?>
<math xmlns="http://www.w3.org/1998/Math/MathML">
  <semantics>
    <mi mathvariant="italic">u.</mi>
    <annotation encoding="StarMath 5.0">u.</annotation>
  </semantics>
</math>
</file>

<file path=Object 3/content.xml><?xml version="1.0" encoding="utf-8"?>
<math xmlns="http://www.w3.org/1998/Math/MathML">
  <semantics>
    <mi>F</mi>
    <annotation encoding="StarMath 5.0">F</annotation>
  </semantics>
</math>
</file>

<file path=Object 4/content.xml><?xml version="1.0" encoding="utf-8"?>
<math xmlns="http://www.w3.org/1998/Math/MathML">
  <semantics>
    <msub>
      <mi>u</mi>
      <mn>2</mn>
    </msub>
    <annotation encoding="StarMath 5.0">u_2</annotation>
  </semantics>
</math>
</file>

<file path=Object 5/content.xml><?xml version="1.0" encoding="utf-8"?>
<math xmlns="http://www.w3.org/1998/Math/MathML">
  <semantics>
    <mrow>
      <mi>F</mi>
      <mrow>
        <mrow>
          <mo stretchy="false">(</mo>
          <mi>u</mi>
          <mo stretchy="false">)</mo>
        </mrow>
        <mi mathvariant="normal">=</mi>
        <mn>0,</mn>
      </mrow>
      <mi/>
      <mi>F</mi>
      <mrow>
        <mo stretchy="false">(</mo>
        <mi>u</mi>
        <mo stretchy="false">)</mo>
      </mrow>
      <mrow>
        <mi mathvariant="normal">:</mi>
        <mi mathvariant="normal">=</mi>
        <mrow>
          <mrow>
            <msubsup>
              <mi>u</mi>
              <mn>1</mn>
              <mn>2</mn>
            </msubsup>
            <mo stretchy="false">+</mo>
            <msubsup>
              <mi>u</mi>
              <mn>2</mn>
              <mn>2</mn>
            </msubsup>
          </mrow>
          <mi mathvariant="normal">−</mi>
          <mn>1,</mn>
        </mrow>
      </mrow>
      <mi/>
      <mi>F</mi>
      <mi mathvariant="normal">:</mi>
      <mrow>
        <msup>
          <mi mathvariant="normal">ℝ</mi>
          <mn>2</mn>
        </msup>
        <mo stretchy="false">→</mo>
        <mi mathvariant="normal">ℝ</mi>
      </mrow>
      <mi>,</mi>
    </mrow>
    <annotation encoding="StarMath 5.0">F(u)=0, ```` F(u):=u_1^2 + u_2^2 - 1, ```` F:setr^2 toward setr,</annotation>
  </semantics>
</math>
</file>

<file path=Object 6/content.xml><?xml version="1.0" encoding="utf-8"?>
<math xmlns="http://www.w3.org/1998/Math/MathML">
  <semantics>
    <mrow>
      <mi>F</mi>
      <mrow>
        <mrow>
          <mo stretchy="false">(</mo>
          <mi>u</mi>
          <mo stretchy="false">)</mo>
        </mrow>
        <mi mathvariant="normal">=</mi>
        <mn>0,</mn>
      </mrow>
      <mi/>
      <mi>F</mi>
      <mi mathvariant="normal">:</mi>
      <mrow>
        <msup>
          <mi mathvariant="normal">ℝ</mi>
          <mi>m</mi>
        </msup>
        <mo stretchy="false">→</mo>
        <msup>
          <mi mathvariant="normal">ℝ</mi>
          <mi>n</mi>
        </msup>
      </mrow>
      <mi>,</mi>
    </mrow>
    <annotation encoding="StarMath 5.0">F(u)=0, ```` F:setr^m toward setr^n,</annotation>
  </semantics>
</math>
</file>

<file path=Object 7/content.xml><?xml version="1.0" encoding="utf-8"?>
<math xmlns="http://www.w3.org/1998/Math/MathML">
  <semantics>
    <mrow>
      <mi>m</mi>
      <mo stretchy="false">&gt;</mo>
      <mi mathvariant="italic">n.</mi>
    </mrow>
    <annotation encoding="StarMath 5.0">m&gt;n.</annotation>
  </semantics>
</math>
</file>

<file path=Object 8/content.xml><?xml version="1.0" encoding="utf-8"?>
<math xmlns="http://www.w3.org/1998/Math/MathML">
  <semantics>
    <mi>u</mi>
    <annotation encoding="StarMath 5.0">u</annotation>
  </semantics>
</math>
</file>

<file path=Object 9/content.xml><?xml version="1.0" encoding="utf-8"?>
<math xmlns="http://www.w3.org/1998/Math/MathML">
  <semantics>
    <mrow>
      <mi>F</mi>
      <mrow>
        <mrow>
          <mo stretchy="false">(</mo>
          <mi>u</mi>
          <mo stretchy="false">)</mo>
        </mrow>
        <mi mathvariant="normal">≈</mi>
        <mn>0.</mn>
      </mrow>
    </mrow>
    <annotation encoding="StarMath 5.0">F(u) approx 0.</annotation>
  </semantics>
</math>
</file>